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7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middle" fo:background-color="#FF505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66FF66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30">
      <style:table-cell-properties style:vertical-align="middle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0">
      <style:table-cell-properties style:vertical-align="middle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30">
      <style:table-cell-properties style:vertical-align="middle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FF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30">
      <style:table-cell-properties style:vertical-align="middle" fo:background-color="#CC99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ext-properties fo:font-weight="bold" style:font-weight-asian="bold" style:font-weight-complex="bold"/>
    </style:style>
    <style:style style:name="ce24" style:family="table-cell" style:parent-style-name="red" style:data-style-name="N0">
      <style:table-cell-properties fo:border-top="2pt solid #000000" fo:border-bottom="thin solid #000000" fo:border-left="thin solid #000000" fo:border-right="thin solid #000000" style:vertical-align="automatic" fo:background-color="#FF0000" style:cell-protect="protected"/>
      <style:text-properties fo:color="#FF0000"/>
    </style:style>
    <style:style style:name="ce25" style:family="table-cell" style:parent-style-name="Default" style:data-style-name="N37"/>
    <style:style style:name="ce26" style:family="table-cell" style:parent-style-name="Default" style:data-style-name="N37">
      <style:table-cell-properties fo:border-top="none" fo:border-bottom="none" fo:border-left="none" fo:border-right="thin solid #000000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order-top="none" fo:border-bottom="thin solid #000000" fo:border-left="none" fo:border-right="none"/>
    </style:style>
    <style:style style:name="ce32" style:family="table-cell" style:parent-style-name="Default" style:data-style-name="N37">
      <style:table-cell-properties fo:border-top="none" fo:border-bottom="thin solid #000000" fo:border-left="none" fo:border-right="thin solid #000000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Default" style:data-style-name="N0"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#FF0000"/>
    </style:style>
    <style:style style:name="ce36" style:family="table-cell" style:parent-style-name="Default" style:data-style-name="N0">
      <style:table-cell-properties fo:background-color="#FFC000"/>
    </style:style>
    <style:style style:name="ce37" style:family="table-cell" style:parent-style-name="Default" style:data-style-name="N0">
      <style:table-cell-properties fo:background-color="#FFFF00"/>
    </style:style>
    <style:style style:name="ce38" style:family="table-cell" style:parent-style-name="Default" style:data-style-name="N0">
      <style:table-cell-properties fo:background-color="#66FF66"/>
    </style:style>
    <style:style style:name="ce39" style:family="table-cell" style:parent-style-name="Default" style:data-style-name="N0">
      <style:table-cell-properties fo:background-color="#00FFFF"/>
    </style:style>
    <style:style style:name="ce40" style:family="table-cell" style:parent-style-name="Default" style:data-style-name="N0">
      <style:table-cell-properties fo:background-color="#BFBFBF"/>
    </style:style>
    <style:style style:name="ce41" style:family="table-cell" style:parent-style-name="Default" style:data-style-name="N0">
      <style:table-cell-properties fo:background-color="#FF00FF"/>
    </style:style>
    <style:style style:name="ce42" style:family="table-cell" style:parent-style-name="Default" style:data-style-name="N0">
      <style:table-cell-properties fo:background-color="#CC9900"/>
    </style:style>
    <style:style style:name="ce43" style:family="table-cell" style:parent-style-name="Default" style:data-style-name="N0">
      <style:table-cell-properties fo:background-color="#3366FF"/>
    </style:style>
    <style:style style:name="ce44" style:family="table-cell" style:parent-style-name="Default" style:data-style-name="N0">
      <style:table-cell-properties fo:background-color="#CC0066"/>
      <style:text-properties fo:color="#CC0066"/>
    </style:style>
    <style:style style:name="ce45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47" style:family="table-cell" style:parent-style-name="Default" style:data-style-name="N0">
      <style:table-cell-properties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19"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fo:background-color="#FF0000"/>
    </style:style>
    <style:style style:name="ce50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C000"/>
    </style:style>
    <style:style style:name="ce51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0000"/>
    </style:style>
    <style:style style:name="ce5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fo:background-color="transparent"/>
    </style:style>
    <style:style style:name="ce54" style:family="table-cell" style:parent-style-name="Default" style:data-style-name="N0">
      <style:table-cell-properties fo:border="thin solid #000000" fo:background-color="#FFC000"/>
    </style:style>
    <style:style style:name="ce55" style:family="table-cell" style:parent-style-name="Default" style:data-style-name="N0">
      <style:table-cell-properties fo:border="thin solid #000000" fo:background-color="#FFFFFF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0000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000"/>
    </style:style>
    <style:style style:name="ce59" style:family="table-cell" style:parent-style-name="Default" style:data-style-name="N19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fo:background-color="#FFFF00"/>
    </style:style>
    <style:style style:name="ce61" style:family="table-cell" style:parent-style-name="Default" style:data-style-name="N19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0000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000"/>
    </style:style>
    <style:style style:name="ce65" style:family="table-cell" style:parent-style-name="Default" style:data-style-name="N0">
      <style:table-cell-properties fo:border="thin solid #000000" fo:background-color="#00FFFF"/>
    </style:style>
    <style:style style:name="ce66" style:family="table-cell" style:parent-style-name="Default" style:data-style-name="N19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92D050"/>
    </style:style>
    <style:style style:name="ce68" style:family="table-cell" style:parent-style-name="Default" style:data-style-name="N0">
      <style:table-cell-properties fo:border="thin solid #000000" fo:background-color="#FF5050"/>
    </style:style>
    <style:style style:name="ce69" style:family="table-cell" style:parent-style-name="Default" style:data-style-name="N0">
      <style:table-cell-properties fo:border="thin solid #000000" fo:background-color="#0070C0"/>
    </style:style>
    <style:style style:name="ce70" style:family="table-cell" style:parent-style-name="Default" style:data-style-name="N0">
      <style:table-cell-properties fo:border="thin solid #000000" fo:background-color="#FF00FF"/>
    </style:style>
    <style:style style:name="co1" style:family="table-column">
      <style:table-column-properties fo:break-before="auto" style:column-width="1.561041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873125cm"/>
    </style:style>
    <style:style style:name="co8" style:family="table-column">
      <style:table-column-properties fo:break-before="auto" style:column-width="5.13291666666667cm"/>
    </style:style>
    <style:style style:name="co9" style:family="table-column">
      <style:table-column-properties fo:break-before="auto" style:column-width="1.53458333333333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5.39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25pt" style:use-optimal-row-height="false" fo:break-before="auto"/>
    </style:style>
    <style:style style:name="ro3" style:family="table-row">
      <style:table-row-properties style:row-height="13.75pt" style:use-optimal-row-height="true" fo:break-before="auto"/>
    </style:style>
    <style:style style:name="ro4" style:family="table-row">
      <style:table-row-properties style:row-height="32pt" style:use-optimal-row-height="true" fo:break-before="auto"/>
    </style:style>
    <style:style style:name="ro5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1" style:family="table-cell" style:parent-style-name="red" style:data-style-name="N0">
      <style:table-cell-properties fo:border-top="2pt solid #000000" fo:border-bottom="thin solid #000000" fo:border-left="thin solid #000000" fo:border-right="thin solid #000000" style:vertical-align="automatic" fo:background-color="#FF0000" style:cell-protect="protected"/>
      <style:text-properties fo:color="#FF0000"/>
      <style:map style:condition="of:cell-content()=1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chedule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4"/>
        <table:table-column table:style-name="co4" table:number-columns-repeated="48" table:default-cell-style-name="ce34"/>
        <table:table-column table:style-name="co5" table:number-columns-repeated="11" table:default-cell-style-name="ce1"/>
        <table:table-column table:style-name="co6" table:number-columns-repeated="962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table:style-name="ce3"/>
          <table:table-cell table:style-name="ce4"/>
          <table:table-cell table:number-columns-repeated="23" table:style-name="ce5"/>
          <table:table-cell office:value-type="string" table:style-name="ce6">
            <text:p>Time</text:p>
          </table:table-cell>
          <table:table-cell table:number-columns-repeated="24" table:style-name="ce5"/>
          <table:table-cell office:value-type="float" office:value="1207.5" table:formula="of:=SUM([.AZ3:.AZ117])" table:style-name="ce7">
            <text:p>1207.5</text:p>
          </table:table-cell>
          <table:table-cell office:value-type="float" office:value="2" table:formula="of:=SUM([.BA3:.BA117])" table:style-name="ce7">
            <text:p>2.0</text:p>
          </table:table-cell>
          <table:table-cell office:value-type="float" office:value="1" table:formula="of:=SUM([.BB3:.BB117])" table:style-name="ce7">
            <text:p>1.0</text:p>
          </table:table-cell>
          <table:table-cell office:value-type="float" office:value="1.5" table:formula="of:=SUM([.BC3:.BC117])" table:style-name="ce7">
            <text:p>1.5</text:p>
          </table:table-cell>
          <table:table-cell office:value-type="float" office:value="2.5" table:formula="of:=SUM([.BD3:.BD117])" table:style-name="ce7">
            <text:p>2.5</text:p>
          </table:table-cell>
          <table:table-cell office:value-type="float" office:value="2" table:formula="of:=SUM([.BE3:.BE117])" table:style-name="ce7">
            <text:p>2.0</text:p>
          </table:table-cell>
          <table:table-cell office:value-type="float" office:value="3.5" table:formula="of:=SUM([.BF3:.BF117])" table:style-name="ce7">
            <text:p>3.5</text:p>
          </table:table-cell>
          <table:table-cell office:value-type="float" office:value="1" table:formula="of:=SUM([.BG3:.BG117])" table:style-name="ce7">
            <text:p>1.0</text:p>
          </table:table-cell>
          <table:table-cell office:value-type="float" office:value="0" table:formula="of:=SUM([.BH3:.BH117])" table:style-name="ce7">
            <text:p>0.0</text:p>
          </table:table-cell>
          <table:table-cell office:value-type="float" office:value="0" table:formula="of:=SUM([.BI3:.BI117])" table:style-name="ce7">
            <text:p>0.0</text:p>
          </table:table-cell>
          <table:table-cell office:value-type="float" office:value="1539" table:formula="of:=SUM([.BJ3:.BJ117])" table:style-name="ce8">
            <text:p>1539.0</text:p>
          </table:table-cell>
          <table:table-cell table:number-columns-repeated="16322" table:style-name="ce1"/>
        </table:table-row>
        <table:table-row table:style-name="ro2">
          <table:table-cell office:value-type="string" table:style-name="ce9">
            <text:p>period</text:p>
          </table:table-cell>
          <table:table-cell office:value-type="string" table:style-name="ce10">
            <text:p>week-</text:p>
            <text:p>day</text:p>
          </table:table-cell>
          <table:table-cell office:value-type="string" table:style-name="ce4">
            <text:p>date</text:p>
          </table:table-cell>
          <table:table-cell office:value-type="string" table:style-name="ce11">
            <text:p>0.00</text:p>
          </table:table-cell>
          <table:table-cell office:value-type="string" table:style-name="ce11">
            <text:p>0.30</text:p>
          </table:table-cell>
          <table:table-cell office:value-type="string" table:style-name="ce11">
            <text:p>1.00</text:p>
          </table:table-cell>
          <table:table-cell office:value-type="string" table:style-name="ce11">
            <text:p>1.30</text:p>
          </table:table-cell>
          <table:table-cell office:value-type="string" table:style-name="ce11">
            <text:p>2.00</text:p>
          </table:table-cell>
          <table:table-cell office:value-type="string" table:style-name="ce11">
            <text:p>2.30</text:p>
          </table:table-cell>
          <table:table-cell office:value-type="string" table:style-name="ce11">
            <text:p>3.00</text:p>
          </table:table-cell>
          <table:table-cell office:value-type="string" table:style-name="ce11">
            <text:p>3.30</text:p>
          </table:table-cell>
          <table:table-cell office:value-type="string" table:style-name="ce11">
            <text:p>4.00</text:p>
          </table:table-cell>
          <table:table-cell office:value-type="string" table:style-name="ce11">
            <text:p>4.30</text:p>
          </table:table-cell>
          <table:table-cell office:value-type="string" table:style-name="ce11">
            <text:p>5.00</text:p>
          </table:table-cell>
          <table:table-cell office:value-type="string" table:style-name="ce11">
            <text:p>5.30</text:p>
          </table:table-cell>
          <table:table-cell office:value-type="string" table:style-name="ce11">
            <text:p>6.00</text:p>
          </table:table-cell>
          <table:table-cell office:value-type="string" table:style-name="ce11">
            <text:p>6.30</text:p>
          </table:table-cell>
          <table:table-cell office:value-type="string" table:style-name="ce11">
            <text:p>7.00</text:p>
          </table:table-cell>
          <table:table-cell office:value-type="string" table:style-name="ce11">
            <text:p>7.30</text:p>
          </table:table-cell>
          <table:table-cell office:value-type="string" table:style-name="ce11">
            <text:p>8.00</text:p>
          </table:table-cell>
          <table:table-cell office:value-type="string" table:style-name="ce11">
            <text:p>8.30</text:p>
          </table:table-cell>
          <table:table-cell office:value-type="string" table:style-name="ce11">
            <text:p>9.00</text:p>
          </table:table-cell>
          <table:table-cell office:value-type="string" table:style-name="ce11">
            <text:p>9.30</text:p>
          </table:table-cell>
          <table:table-cell office:value-type="string" table:style-name="ce11">
            <text:p>10.00</text:p>
          </table:table-cell>
          <table:table-cell office:value-type="string" table:style-name="ce11">
            <text:p>10.30</text:p>
          </table:table-cell>
          <table:table-cell office:value-type="string" table:style-name="ce11">
            <text:p>11.00</text:p>
          </table:table-cell>
          <table:table-cell office:value-type="string" table:style-name="ce11">
            <text:p>11.30</text:p>
          </table:table-cell>
          <table:table-cell office:value-type="string" table:style-name="ce11">
            <text:p>12.00</text:p>
          </table:table-cell>
          <table:table-cell office:value-type="string" table:style-name="ce11">
            <text:p>12.30</text:p>
          </table:table-cell>
          <table:table-cell office:value-type="string" table:style-name="ce11">
            <text:p>13.00</text:p>
          </table:table-cell>
          <table:table-cell office:value-type="string" table:style-name="ce11">
            <text:p>13.30</text:p>
          </table:table-cell>
          <table:table-cell office:value-type="string" table:style-name="ce11">
            <text:p>14.00</text:p>
          </table:table-cell>
          <table:table-cell office:value-type="string" table:style-name="ce11">
            <text:p>14.30</text:p>
          </table:table-cell>
          <table:table-cell office:value-type="string" table:style-name="ce11">
            <text:p>15.00</text:p>
          </table:table-cell>
          <table:table-cell office:value-type="string" table:style-name="ce11">
            <text:p>15.30</text:p>
          </table:table-cell>
          <table:table-cell office:value-type="string" table:style-name="ce11">
            <text:p>16.00</text:p>
          </table:table-cell>
          <table:table-cell office:value-type="string" table:style-name="ce11">
            <text:p>16.30</text:p>
          </table:table-cell>
          <table:table-cell office:value-type="string" table:style-name="ce11">
            <text:p>17.00</text:p>
          </table:table-cell>
          <table:table-cell office:value-type="string" table:style-name="ce11">
            <text:p>17.30</text:p>
          </table:table-cell>
          <table:table-cell office:value-type="string" table:style-name="ce11">
            <text:p>18.00</text:p>
          </table:table-cell>
          <table:table-cell office:value-type="string" table:style-name="ce11">
            <text:p>18.30</text:p>
          </table:table-cell>
          <table:table-cell office:value-type="string" table:style-name="ce11">
            <text:p>19.00</text:p>
          </table:table-cell>
          <table:table-cell office:value-type="string" table:style-name="ce11">
            <text:p>19.30</text:p>
          </table:table-cell>
          <table:table-cell office:value-type="string" table:style-name="ce11">
            <text:p>20.00</text:p>
          </table:table-cell>
          <table:table-cell office:value-type="string" table:style-name="ce11">
            <text:p>20.30</text:p>
          </table:table-cell>
          <table:table-cell office:value-type="string" table:style-name="ce11">
            <text:p>21.00</text:p>
          </table:table-cell>
          <table:table-cell office:value-type="string" table:style-name="ce11">
            <text:p>21.30</text:p>
          </table:table-cell>
          <table:table-cell office:value-type="string" table:style-name="ce11">
            <text:p>22.00</text:p>
          </table:table-cell>
          <table:table-cell office:value-type="string" table:style-name="ce11">
            <text:p>22.30</text:p>
          </table:table-cell>
          <table:table-cell office:value-type="string" table:style-name="ce11">
            <text:p>23.00</text:p>
          </table:table-cell>
          <table:table-cell office:value-type="string" table:style-name="ce11">
            <text:p>23.30</text:p>
          </table:table-cell>
          <table:table-cell office:value-type="string" table:style-name="ce12">
            <text:p>red</text:p>
          </table:table-cell>
          <table:table-cell office:value-type="string" table:style-name="ce13">
            <text:p>orange</text:p>
          </table:table-cell>
          <table:table-cell office:value-type="string" table:style-name="ce14">
            <text:p>RTS</text:p>
          </table:table-cell>
          <table:table-cell office:value-type="string" table:style-name="ce15">
            <text:p>DS</text:p>
          </table:table-cell>
          <table:table-cell office:value-type="string" table:style-name="ce16">
            <text:p>IT-Sec</text:p>
          </table:table-cell>
          <table:table-cell office:value-type="string" table:style-name="ce17">
            <text:p>Op.Sys</text:p>
          </table:table-cell>
          <table:table-cell office:value-type="string" table:style-name="ce18">
            <text:p>SWE</text:p>
          </table:table-cell>
          <table:table-cell office:value-type="string" table:style-name="ce19">
            <text:p>Prog.Ex</text:p>
          </table:table-cell>
          <table:table-cell office:value-type="string" table:style-name="ce20">
            <text:p>2nd</text:p>
            <text:p>try A</text:p>
          </table:table-cell>
          <table:table-cell office:value-type="string" table:style-name="ce20">
            <text:p>2nd</text:p>
            <text:p>try B</text:p>
          </table:table-cell>
          <table:table-cell office:value-type="string" table:style-name="ce21">
            <text:p>rest</text:p>
          </table:table-cell>
          <table:table-cell table:number-columns-repeated="2" table:style-name="ce22"/>
          <table:table-cell table:number-columns-repeated="16320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4-13T00:00:00" table:style-name="ce4">
            <text:p>04 1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2" table:style-name="ce71">
            <text:p>2</text:p>
          </table:table-cell>
          <table:table-cell office:value-type="float" office:value="3" table:style-name="ce71">
            <text:p>3</text:p>
          </table:table-cell>
          <table:table-cell office:value-type="float" office:value="3" table:style-name="ce71">
            <text:p>3</text:p>
          </table:table-cell>
          <table:table-cell office:value-type="float" office:value="4" table:style-name="ce71">
            <text:p>4</text:p>
          </table:table-cell>
          <table:table-cell office:value-type="float" office:value="4" table:style-name="ce71">
            <text:p>4</text:p>
          </table:table-cell>
          <table:table-cell office:value-type="float" office:value="4" table:style-name="ce71">
            <text:p>4</text:p>
          </table:table-cell>
          <table:table-cell office:value-type="float" office:value="5" table:style-name="ce71">
            <text:p>5</text:p>
          </table:table-cell>
          <table:table-cell office:value-type="float" office:value="5" table:style-name="ce71">
            <text:p>5</text:p>
          </table:table-cell>
          <table:table-cell office:value-type="float" office:value="5" table:style-name="ce71">
            <text:p>5</text:p>
          </table:table-cell>
          <table:table-cell office:value-type="float" office:value="5" table:style-name="ce71">
            <text:p>5</text:p>
          </table:table-cell>
          <table:table-cell office:value-type="float" office:value="5" table:style-name="ce71">
            <text:p>5</text:p>
          </table:table-cell>
          <table:table-cell office:value-type="float" office:value="6" table:style-name="ce71">
            <text:p>6</text:p>
          </table:table-cell>
          <table:table-cell office:value-type="float" office:value="6" table:style-name="ce71">
            <text:p>6</text:p>
          </table:table-cell>
          <table:table-cell office:value-type="float" office:value="6" table:style-name="ce71">
            <text:p>6</text:p>
          </table:table-cell>
          <table:table-cell office:value-type="float" office:value="8" table:style-name="ce71">
            <text:p>8</text:p>
          </table:table-cell>
          <table:table-cell office:value-type="float" office:value="8" table:style-name="ce71">
            <text:p>8</text:p>
          </table:table-cell>
          <table:table-cell office:value-type="float" office:value="6" table:style-name="ce71">
            <text:p>6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7" table:style-name="ce71">
            <text:p>7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:.$AY3];1)/2)" table:style-name="ce25">
            <text:p>10.5</text:p>
          </table:table-cell>
          <table:table-cell office:value-type="float" office:value="2" table:formula="of:=(COUNTIF([.$D3:.$AY3];2)/2)" table:style-name="ce25">
            <text:p>2.0</text:p>
          </table:table-cell>
          <table:table-cell office:value-type="float" office:value="1" table:formula="of:=(COUNTIF([.$D3:.$AY3];3)/2)" table:style-name="ce25">
            <text:p>1.0</text:p>
          </table:table-cell>
          <table:table-cell office:value-type="float" office:value="1.5" table:formula="of:=(COUNTIF([.$D3:.$AY3];4)/2)" table:style-name="ce25">
            <text:p>1.5</text:p>
          </table:table-cell>
          <table:table-cell office:value-type="float" office:value="2.5" table:formula="of:=(COUNTIF([.$D3:.$AY3];5)/2)" table:style-name="ce25">
            <text:p>2.5</text:p>
          </table:table-cell>
          <table:table-cell office:value-type="float" office:value="2" table:formula="of:=(COUNTIF([.$D3:.$AY3];6)/2)" table:style-name="ce25">
            <text:p>2.0</text:p>
          </table:table-cell>
          <table:table-cell office:value-type="float" office:value="3.5" table:formula="of:=(COUNTIF([.$D3:.$AY3];7)/2)" table:style-name="ce25">
            <text:p>3.5</text:p>
          </table:table-cell>
          <table:table-cell office:value-type="float" office:value="1" table:formula="of:=(COUNTIF([.$D3:.$AY3];8)/2)" table:style-name="ce25">
            <text:p>1.0</text:p>
          </table:table-cell>
          <table:table-cell table:number-columns-repeated="2" table:style-name="ce25"/>
          <table:table-cell office:value-type="float" office:value="0" table:formula="of:=24-SUM([.AZ3:.BI3])" table:style-name="ce26">
            <text:p>0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4-14T00:00:00" table:formula="of:=[.C3]+1" table:style-name="ce4">
            <text:p>04 1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:.$AY4];1)/2)" table:style-name="ce25">
            <text:p>10.5</text:p>
          </table:table-cell>
          <table:table-cell office:value-type="float" office:value="0" table:formula="of:=(COUNTIF([.$D4:.$AY4];2)/2)" table:style-name="ce25">
            <text:p>0.0</text:p>
          </table:table-cell>
          <table:table-cell office:value-type="float" office:value="0" table:formula="of:=(COUNTIF([.$D4:.$AY4];3)/2)" table:style-name="ce25">
            <text:p>0.0</text:p>
          </table:table-cell>
          <table:table-cell office:value-type="float" office:value="0" table:formula="of:=(COUNTIF([.$D4:.$AY4];4)/2)" table:style-name="ce25">
            <text:p>0.0</text:p>
          </table:table-cell>
          <table:table-cell office:value-type="float" office:value="0" table:formula="of:=(COUNTIF([.$D4:.$AY4];5)/2)" table:style-name="ce25">
            <text:p>0.0</text:p>
          </table:table-cell>
          <table:table-cell office:value-type="float" office:value="0" table:formula="of:=(COUNTIF([.$D4:.$AY4];6)/2)" table:style-name="ce25">
            <text:p>0.0</text:p>
          </table:table-cell>
          <table:table-cell office:value-type="float" office:value="0" table:formula="of:=(COUNTIF([.$D4:.$AY4];7)/2)" table:style-name="ce25">
            <text:p>0.0</text:p>
          </table:table-cell>
          <table:table-cell office:value-type="float" office:value="0" table:formula="of:=(COUNTIF([.$D4:.$AY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:.BI4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4-15T00:00:00" table:formula="of:=[.C4]+1" table:style-name="ce4">
            <text:p>04 1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:.$AY5];1)/2)" table:style-name="ce25">
            <text:p>10.5</text:p>
          </table:table-cell>
          <table:table-cell office:value-type="float" office:value="0" table:formula="of:=(COUNTIF([.$D5:.$AY5];2)/2)" table:style-name="ce25">
            <text:p>0.0</text:p>
          </table:table-cell>
          <table:table-cell office:value-type="float" office:value="0" table:formula="of:=(COUNTIF([.$D5:.$AY5];3)/2)" table:style-name="ce25">
            <text:p>0.0</text:p>
          </table:table-cell>
          <table:table-cell office:value-type="float" office:value="0" table:formula="of:=(COUNTIF([.$D5:.$AY5];4)/2)" table:style-name="ce25">
            <text:p>0.0</text:p>
          </table:table-cell>
          <table:table-cell office:value-type="float" office:value="0" table:formula="of:=(COUNTIF([.$D5:.$AY5];5)/2)" table:style-name="ce25">
            <text:p>0.0</text:p>
          </table:table-cell>
          <table:table-cell office:value-type="float" office:value="0" table:formula="of:=(COUNTIF([.$D5:.$AY5];6)/2)" table:style-name="ce25">
            <text:p>0.0</text:p>
          </table:table-cell>
          <table:table-cell office:value-type="float" office:value="0" table:formula="of:=(COUNTIF([.$D5:.$AY5];7)/2)" table:style-name="ce25">
            <text:p>0.0</text:p>
          </table:table-cell>
          <table:table-cell office:value-type="float" office:value="0" table:formula="of:=(COUNTIF([.$D5:.$AY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:.BI5])" table:style-name="ce26">
            <text:p>13.5</text:p>
          </table:table-cell>
          <table:table-cell office:value-type="string" table:style-name="ce1">
            <text:p>Karfreitag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7">
            <text:p>lecture</text:p>
          </table:table-cell>
          <table:table-cell office:value-type="string" table:style-name="ce28">
            <text:p>Sat</text:p>
          </table:table-cell>
          <table:table-cell office:value-type="date" office:date-value="2022-04-16T00:00:00" table:formula="of:=[.C5]+1" table:style-name="ce4">
            <text:p>04 1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:.$AY6];1)/2)" table:style-name="ce25">
            <text:p>10.5</text:p>
          </table:table-cell>
          <table:table-cell office:value-type="float" office:value="0" table:formula="of:=(COUNTIF([.$D6:.$AY6];2)/2)" table:style-name="ce25">
            <text:p>0.0</text:p>
          </table:table-cell>
          <table:table-cell office:value-type="float" office:value="0" table:formula="of:=(COUNTIF([.$D6:.$AY6];3)/2)" table:style-name="ce25">
            <text:p>0.0</text:p>
          </table:table-cell>
          <table:table-cell office:value-type="float" office:value="0" table:formula="of:=(COUNTIF([.$D6:.$AY6];4)/2)" table:style-name="ce25">
            <text:p>0.0</text:p>
          </table:table-cell>
          <table:table-cell office:value-type="float" office:value="0" table:formula="of:=(COUNTIF([.$D6:.$AY6];5)/2)" table:style-name="ce25">
            <text:p>0.0</text:p>
          </table:table-cell>
          <table:table-cell office:value-type="float" office:value="0" table:formula="of:=(COUNTIF([.$D6:.$AY6];6)/2)" table:style-name="ce25">
            <text:p>0.0</text:p>
          </table:table-cell>
          <table:table-cell office:value-type="float" office:value="0" table:formula="of:=(COUNTIF([.$D6:.$AY6];7)/2)" table:style-name="ce25">
            <text:p>0.0</text:p>
          </table:table-cell>
          <table:table-cell office:value-type="float" office:value="0" table:formula="of:=(COUNTIF([.$D6:.$AY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:.BI6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4-17T00:00:00" table:formula="of:=[.C6]+1" table:style-name="ce4">
            <text:p>04 1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:.$AY7];1)/2)" table:style-name="ce25">
            <text:p>10.5</text:p>
          </table:table-cell>
          <table:table-cell office:value-type="float" office:value="0" table:formula="of:=(COUNTIF([.$D7:.$AY7];2)/2)" table:style-name="ce25">
            <text:p>0.0</text:p>
          </table:table-cell>
          <table:table-cell office:value-type="float" office:value="0" table:formula="of:=(COUNTIF([.$D7:.$AY7];3)/2)" table:style-name="ce25">
            <text:p>0.0</text:p>
          </table:table-cell>
          <table:table-cell office:value-type="float" office:value="0" table:formula="of:=(COUNTIF([.$D7:.$AY7];4)/2)" table:style-name="ce25">
            <text:p>0.0</text:p>
          </table:table-cell>
          <table:table-cell office:value-type="float" office:value="0" table:formula="of:=(COUNTIF([.$D7:.$AY7];5)/2)" table:style-name="ce25">
            <text:p>0.0</text:p>
          </table:table-cell>
          <table:table-cell office:value-type="float" office:value="0" table:formula="of:=(COUNTIF([.$D7:.$AY7];6)/2)" table:style-name="ce25">
            <text:p>0.0</text:p>
          </table:table-cell>
          <table:table-cell office:value-type="float" office:value="0" table:formula="of:=(COUNTIF([.$D7:.$AY7];7)/2)" table:style-name="ce25">
            <text:p>0.0</text:p>
          </table:table-cell>
          <table:table-cell office:value-type="float" office:value="0" table:formula="of:=(COUNTIF([.$D7:.$AY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:.BI7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4-18T00:00:00" table:formula="of:=[.C7]+1" table:style-name="ce4">
            <text:p>04 1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:.$AY8];1)/2)" table:style-name="ce25">
            <text:p>10.5</text:p>
          </table:table-cell>
          <table:table-cell office:value-type="float" office:value="0" table:formula="of:=(COUNTIF([.$D8:.$AY8];2)/2)" table:style-name="ce25">
            <text:p>0.0</text:p>
          </table:table-cell>
          <table:table-cell office:value-type="float" office:value="0" table:formula="of:=(COUNTIF([.$D8:.$AY8];3)/2)" table:style-name="ce25">
            <text:p>0.0</text:p>
          </table:table-cell>
          <table:table-cell office:value-type="float" office:value="0" table:formula="of:=(COUNTIF([.$D8:.$AY8];4)/2)" table:style-name="ce25">
            <text:p>0.0</text:p>
          </table:table-cell>
          <table:table-cell office:value-type="float" office:value="0" table:formula="of:=(COUNTIF([.$D8:.$AY8];5)/2)" table:style-name="ce25">
            <text:p>0.0</text:p>
          </table:table-cell>
          <table:table-cell office:value-type="float" office:value="0" table:formula="of:=(COUNTIF([.$D8:.$AY8];6)/2)" table:style-name="ce25">
            <text:p>0.0</text:p>
          </table:table-cell>
          <table:table-cell office:value-type="float" office:value="0" table:formula="of:=(COUNTIF([.$D8:.$AY8];7)/2)" table:style-name="ce25">
            <text:p>0.0</text:p>
          </table:table-cell>
          <table:table-cell office:value-type="float" office:value="0" table:formula="of:=(COUNTIF([.$D8:.$AY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:.BI8])" table:style-name="ce26">
            <text:p>13.5</text:p>
          </table:table-cell>
          <table:table-cell office:value-type="string" table:style-name="ce1">
            <text:p>OsterMontag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4-19T00:00:00" table:formula="of:=[.C8]+1" table:style-name="ce4">
            <text:p>04 1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:.$AY9];1)/2)" table:style-name="ce25">
            <text:p>10.5</text:p>
          </table:table-cell>
          <table:table-cell office:value-type="float" office:value="0" table:formula="of:=(COUNTIF([.$D9:.$AY9];2)/2)" table:style-name="ce25">
            <text:p>0.0</text:p>
          </table:table-cell>
          <table:table-cell office:value-type="float" office:value="0" table:formula="of:=(COUNTIF([.$D9:.$AY9];3)/2)" table:style-name="ce25">
            <text:p>0.0</text:p>
          </table:table-cell>
          <table:table-cell office:value-type="float" office:value="0" table:formula="of:=(COUNTIF([.$D9:.$AY9];4)/2)" table:style-name="ce25">
            <text:p>0.0</text:p>
          </table:table-cell>
          <table:table-cell office:value-type="float" office:value="0" table:formula="of:=(COUNTIF([.$D9:.$AY9];5)/2)" table:style-name="ce25">
            <text:p>0.0</text:p>
          </table:table-cell>
          <table:table-cell office:value-type="float" office:value="0" table:formula="of:=(COUNTIF([.$D9:.$AY9];6)/2)" table:style-name="ce25">
            <text:p>0.0</text:p>
          </table:table-cell>
          <table:table-cell office:value-type="float" office:value="0" table:formula="of:=(COUNTIF([.$D9:.$AY9];7)/2)" table:style-name="ce25">
            <text:p>0.0</text:p>
          </table:table-cell>
          <table:table-cell office:value-type="float" office:value="0" table:formula="of:=(COUNTIF([.$D9:.$AY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:.BI9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4-20T00:00:00" table:formula="of:=[.C9]+1" table:style-name="ce4">
            <text:p>04 2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:.$AY10];1)/2)" table:style-name="ce25">
            <text:p>10.5</text:p>
          </table:table-cell>
          <table:table-cell office:value-type="float" office:value="0" table:formula="of:=(COUNTIF([.$D10:.$AY10];2)/2)" table:style-name="ce25">
            <text:p>0.0</text:p>
          </table:table-cell>
          <table:table-cell office:value-type="float" office:value="0" table:formula="of:=(COUNTIF([.$D10:.$AY10];3)/2)" table:style-name="ce25">
            <text:p>0.0</text:p>
          </table:table-cell>
          <table:table-cell office:value-type="float" office:value="0" table:formula="of:=(COUNTIF([.$D10:.$AY10];4)/2)" table:style-name="ce25">
            <text:p>0.0</text:p>
          </table:table-cell>
          <table:table-cell office:value-type="float" office:value="0" table:formula="of:=(COUNTIF([.$D10:.$AY10];5)/2)" table:style-name="ce25">
            <text:p>0.0</text:p>
          </table:table-cell>
          <table:table-cell office:value-type="float" office:value="0" table:formula="of:=(COUNTIF([.$D10:.$AY10];6)/2)" table:style-name="ce25">
            <text:p>0.0</text:p>
          </table:table-cell>
          <table:table-cell office:value-type="float" office:value="0" table:formula="of:=(COUNTIF([.$D10:.$AY10];7)/2)" table:style-name="ce25">
            <text:p>0.0</text:p>
          </table:table-cell>
          <table:table-cell office:value-type="float" office:value="0" table:formula="of:=(COUNTIF([.$D10:.$AY1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:.BI10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4-21T00:00:00" table:formula="of:=[.C10]+1" table:style-name="ce4">
            <text:p>04 2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:.$AY11];1)/2)" table:style-name="ce25">
            <text:p>10.5</text:p>
          </table:table-cell>
          <table:table-cell office:value-type="float" office:value="0" table:formula="of:=(COUNTIF([.$D11:.$AY11];2)/2)" table:style-name="ce25">
            <text:p>0.0</text:p>
          </table:table-cell>
          <table:table-cell office:value-type="float" office:value="0" table:formula="of:=(COUNTIF([.$D11:.$AY11];3)/2)" table:style-name="ce25">
            <text:p>0.0</text:p>
          </table:table-cell>
          <table:table-cell office:value-type="float" office:value="0" table:formula="of:=(COUNTIF([.$D11:.$AY11];4)/2)" table:style-name="ce25">
            <text:p>0.0</text:p>
          </table:table-cell>
          <table:table-cell office:value-type="float" office:value="0" table:formula="of:=(COUNTIF([.$D11:.$AY11];5)/2)" table:style-name="ce25">
            <text:p>0.0</text:p>
          </table:table-cell>
          <table:table-cell office:value-type="float" office:value="0" table:formula="of:=(COUNTIF([.$D11:.$AY11];6)/2)" table:style-name="ce25">
            <text:p>0.0</text:p>
          </table:table-cell>
          <table:table-cell office:value-type="float" office:value="0" table:formula="of:=(COUNTIF([.$D11:.$AY11];7)/2)" table:style-name="ce25">
            <text:p>0.0</text:p>
          </table:table-cell>
          <table:table-cell office:value-type="float" office:value="0" table:formula="of:=(COUNTIF([.$D11:.$AY1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:.BI11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4-22T00:00:00" table:formula="of:=[.C11]+1" table:style-name="ce4">
            <text:p>04 2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2:.$AY12];1)/2)" table:style-name="ce25">
            <text:p>10.5</text:p>
          </table:table-cell>
          <table:table-cell office:value-type="float" office:value="0" table:formula="of:=(COUNTIF([.$D12:.$AY12];2)/2)" table:style-name="ce25">
            <text:p>0.0</text:p>
          </table:table-cell>
          <table:table-cell office:value-type="float" office:value="0" table:formula="of:=(COUNTIF([.$D12:.$AY12];3)/2)" table:style-name="ce25">
            <text:p>0.0</text:p>
          </table:table-cell>
          <table:table-cell office:value-type="float" office:value="0" table:formula="of:=(COUNTIF([.$D12:.$AY12];4)/2)" table:style-name="ce25">
            <text:p>0.0</text:p>
          </table:table-cell>
          <table:table-cell office:value-type="float" office:value="0" table:formula="of:=(COUNTIF([.$D12:.$AY12];5)/2)" table:style-name="ce25">
            <text:p>0.0</text:p>
          </table:table-cell>
          <table:table-cell office:value-type="float" office:value="0" table:formula="of:=(COUNTIF([.$D12:.$AY12];6)/2)" table:style-name="ce25">
            <text:p>0.0</text:p>
          </table:table-cell>
          <table:table-cell office:value-type="float" office:value="0" table:formula="of:=(COUNTIF([.$D12:.$AY12];7)/2)" table:style-name="ce25">
            <text:p>0.0</text:p>
          </table:table-cell>
          <table:table-cell office:value-type="float" office:value="0" table:formula="of:=(COUNTIF([.$D12:.$AY1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2:.BI12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4-23T00:00:00" table:formula="of:=[.C12]+1" table:style-name="ce4">
            <text:p>04 2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3:.$AY13];1)/2)" table:style-name="ce25">
            <text:p>10.5</text:p>
          </table:table-cell>
          <table:table-cell office:value-type="float" office:value="0" table:formula="of:=(COUNTIF([.$D13:.$AY13];2)/2)" table:style-name="ce25">
            <text:p>0.0</text:p>
          </table:table-cell>
          <table:table-cell office:value-type="float" office:value="0" table:formula="of:=(COUNTIF([.$D13:.$AY13];3)/2)" table:style-name="ce25">
            <text:p>0.0</text:p>
          </table:table-cell>
          <table:table-cell office:value-type="float" office:value="0" table:formula="of:=(COUNTIF([.$D13:.$AY13];4)/2)" table:style-name="ce25">
            <text:p>0.0</text:p>
          </table:table-cell>
          <table:table-cell office:value-type="float" office:value="0" table:formula="of:=(COUNTIF([.$D13:.$AY13];5)/2)" table:style-name="ce25">
            <text:p>0.0</text:p>
          </table:table-cell>
          <table:table-cell office:value-type="float" office:value="0" table:formula="of:=(COUNTIF([.$D13:.$AY13];6)/2)" table:style-name="ce25">
            <text:p>0.0</text:p>
          </table:table-cell>
          <table:table-cell office:value-type="float" office:value="0" table:formula="of:=(COUNTIF([.$D13:.$AY13];7)/2)" table:style-name="ce25">
            <text:p>0.0</text:p>
          </table:table-cell>
          <table:table-cell office:value-type="float" office:value="0" table:formula="of:=(COUNTIF([.$D13:.$AY1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3:.BI13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4-24T00:00:00" table:formula="of:=[.C13]+1" table:style-name="ce4">
            <text:p>04 2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4:.$AY14];1)/2)" table:style-name="ce25">
            <text:p>10.5</text:p>
          </table:table-cell>
          <table:table-cell office:value-type="float" office:value="0" table:formula="of:=(COUNTIF([.$D14:.$AY14];2)/2)" table:style-name="ce25">
            <text:p>0.0</text:p>
          </table:table-cell>
          <table:table-cell office:value-type="float" office:value="0" table:formula="of:=(COUNTIF([.$D14:.$AY14];3)/2)" table:style-name="ce25">
            <text:p>0.0</text:p>
          </table:table-cell>
          <table:table-cell office:value-type="float" office:value="0" table:formula="of:=(COUNTIF([.$D14:.$AY14];4)/2)" table:style-name="ce25">
            <text:p>0.0</text:p>
          </table:table-cell>
          <table:table-cell office:value-type="float" office:value="0" table:formula="of:=(COUNTIF([.$D14:.$AY14];5)/2)" table:style-name="ce25">
            <text:p>0.0</text:p>
          </table:table-cell>
          <table:table-cell office:value-type="float" office:value="0" table:formula="of:=(COUNTIF([.$D14:.$AY14];6)/2)" table:style-name="ce25">
            <text:p>0.0</text:p>
          </table:table-cell>
          <table:table-cell office:value-type="float" office:value="0" table:formula="of:=(COUNTIF([.$D14:.$AY14];7)/2)" table:style-name="ce25">
            <text:p>0.0</text:p>
          </table:table-cell>
          <table:table-cell office:value-type="float" office:value="0" table:formula="of:=(COUNTIF([.$D14:.$AY1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4:.BI14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4-25T00:00:00" table:formula="of:=[.C14]+1" table:style-name="ce4">
            <text:p>04 2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5:.$AY15];1)/2)" table:style-name="ce25">
            <text:p>10.5</text:p>
          </table:table-cell>
          <table:table-cell office:value-type="float" office:value="0" table:formula="of:=(COUNTIF([.$D15:.$AY15];2)/2)" table:style-name="ce25">
            <text:p>0.0</text:p>
          </table:table-cell>
          <table:table-cell office:value-type="float" office:value="0" table:formula="of:=(COUNTIF([.$D15:.$AY15];3)/2)" table:style-name="ce25">
            <text:p>0.0</text:p>
          </table:table-cell>
          <table:table-cell office:value-type="float" office:value="0" table:formula="of:=(COUNTIF([.$D15:.$AY15];4)/2)" table:style-name="ce25">
            <text:p>0.0</text:p>
          </table:table-cell>
          <table:table-cell office:value-type="float" office:value="0" table:formula="of:=(COUNTIF([.$D15:.$AY15];5)/2)" table:style-name="ce25">
            <text:p>0.0</text:p>
          </table:table-cell>
          <table:table-cell office:value-type="float" office:value="0" table:formula="of:=(COUNTIF([.$D15:.$AY15];6)/2)" table:style-name="ce25">
            <text:p>0.0</text:p>
          </table:table-cell>
          <table:table-cell office:value-type="float" office:value="0" table:formula="of:=(COUNTIF([.$D15:.$AY15];7)/2)" table:style-name="ce25">
            <text:p>0.0</text:p>
          </table:table-cell>
          <table:table-cell office:value-type="float" office:value="0" table:formula="of:=(COUNTIF([.$D15:.$AY1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5:.BI15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4-26T00:00:00" table:formula="of:=[.C15]+1" table:style-name="ce4">
            <text:p>04 2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6:.$AY16];1)/2)" table:style-name="ce25">
            <text:p>10.5</text:p>
          </table:table-cell>
          <table:table-cell office:value-type="float" office:value="0" table:formula="of:=(COUNTIF([.$D16:.$AY16];2)/2)" table:style-name="ce25">
            <text:p>0.0</text:p>
          </table:table-cell>
          <table:table-cell office:value-type="float" office:value="0" table:formula="of:=(COUNTIF([.$D16:.$AY16];3)/2)" table:style-name="ce25">
            <text:p>0.0</text:p>
          </table:table-cell>
          <table:table-cell office:value-type="float" office:value="0" table:formula="of:=(COUNTIF([.$D16:.$AY16];4)/2)" table:style-name="ce25">
            <text:p>0.0</text:p>
          </table:table-cell>
          <table:table-cell office:value-type="float" office:value="0" table:formula="of:=(COUNTIF([.$D16:.$AY16];5)/2)" table:style-name="ce25">
            <text:p>0.0</text:p>
          </table:table-cell>
          <table:table-cell office:value-type="float" office:value="0" table:formula="of:=(COUNTIF([.$D16:.$AY16];6)/2)" table:style-name="ce25">
            <text:p>0.0</text:p>
          </table:table-cell>
          <table:table-cell office:value-type="float" office:value="0" table:formula="of:=(COUNTIF([.$D16:.$AY16];7)/2)" table:style-name="ce25">
            <text:p>0.0</text:p>
          </table:table-cell>
          <table:table-cell office:value-type="float" office:value="0" table:formula="of:=(COUNTIF([.$D16:.$AY1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6:.BI16])" table:style-name="ce26">
            <text:p>13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4-27T00:00:00" table:formula="of:=[.C16]+1" table:style-name="ce4">
            <text:p>04 2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7:.$AY17];1)/2)" table:style-name="ce25">
            <text:p>10.5</text:p>
          </table:table-cell>
          <table:table-cell office:value-type="float" office:value="0" table:formula="of:=(COUNTIF([.$D17:.$AY17];2)/2)" table:style-name="ce25">
            <text:p>0.0</text:p>
          </table:table-cell>
          <table:table-cell office:value-type="float" office:value="0" table:formula="of:=(COUNTIF([.$D17:.$AY17];3)/2)" table:style-name="ce25">
            <text:p>0.0</text:p>
          </table:table-cell>
          <table:table-cell office:value-type="float" office:value="0" table:formula="of:=(COUNTIF([.$D17:.$AY17];4)/2)" table:style-name="ce25">
            <text:p>0.0</text:p>
          </table:table-cell>
          <table:table-cell office:value-type="float" office:value="0" table:formula="of:=(COUNTIF([.$D17:.$AY17];5)/2)" table:style-name="ce25">
            <text:p>0.0</text:p>
          </table:table-cell>
          <table:table-cell office:value-type="float" office:value="0" table:formula="of:=(COUNTIF([.$D17:.$AY17];6)/2)" table:style-name="ce25">
            <text:p>0.0</text:p>
          </table:table-cell>
          <table:table-cell office:value-type="float" office:value="0" table:formula="of:=(COUNTIF([.$D17:.$AY17];7)/2)" table:style-name="ce25">
            <text:p>0.0</text:p>
          </table:table-cell>
          <table:table-cell office:value-type="float" office:value="0" table:formula="of:=(COUNTIF([.$D17:.$AY1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7:.BI1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4-28T00:00:00" table:formula="of:=[.C17]+1" table:style-name="ce4">
            <text:p>04 2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8:.$AY18];1)/2)" table:style-name="ce25">
            <text:p>10.5</text:p>
          </table:table-cell>
          <table:table-cell office:value-type="float" office:value="0" table:formula="of:=(COUNTIF([.$D18:.$AY18];2)/2)" table:style-name="ce25">
            <text:p>0.0</text:p>
          </table:table-cell>
          <table:table-cell office:value-type="float" office:value="0" table:formula="of:=(COUNTIF([.$D18:.$AY18];3)/2)" table:style-name="ce25">
            <text:p>0.0</text:p>
          </table:table-cell>
          <table:table-cell office:value-type="float" office:value="0" table:formula="of:=(COUNTIF([.$D18:.$AY18];4)/2)" table:style-name="ce25">
            <text:p>0.0</text:p>
          </table:table-cell>
          <table:table-cell office:value-type="float" office:value="0" table:formula="of:=(COUNTIF([.$D18:.$AY18];5)/2)" table:style-name="ce25">
            <text:p>0.0</text:p>
          </table:table-cell>
          <table:table-cell office:value-type="float" office:value="0" table:formula="of:=(COUNTIF([.$D18:.$AY18];6)/2)" table:style-name="ce25">
            <text:p>0.0</text:p>
          </table:table-cell>
          <table:table-cell office:value-type="float" office:value="0" table:formula="of:=(COUNTIF([.$D18:.$AY18];7)/2)" table:style-name="ce25">
            <text:p>0.0</text:p>
          </table:table-cell>
          <table:table-cell office:value-type="float" office:value="0" table:formula="of:=(COUNTIF([.$D18:.$AY1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8:.BI1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4-29T00:00:00" table:formula="of:=[.C18]+1" table:style-name="ce4">
            <text:p>04 2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9:.$AY19];1)/2)" table:style-name="ce25">
            <text:p>10.5</text:p>
          </table:table-cell>
          <table:table-cell office:value-type="float" office:value="0" table:formula="of:=(COUNTIF([.$D19:.$AY19];2)/2)" table:style-name="ce25">
            <text:p>0.0</text:p>
          </table:table-cell>
          <table:table-cell office:value-type="float" office:value="0" table:formula="of:=(COUNTIF([.$D19:.$AY19];3)/2)" table:style-name="ce25">
            <text:p>0.0</text:p>
          </table:table-cell>
          <table:table-cell office:value-type="float" office:value="0" table:formula="of:=(COUNTIF([.$D19:.$AY19];4)/2)" table:style-name="ce25">
            <text:p>0.0</text:p>
          </table:table-cell>
          <table:table-cell office:value-type="float" office:value="0" table:formula="of:=(COUNTIF([.$D19:.$AY19];5)/2)" table:style-name="ce25">
            <text:p>0.0</text:p>
          </table:table-cell>
          <table:table-cell office:value-type="float" office:value="0" table:formula="of:=(COUNTIF([.$D19:.$AY19];6)/2)" table:style-name="ce25">
            <text:p>0.0</text:p>
          </table:table-cell>
          <table:table-cell office:value-type="float" office:value="0" table:formula="of:=(COUNTIF([.$D19:.$AY19];7)/2)" table:style-name="ce25">
            <text:p>0.0</text:p>
          </table:table-cell>
          <table:table-cell office:value-type="float" office:value="0" table:formula="of:=(COUNTIF([.$D19:.$AY1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9:.BI1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4-30T00:00:00" table:formula="of:=[.C19]+1" table:style-name="ce4">
            <text:p>04 3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0:.$AY20];1)/2)" table:style-name="ce25">
            <text:p>10.5</text:p>
          </table:table-cell>
          <table:table-cell office:value-type="float" office:value="0" table:formula="of:=(COUNTIF([.$D20:.$AY20];2)/2)" table:style-name="ce25">
            <text:p>0.0</text:p>
          </table:table-cell>
          <table:table-cell office:value-type="float" office:value="0" table:formula="of:=(COUNTIF([.$D20:.$AY20];3)/2)" table:style-name="ce25">
            <text:p>0.0</text:p>
          </table:table-cell>
          <table:table-cell office:value-type="float" office:value="0" table:formula="of:=(COUNTIF([.$D20:.$AY20];4)/2)" table:style-name="ce25">
            <text:p>0.0</text:p>
          </table:table-cell>
          <table:table-cell office:value-type="float" office:value="0" table:formula="of:=(COUNTIF([.$D20:.$AY20];5)/2)" table:style-name="ce25">
            <text:p>0.0</text:p>
          </table:table-cell>
          <table:table-cell office:value-type="float" office:value="0" table:formula="of:=(COUNTIF([.$D20:.$AY20];6)/2)" table:style-name="ce25">
            <text:p>0.0</text:p>
          </table:table-cell>
          <table:table-cell office:value-type="float" office:value="0" table:formula="of:=(COUNTIF([.$D20:.$AY20];7)/2)" table:style-name="ce25">
            <text:p>0.0</text:p>
          </table:table-cell>
          <table:table-cell office:value-type="float" office:value="0" table:formula="of:=(COUNTIF([.$D20:.$AY2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0:.BI2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5-01T00:00:00" table:formula="of:=[.C20]+1" table:style-name="ce4">
            <text:p>05 0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1:.$AY21];1)/2)" table:style-name="ce25">
            <text:p>10.5</text:p>
          </table:table-cell>
          <table:table-cell office:value-type="float" office:value="0" table:formula="of:=(COUNTIF([.$D21:.$AY21];2)/2)" table:style-name="ce25">
            <text:p>0.0</text:p>
          </table:table-cell>
          <table:table-cell office:value-type="float" office:value="0" table:formula="of:=(COUNTIF([.$D21:.$AY21];3)/2)" table:style-name="ce25">
            <text:p>0.0</text:p>
          </table:table-cell>
          <table:table-cell office:value-type="float" office:value="0" table:formula="of:=(COUNTIF([.$D21:.$AY21];4)/2)" table:style-name="ce25">
            <text:p>0.0</text:p>
          </table:table-cell>
          <table:table-cell office:value-type="float" office:value="0" table:formula="of:=(COUNTIF([.$D21:.$AY21];5)/2)" table:style-name="ce25">
            <text:p>0.0</text:p>
          </table:table-cell>
          <table:table-cell office:value-type="float" office:value="0" table:formula="of:=(COUNTIF([.$D21:.$AY21];6)/2)" table:style-name="ce25">
            <text:p>0.0</text:p>
          </table:table-cell>
          <table:table-cell office:value-type="float" office:value="0" table:formula="of:=(COUNTIF([.$D21:.$AY21];7)/2)" table:style-name="ce25">
            <text:p>0.0</text:p>
          </table:table-cell>
          <table:table-cell office:value-type="float" office:value="0" table:formula="of:=(COUNTIF([.$D21:.$AY2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1:.BI2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5-02T00:00:00" table:formula="of:=[.C21]+1" table:style-name="ce4">
            <text:p>05 0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2:.$AY22];1)/2)" table:style-name="ce25">
            <text:p>10.5</text:p>
          </table:table-cell>
          <table:table-cell office:value-type="float" office:value="0" table:formula="of:=(COUNTIF([.$D22:.$AY22];2)/2)" table:style-name="ce25">
            <text:p>0.0</text:p>
          </table:table-cell>
          <table:table-cell office:value-type="float" office:value="0" table:formula="of:=(COUNTIF([.$D22:.$AY22];3)/2)" table:style-name="ce25">
            <text:p>0.0</text:p>
          </table:table-cell>
          <table:table-cell office:value-type="float" office:value="0" table:formula="of:=(COUNTIF([.$D22:.$AY22];4)/2)" table:style-name="ce25">
            <text:p>0.0</text:p>
          </table:table-cell>
          <table:table-cell office:value-type="float" office:value="0" table:formula="of:=(COUNTIF([.$D22:.$AY22];5)/2)" table:style-name="ce25">
            <text:p>0.0</text:p>
          </table:table-cell>
          <table:table-cell office:value-type="float" office:value="0" table:formula="of:=(COUNTIF([.$D22:.$AY22];6)/2)" table:style-name="ce25">
            <text:p>0.0</text:p>
          </table:table-cell>
          <table:table-cell office:value-type="float" office:value="0" table:formula="of:=(COUNTIF([.$D22:.$AY22];7)/2)" table:style-name="ce25">
            <text:p>0.0</text:p>
          </table:table-cell>
          <table:table-cell office:value-type="float" office:value="0" table:formula="of:=(COUNTIF([.$D22:.$AY2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2:.BI2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5-03T00:00:00" table:formula="of:=[.C22]+1" table:style-name="ce4">
            <text:p>05 0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3:.$AY23];1)/2)" table:style-name="ce25">
            <text:p>10.5</text:p>
          </table:table-cell>
          <table:table-cell office:value-type="float" office:value="0" table:formula="of:=(COUNTIF([.$D23:.$AY23];2)/2)" table:style-name="ce25">
            <text:p>0.0</text:p>
          </table:table-cell>
          <table:table-cell office:value-type="float" office:value="0" table:formula="of:=(COUNTIF([.$D23:.$AY23];3)/2)" table:style-name="ce25">
            <text:p>0.0</text:p>
          </table:table-cell>
          <table:table-cell office:value-type="float" office:value="0" table:formula="of:=(COUNTIF([.$D23:.$AY23];4)/2)" table:style-name="ce25">
            <text:p>0.0</text:p>
          </table:table-cell>
          <table:table-cell office:value-type="float" office:value="0" table:formula="of:=(COUNTIF([.$D23:.$AY23];5)/2)" table:style-name="ce25">
            <text:p>0.0</text:p>
          </table:table-cell>
          <table:table-cell office:value-type="float" office:value="0" table:formula="of:=(COUNTIF([.$D23:.$AY23];6)/2)" table:style-name="ce25">
            <text:p>0.0</text:p>
          </table:table-cell>
          <table:table-cell office:value-type="float" office:value="0" table:formula="of:=(COUNTIF([.$D23:.$AY23];7)/2)" table:style-name="ce25">
            <text:p>0.0</text:p>
          </table:table-cell>
          <table:table-cell office:value-type="float" office:value="0" table:formula="of:=(COUNTIF([.$D23:.$AY2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3:.BI2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5-04T00:00:00" table:formula="of:=[.C23]+1" table:style-name="ce4">
            <text:p>05 0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4:.$AY24];1)/2)" table:style-name="ce25">
            <text:p>10.5</text:p>
          </table:table-cell>
          <table:table-cell office:value-type="float" office:value="0" table:formula="of:=(COUNTIF([.$D24:.$AY24];2)/2)" table:style-name="ce25">
            <text:p>0.0</text:p>
          </table:table-cell>
          <table:table-cell office:value-type="float" office:value="0" table:formula="of:=(COUNTIF([.$D24:.$AY24];3)/2)" table:style-name="ce25">
            <text:p>0.0</text:p>
          </table:table-cell>
          <table:table-cell office:value-type="float" office:value="0" table:formula="of:=(COUNTIF([.$D24:.$AY24];4)/2)" table:style-name="ce25">
            <text:p>0.0</text:p>
          </table:table-cell>
          <table:table-cell office:value-type="float" office:value="0" table:formula="of:=(COUNTIF([.$D24:.$AY24];5)/2)" table:style-name="ce25">
            <text:p>0.0</text:p>
          </table:table-cell>
          <table:table-cell office:value-type="float" office:value="0" table:formula="of:=(COUNTIF([.$D24:.$AY24];6)/2)" table:style-name="ce25">
            <text:p>0.0</text:p>
          </table:table-cell>
          <table:table-cell office:value-type="float" office:value="0" table:formula="of:=(COUNTIF([.$D24:.$AY24];7)/2)" table:style-name="ce25">
            <text:p>0.0</text:p>
          </table:table-cell>
          <table:table-cell office:value-type="float" office:value="0" table:formula="of:=(COUNTIF([.$D24:.$AY2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4:.BI2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5-05T00:00:00" table:formula="of:=[.C24]+1" table:style-name="ce4">
            <text:p>05 0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5:.$AY25];1)/2)" table:style-name="ce25">
            <text:p>10.5</text:p>
          </table:table-cell>
          <table:table-cell office:value-type="float" office:value="0" table:formula="of:=(COUNTIF([.$D25:.$AY25];2)/2)" table:style-name="ce25">
            <text:p>0.0</text:p>
          </table:table-cell>
          <table:table-cell office:value-type="float" office:value="0" table:formula="of:=(COUNTIF([.$D25:.$AY25];3)/2)" table:style-name="ce25">
            <text:p>0.0</text:p>
          </table:table-cell>
          <table:table-cell office:value-type="float" office:value="0" table:formula="of:=(COUNTIF([.$D25:.$AY25];4)/2)" table:style-name="ce25">
            <text:p>0.0</text:p>
          </table:table-cell>
          <table:table-cell office:value-type="float" office:value="0" table:formula="of:=(COUNTIF([.$D25:.$AY25];5)/2)" table:style-name="ce25">
            <text:p>0.0</text:p>
          </table:table-cell>
          <table:table-cell office:value-type="float" office:value="0" table:formula="of:=(COUNTIF([.$D25:.$AY25];6)/2)" table:style-name="ce25">
            <text:p>0.0</text:p>
          </table:table-cell>
          <table:table-cell office:value-type="float" office:value="0" table:formula="of:=(COUNTIF([.$D25:.$AY25];7)/2)" table:style-name="ce25">
            <text:p>0.0</text:p>
          </table:table-cell>
          <table:table-cell office:value-type="float" office:value="0" table:formula="of:=(COUNTIF([.$D25:.$AY2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5:.BI2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5-06T00:00:00" table:formula="of:=[.C25]+1" table:style-name="ce4">
            <text:p>05 0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6:.$AY26];1)/2)" table:style-name="ce25">
            <text:p>10.5</text:p>
          </table:table-cell>
          <table:table-cell office:value-type="float" office:value="0" table:formula="of:=(COUNTIF([.$D26:.$AY26];2)/2)" table:style-name="ce25">
            <text:p>0.0</text:p>
          </table:table-cell>
          <table:table-cell office:value-type="float" office:value="0" table:formula="of:=(COUNTIF([.$D26:.$AY26];3)/2)" table:style-name="ce25">
            <text:p>0.0</text:p>
          </table:table-cell>
          <table:table-cell office:value-type="float" office:value="0" table:formula="of:=(COUNTIF([.$D26:.$AY26];4)/2)" table:style-name="ce25">
            <text:p>0.0</text:p>
          </table:table-cell>
          <table:table-cell office:value-type="float" office:value="0" table:formula="of:=(COUNTIF([.$D26:.$AY26];5)/2)" table:style-name="ce25">
            <text:p>0.0</text:p>
          </table:table-cell>
          <table:table-cell office:value-type="float" office:value="0" table:formula="of:=(COUNTIF([.$D26:.$AY26];6)/2)" table:style-name="ce25">
            <text:p>0.0</text:p>
          </table:table-cell>
          <table:table-cell office:value-type="float" office:value="0" table:formula="of:=(COUNTIF([.$D26:.$AY26];7)/2)" table:style-name="ce25">
            <text:p>0.0</text:p>
          </table:table-cell>
          <table:table-cell office:value-type="float" office:value="0" table:formula="of:=(COUNTIF([.$D26:.$AY2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6:.BI2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5-07T00:00:00" table:formula="of:=[.C26]+1" table:style-name="ce4">
            <text:p>05 0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7:.$AY27];1)/2)" table:style-name="ce25">
            <text:p>10.5</text:p>
          </table:table-cell>
          <table:table-cell office:value-type="float" office:value="0" table:formula="of:=(COUNTIF([.$D27:.$AY27];2)/2)" table:style-name="ce25">
            <text:p>0.0</text:p>
          </table:table-cell>
          <table:table-cell office:value-type="float" office:value="0" table:formula="of:=(COUNTIF([.$D27:.$AY27];3)/2)" table:style-name="ce25">
            <text:p>0.0</text:p>
          </table:table-cell>
          <table:table-cell office:value-type="float" office:value="0" table:formula="of:=(COUNTIF([.$D27:.$AY27];4)/2)" table:style-name="ce25">
            <text:p>0.0</text:p>
          </table:table-cell>
          <table:table-cell office:value-type="float" office:value="0" table:formula="of:=(COUNTIF([.$D27:.$AY27];5)/2)" table:style-name="ce25">
            <text:p>0.0</text:p>
          </table:table-cell>
          <table:table-cell office:value-type="float" office:value="0" table:formula="of:=(COUNTIF([.$D27:.$AY27];6)/2)" table:style-name="ce25">
            <text:p>0.0</text:p>
          </table:table-cell>
          <table:table-cell office:value-type="float" office:value="0" table:formula="of:=(COUNTIF([.$D27:.$AY27];7)/2)" table:style-name="ce25">
            <text:p>0.0</text:p>
          </table:table-cell>
          <table:table-cell office:value-type="float" office:value="0" table:formula="of:=(COUNTIF([.$D27:.$AY2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7:.BI2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5-08T00:00:00" table:formula="of:=[.C27]+1" table:style-name="ce4">
            <text:p>05 0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8:.$AY28];1)/2)" table:style-name="ce25">
            <text:p>10.5</text:p>
          </table:table-cell>
          <table:table-cell office:value-type="float" office:value="0" table:formula="of:=(COUNTIF([.$D28:.$AY28];2)/2)" table:style-name="ce25">
            <text:p>0.0</text:p>
          </table:table-cell>
          <table:table-cell office:value-type="float" office:value="0" table:formula="of:=(COUNTIF([.$D28:.$AY28];3)/2)" table:style-name="ce25">
            <text:p>0.0</text:p>
          </table:table-cell>
          <table:table-cell office:value-type="float" office:value="0" table:formula="of:=(COUNTIF([.$D28:.$AY28];4)/2)" table:style-name="ce25">
            <text:p>0.0</text:p>
          </table:table-cell>
          <table:table-cell office:value-type="float" office:value="0" table:formula="of:=(COUNTIF([.$D28:.$AY28];5)/2)" table:style-name="ce25">
            <text:p>0.0</text:p>
          </table:table-cell>
          <table:table-cell office:value-type="float" office:value="0" table:formula="of:=(COUNTIF([.$D28:.$AY28];6)/2)" table:style-name="ce25">
            <text:p>0.0</text:p>
          </table:table-cell>
          <table:table-cell office:value-type="float" office:value="0" table:formula="of:=(COUNTIF([.$D28:.$AY28];7)/2)" table:style-name="ce25">
            <text:p>0.0</text:p>
          </table:table-cell>
          <table:table-cell office:value-type="float" office:value="0" table:formula="of:=(COUNTIF([.$D28:.$AY2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8:.BI2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5-09T00:00:00" table:formula="of:=[.C28]+1" table:style-name="ce4">
            <text:p>05 0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29:.$AY29];1)/2)" table:style-name="ce25">
            <text:p>10.5</text:p>
          </table:table-cell>
          <table:table-cell office:value-type="float" office:value="0" table:formula="of:=(COUNTIF([.$D29:.$AY29];2)/2)" table:style-name="ce25">
            <text:p>0.0</text:p>
          </table:table-cell>
          <table:table-cell office:value-type="float" office:value="0" table:formula="of:=(COUNTIF([.$D29:.$AY29];3)/2)" table:style-name="ce25">
            <text:p>0.0</text:p>
          </table:table-cell>
          <table:table-cell office:value-type="float" office:value="0" table:formula="of:=(COUNTIF([.$D29:.$AY29];4)/2)" table:style-name="ce25">
            <text:p>0.0</text:p>
          </table:table-cell>
          <table:table-cell office:value-type="float" office:value="0" table:formula="of:=(COUNTIF([.$D29:.$AY29];5)/2)" table:style-name="ce25">
            <text:p>0.0</text:p>
          </table:table-cell>
          <table:table-cell office:value-type="float" office:value="0" table:formula="of:=(COUNTIF([.$D29:.$AY29];6)/2)" table:style-name="ce25">
            <text:p>0.0</text:p>
          </table:table-cell>
          <table:table-cell office:value-type="float" office:value="0" table:formula="of:=(COUNTIF([.$D29:.$AY29];7)/2)" table:style-name="ce25">
            <text:p>0.0</text:p>
          </table:table-cell>
          <table:table-cell office:value-type="float" office:value="0" table:formula="of:=(COUNTIF([.$D29:.$AY2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29:.BI2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5-10T00:00:00" table:formula="of:=[.C29]+1" table:style-name="ce4">
            <text:p>05 1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0:.$AY30];1)/2)" table:style-name="ce25">
            <text:p>10.5</text:p>
          </table:table-cell>
          <table:table-cell office:value-type="float" office:value="0" table:formula="of:=(COUNTIF([.$D30:.$AY30];2)/2)" table:style-name="ce25">
            <text:p>0.0</text:p>
          </table:table-cell>
          <table:table-cell office:value-type="float" office:value="0" table:formula="of:=(COUNTIF([.$D30:.$AY30];3)/2)" table:style-name="ce25">
            <text:p>0.0</text:p>
          </table:table-cell>
          <table:table-cell office:value-type="float" office:value="0" table:formula="of:=(COUNTIF([.$D30:.$AY30];4)/2)" table:style-name="ce25">
            <text:p>0.0</text:p>
          </table:table-cell>
          <table:table-cell office:value-type="float" office:value="0" table:formula="of:=(COUNTIF([.$D30:.$AY30];5)/2)" table:style-name="ce25">
            <text:p>0.0</text:p>
          </table:table-cell>
          <table:table-cell office:value-type="float" office:value="0" table:formula="of:=(COUNTIF([.$D30:.$AY30];6)/2)" table:style-name="ce25">
            <text:p>0.0</text:p>
          </table:table-cell>
          <table:table-cell office:value-type="float" office:value="0" table:formula="of:=(COUNTIF([.$D30:.$AY30];7)/2)" table:style-name="ce25">
            <text:p>0.0</text:p>
          </table:table-cell>
          <table:table-cell office:value-type="float" office:value="0" table:formula="of:=(COUNTIF([.$D30:.$AY3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0:.BI3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5-11T00:00:00" table:formula="of:=[.C30]+1" table:style-name="ce4">
            <text:p>05 1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1:.$AY31];1)/2)" table:style-name="ce25">
            <text:p>10.5</text:p>
          </table:table-cell>
          <table:table-cell office:value-type="float" office:value="0" table:formula="of:=(COUNTIF([.$D31:.$AY31];2)/2)" table:style-name="ce25">
            <text:p>0.0</text:p>
          </table:table-cell>
          <table:table-cell office:value-type="float" office:value="0" table:formula="of:=(COUNTIF([.$D31:.$AY31];3)/2)" table:style-name="ce25">
            <text:p>0.0</text:p>
          </table:table-cell>
          <table:table-cell office:value-type="float" office:value="0" table:formula="of:=(COUNTIF([.$D31:.$AY31];4)/2)" table:style-name="ce25">
            <text:p>0.0</text:p>
          </table:table-cell>
          <table:table-cell office:value-type="float" office:value="0" table:formula="of:=(COUNTIF([.$D31:.$AY31];5)/2)" table:style-name="ce25">
            <text:p>0.0</text:p>
          </table:table-cell>
          <table:table-cell office:value-type="float" office:value="0" table:formula="of:=(COUNTIF([.$D31:.$AY31];6)/2)" table:style-name="ce25">
            <text:p>0.0</text:p>
          </table:table-cell>
          <table:table-cell office:value-type="float" office:value="0" table:formula="of:=(COUNTIF([.$D31:.$AY31];7)/2)" table:style-name="ce25">
            <text:p>0.0</text:p>
          </table:table-cell>
          <table:table-cell office:value-type="float" office:value="0" table:formula="of:=(COUNTIF([.$D31:.$AY3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1:.BI3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5-12T00:00:00" table:formula="of:=[.C31]+1" table:style-name="ce4">
            <text:p>05 1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2:.$AY32];1)/2)" table:style-name="ce25">
            <text:p>10.5</text:p>
          </table:table-cell>
          <table:table-cell office:value-type="float" office:value="0" table:formula="of:=(COUNTIF([.$D32:.$AY32];2)/2)" table:style-name="ce25">
            <text:p>0.0</text:p>
          </table:table-cell>
          <table:table-cell office:value-type="float" office:value="0" table:formula="of:=(COUNTIF([.$D32:.$AY32];3)/2)" table:style-name="ce25">
            <text:p>0.0</text:p>
          </table:table-cell>
          <table:table-cell office:value-type="float" office:value="0" table:formula="of:=(COUNTIF([.$D32:.$AY32];4)/2)" table:style-name="ce25">
            <text:p>0.0</text:p>
          </table:table-cell>
          <table:table-cell office:value-type="float" office:value="0" table:formula="of:=(COUNTIF([.$D32:.$AY32];5)/2)" table:style-name="ce25">
            <text:p>0.0</text:p>
          </table:table-cell>
          <table:table-cell office:value-type="float" office:value="0" table:formula="of:=(COUNTIF([.$D32:.$AY32];6)/2)" table:style-name="ce25">
            <text:p>0.0</text:p>
          </table:table-cell>
          <table:table-cell office:value-type="float" office:value="0" table:formula="of:=(COUNTIF([.$D32:.$AY32];7)/2)" table:style-name="ce25">
            <text:p>0.0</text:p>
          </table:table-cell>
          <table:table-cell office:value-type="float" office:value="0" table:formula="of:=(COUNTIF([.$D32:.$AY3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2:.BI3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5-13T00:00:00" table:formula="of:=[.C32]+1" table:style-name="ce4">
            <text:p>05 1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3:.$AY33];1)/2)" table:style-name="ce25">
            <text:p>10.5</text:p>
          </table:table-cell>
          <table:table-cell office:value-type="float" office:value="0" table:formula="of:=(COUNTIF([.$D33:.$AY33];2)/2)" table:style-name="ce25">
            <text:p>0.0</text:p>
          </table:table-cell>
          <table:table-cell office:value-type="float" office:value="0" table:formula="of:=(COUNTIF([.$D33:.$AY33];3)/2)" table:style-name="ce25">
            <text:p>0.0</text:p>
          </table:table-cell>
          <table:table-cell office:value-type="float" office:value="0" table:formula="of:=(COUNTIF([.$D33:.$AY33];4)/2)" table:style-name="ce25">
            <text:p>0.0</text:p>
          </table:table-cell>
          <table:table-cell office:value-type="float" office:value="0" table:formula="of:=(COUNTIF([.$D33:.$AY33];5)/2)" table:style-name="ce25">
            <text:p>0.0</text:p>
          </table:table-cell>
          <table:table-cell office:value-type="float" office:value="0" table:formula="of:=(COUNTIF([.$D33:.$AY33];6)/2)" table:style-name="ce25">
            <text:p>0.0</text:p>
          </table:table-cell>
          <table:table-cell office:value-type="float" office:value="0" table:formula="of:=(COUNTIF([.$D33:.$AY33];7)/2)" table:style-name="ce25">
            <text:p>0.0</text:p>
          </table:table-cell>
          <table:table-cell office:value-type="float" office:value="0" table:formula="of:=(COUNTIF([.$D33:.$AY3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3:.BI3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5-14T00:00:00" table:formula="of:=[.C33]+1" table:style-name="ce4">
            <text:p>05 1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4:.$AY34];1)/2)" table:style-name="ce25">
            <text:p>10.5</text:p>
          </table:table-cell>
          <table:table-cell office:value-type="float" office:value="0" table:formula="of:=(COUNTIF([.$D34:.$AY34];2)/2)" table:style-name="ce25">
            <text:p>0.0</text:p>
          </table:table-cell>
          <table:table-cell office:value-type="float" office:value="0" table:formula="of:=(COUNTIF([.$D34:.$AY34];3)/2)" table:style-name="ce25">
            <text:p>0.0</text:p>
          </table:table-cell>
          <table:table-cell office:value-type="float" office:value="0" table:formula="of:=(COUNTIF([.$D34:.$AY34];4)/2)" table:style-name="ce25">
            <text:p>0.0</text:p>
          </table:table-cell>
          <table:table-cell office:value-type="float" office:value="0" table:formula="of:=(COUNTIF([.$D34:.$AY34];5)/2)" table:style-name="ce25">
            <text:p>0.0</text:p>
          </table:table-cell>
          <table:table-cell office:value-type="float" office:value="0" table:formula="of:=(COUNTIF([.$D34:.$AY34];6)/2)" table:style-name="ce25">
            <text:p>0.0</text:p>
          </table:table-cell>
          <table:table-cell office:value-type="float" office:value="0" table:formula="of:=(COUNTIF([.$D34:.$AY34];7)/2)" table:style-name="ce25">
            <text:p>0.0</text:p>
          </table:table-cell>
          <table:table-cell office:value-type="float" office:value="0" table:formula="of:=(COUNTIF([.$D34:.$AY3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4:.BI3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5-15T00:00:00" table:formula="of:=[.C34]+1" table:style-name="ce4">
            <text:p>05 1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5:.$AY35];1)/2)" table:style-name="ce25">
            <text:p>10.5</text:p>
          </table:table-cell>
          <table:table-cell office:value-type="float" office:value="0" table:formula="of:=(COUNTIF([.$D35:.$AY35];2)/2)" table:style-name="ce25">
            <text:p>0.0</text:p>
          </table:table-cell>
          <table:table-cell office:value-type="float" office:value="0" table:formula="of:=(COUNTIF([.$D35:.$AY35];3)/2)" table:style-name="ce25">
            <text:p>0.0</text:p>
          </table:table-cell>
          <table:table-cell office:value-type="float" office:value="0" table:formula="of:=(COUNTIF([.$D35:.$AY35];4)/2)" table:style-name="ce25">
            <text:p>0.0</text:p>
          </table:table-cell>
          <table:table-cell office:value-type="float" office:value="0" table:formula="of:=(COUNTIF([.$D35:.$AY35];5)/2)" table:style-name="ce25">
            <text:p>0.0</text:p>
          </table:table-cell>
          <table:table-cell office:value-type="float" office:value="0" table:formula="of:=(COUNTIF([.$D35:.$AY35];6)/2)" table:style-name="ce25">
            <text:p>0.0</text:p>
          </table:table-cell>
          <table:table-cell office:value-type="float" office:value="0" table:formula="of:=(COUNTIF([.$D35:.$AY35];7)/2)" table:style-name="ce25">
            <text:p>0.0</text:p>
          </table:table-cell>
          <table:table-cell office:value-type="float" office:value="0" table:formula="of:=(COUNTIF([.$D35:.$AY3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5:.BI3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5-16T00:00:00" table:formula="of:=[.C35]+1" table:style-name="ce4">
            <text:p>05 1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6:.$AY36];1)/2)" table:style-name="ce25">
            <text:p>10.5</text:p>
          </table:table-cell>
          <table:table-cell office:value-type="float" office:value="0" table:formula="of:=(COUNTIF([.$D36:.$AY36];2)/2)" table:style-name="ce25">
            <text:p>0.0</text:p>
          </table:table-cell>
          <table:table-cell office:value-type="float" office:value="0" table:formula="of:=(COUNTIF([.$D36:.$AY36];3)/2)" table:style-name="ce25">
            <text:p>0.0</text:p>
          </table:table-cell>
          <table:table-cell office:value-type="float" office:value="0" table:formula="of:=(COUNTIF([.$D36:.$AY36];4)/2)" table:style-name="ce25">
            <text:p>0.0</text:p>
          </table:table-cell>
          <table:table-cell office:value-type="float" office:value="0" table:formula="of:=(COUNTIF([.$D36:.$AY36];5)/2)" table:style-name="ce25">
            <text:p>0.0</text:p>
          </table:table-cell>
          <table:table-cell office:value-type="float" office:value="0" table:formula="of:=(COUNTIF([.$D36:.$AY36];6)/2)" table:style-name="ce25">
            <text:p>0.0</text:p>
          </table:table-cell>
          <table:table-cell office:value-type="float" office:value="0" table:formula="of:=(COUNTIF([.$D36:.$AY36];7)/2)" table:style-name="ce25">
            <text:p>0.0</text:p>
          </table:table-cell>
          <table:table-cell office:value-type="float" office:value="0" table:formula="of:=(COUNTIF([.$D36:.$AY3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6:.BI3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5-17T00:00:00" table:formula="of:=[.C36]+1" table:style-name="ce4">
            <text:p>05 1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7:.$AY37];1)/2)" table:style-name="ce25">
            <text:p>10.5</text:p>
          </table:table-cell>
          <table:table-cell office:value-type="float" office:value="0" table:formula="of:=(COUNTIF([.$D37:.$AY37];2)/2)" table:style-name="ce25">
            <text:p>0.0</text:p>
          </table:table-cell>
          <table:table-cell office:value-type="float" office:value="0" table:formula="of:=(COUNTIF([.$D37:.$AY37];3)/2)" table:style-name="ce25">
            <text:p>0.0</text:p>
          </table:table-cell>
          <table:table-cell office:value-type="float" office:value="0" table:formula="of:=(COUNTIF([.$D37:.$AY37];4)/2)" table:style-name="ce25">
            <text:p>0.0</text:p>
          </table:table-cell>
          <table:table-cell office:value-type="float" office:value="0" table:formula="of:=(COUNTIF([.$D37:.$AY37];5)/2)" table:style-name="ce25">
            <text:p>0.0</text:p>
          </table:table-cell>
          <table:table-cell office:value-type="float" office:value="0" table:formula="of:=(COUNTIF([.$D37:.$AY37];6)/2)" table:style-name="ce25">
            <text:p>0.0</text:p>
          </table:table-cell>
          <table:table-cell office:value-type="float" office:value="0" table:formula="of:=(COUNTIF([.$D37:.$AY37];7)/2)" table:style-name="ce25">
            <text:p>0.0</text:p>
          </table:table-cell>
          <table:table-cell office:value-type="float" office:value="0" table:formula="of:=(COUNTIF([.$D37:.$AY3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7:.BI3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5-18T00:00:00" table:formula="of:=[.C37]+1" table:style-name="ce4">
            <text:p>05 1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8:.$AY38];1)/2)" table:style-name="ce25">
            <text:p>10.5</text:p>
          </table:table-cell>
          <table:table-cell office:value-type="float" office:value="0" table:formula="of:=(COUNTIF([.$D38:.$AY38];2)/2)" table:style-name="ce25">
            <text:p>0.0</text:p>
          </table:table-cell>
          <table:table-cell office:value-type="float" office:value="0" table:formula="of:=(COUNTIF([.$D38:.$AY38];3)/2)" table:style-name="ce25">
            <text:p>0.0</text:p>
          </table:table-cell>
          <table:table-cell office:value-type="float" office:value="0" table:formula="of:=(COUNTIF([.$D38:.$AY38];4)/2)" table:style-name="ce25">
            <text:p>0.0</text:p>
          </table:table-cell>
          <table:table-cell office:value-type="float" office:value="0" table:formula="of:=(COUNTIF([.$D38:.$AY38];5)/2)" table:style-name="ce25">
            <text:p>0.0</text:p>
          </table:table-cell>
          <table:table-cell office:value-type="float" office:value="0" table:formula="of:=(COUNTIF([.$D38:.$AY38];6)/2)" table:style-name="ce25">
            <text:p>0.0</text:p>
          </table:table-cell>
          <table:table-cell office:value-type="float" office:value="0" table:formula="of:=(COUNTIF([.$D38:.$AY38];7)/2)" table:style-name="ce25">
            <text:p>0.0</text:p>
          </table:table-cell>
          <table:table-cell office:value-type="float" office:value="0" table:formula="of:=(COUNTIF([.$D38:.$AY3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8:.BI3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5-19T00:00:00" table:formula="of:=[.C38]+1" table:style-name="ce4">
            <text:p>05 1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39:.$AY39];1)/2)" table:style-name="ce25">
            <text:p>10.5</text:p>
          </table:table-cell>
          <table:table-cell office:value-type="float" office:value="0" table:formula="of:=(COUNTIF([.$D39:.$AY39];2)/2)" table:style-name="ce25">
            <text:p>0.0</text:p>
          </table:table-cell>
          <table:table-cell office:value-type="float" office:value="0" table:formula="of:=(COUNTIF([.$D39:.$AY39];3)/2)" table:style-name="ce25">
            <text:p>0.0</text:p>
          </table:table-cell>
          <table:table-cell office:value-type="float" office:value="0" table:formula="of:=(COUNTIF([.$D39:.$AY39];4)/2)" table:style-name="ce25">
            <text:p>0.0</text:p>
          </table:table-cell>
          <table:table-cell office:value-type="float" office:value="0" table:formula="of:=(COUNTIF([.$D39:.$AY39];5)/2)" table:style-name="ce25">
            <text:p>0.0</text:p>
          </table:table-cell>
          <table:table-cell office:value-type="float" office:value="0" table:formula="of:=(COUNTIF([.$D39:.$AY39];6)/2)" table:style-name="ce25">
            <text:p>0.0</text:p>
          </table:table-cell>
          <table:table-cell office:value-type="float" office:value="0" table:formula="of:=(COUNTIF([.$D39:.$AY39];7)/2)" table:style-name="ce25">
            <text:p>0.0</text:p>
          </table:table-cell>
          <table:table-cell office:value-type="float" office:value="0" table:formula="of:=(COUNTIF([.$D39:.$AY3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39:.BI3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5-20T00:00:00" table:formula="of:=[.C39]+1" table:style-name="ce4">
            <text:p>05 2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0:.$AY40];1)/2)" table:style-name="ce25">
            <text:p>10.5</text:p>
          </table:table-cell>
          <table:table-cell office:value-type="float" office:value="0" table:formula="of:=(COUNTIF([.$D40:.$AY40];2)/2)" table:style-name="ce25">
            <text:p>0.0</text:p>
          </table:table-cell>
          <table:table-cell office:value-type="float" office:value="0" table:formula="of:=(COUNTIF([.$D40:.$AY40];3)/2)" table:style-name="ce25">
            <text:p>0.0</text:p>
          </table:table-cell>
          <table:table-cell office:value-type="float" office:value="0" table:formula="of:=(COUNTIF([.$D40:.$AY40];4)/2)" table:style-name="ce25">
            <text:p>0.0</text:p>
          </table:table-cell>
          <table:table-cell office:value-type="float" office:value="0" table:formula="of:=(COUNTIF([.$D40:.$AY40];5)/2)" table:style-name="ce25">
            <text:p>0.0</text:p>
          </table:table-cell>
          <table:table-cell office:value-type="float" office:value="0" table:formula="of:=(COUNTIF([.$D40:.$AY40];6)/2)" table:style-name="ce25">
            <text:p>0.0</text:p>
          </table:table-cell>
          <table:table-cell office:value-type="float" office:value="0" table:formula="of:=(COUNTIF([.$D40:.$AY40];7)/2)" table:style-name="ce25">
            <text:p>0.0</text:p>
          </table:table-cell>
          <table:table-cell office:value-type="float" office:value="0" table:formula="of:=(COUNTIF([.$D40:.$AY4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0:.BI4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5-21T00:00:00" table:formula="of:=[.C40]+1" table:style-name="ce4">
            <text:p>05 2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1:.$AY41];1)/2)" table:style-name="ce25">
            <text:p>10.5</text:p>
          </table:table-cell>
          <table:table-cell office:value-type="float" office:value="0" table:formula="of:=(COUNTIF([.$D41:.$AY41];2)/2)" table:style-name="ce25">
            <text:p>0.0</text:p>
          </table:table-cell>
          <table:table-cell office:value-type="float" office:value="0" table:formula="of:=(COUNTIF([.$D41:.$AY41];3)/2)" table:style-name="ce25">
            <text:p>0.0</text:p>
          </table:table-cell>
          <table:table-cell office:value-type="float" office:value="0" table:formula="of:=(COUNTIF([.$D41:.$AY41];4)/2)" table:style-name="ce25">
            <text:p>0.0</text:p>
          </table:table-cell>
          <table:table-cell office:value-type="float" office:value="0" table:formula="of:=(COUNTIF([.$D41:.$AY41];5)/2)" table:style-name="ce25">
            <text:p>0.0</text:p>
          </table:table-cell>
          <table:table-cell office:value-type="float" office:value="0" table:formula="of:=(COUNTIF([.$D41:.$AY41];6)/2)" table:style-name="ce25">
            <text:p>0.0</text:p>
          </table:table-cell>
          <table:table-cell office:value-type="float" office:value="0" table:formula="of:=(COUNTIF([.$D41:.$AY41];7)/2)" table:style-name="ce25">
            <text:p>0.0</text:p>
          </table:table-cell>
          <table:table-cell office:value-type="float" office:value="0" table:formula="of:=(COUNTIF([.$D41:.$AY4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1:.BI4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5-22T00:00:00" table:formula="of:=[.C41]+1" table:style-name="ce4">
            <text:p>05 2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2:.$AY42];1)/2)" table:style-name="ce25">
            <text:p>10.5</text:p>
          </table:table-cell>
          <table:table-cell office:value-type="float" office:value="0" table:formula="of:=(COUNTIF([.$D42:.$AY42];2)/2)" table:style-name="ce25">
            <text:p>0.0</text:p>
          </table:table-cell>
          <table:table-cell office:value-type="float" office:value="0" table:formula="of:=(COUNTIF([.$D42:.$AY42];3)/2)" table:style-name="ce25">
            <text:p>0.0</text:p>
          </table:table-cell>
          <table:table-cell office:value-type="float" office:value="0" table:formula="of:=(COUNTIF([.$D42:.$AY42];4)/2)" table:style-name="ce25">
            <text:p>0.0</text:p>
          </table:table-cell>
          <table:table-cell office:value-type="float" office:value="0" table:formula="of:=(COUNTIF([.$D42:.$AY42];5)/2)" table:style-name="ce25">
            <text:p>0.0</text:p>
          </table:table-cell>
          <table:table-cell office:value-type="float" office:value="0" table:formula="of:=(COUNTIF([.$D42:.$AY42];6)/2)" table:style-name="ce25">
            <text:p>0.0</text:p>
          </table:table-cell>
          <table:table-cell office:value-type="float" office:value="0" table:formula="of:=(COUNTIF([.$D42:.$AY42];7)/2)" table:style-name="ce25">
            <text:p>0.0</text:p>
          </table:table-cell>
          <table:table-cell office:value-type="float" office:value="0" table:formula="of:=(COUNTIF([.$D42:.$AY4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2:.BI4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5-23T00:00:00" table:formula="of:=[.C42]+1" table:style-name="ce4">
            <text:p>05 2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3:.$AY43];1)/2)" table:style-name="ce25">
            <text:p>10.5</text:p>
          </table:table-cell>
          <table:table-cell office:value-type="float" office:value="0" table:formula="of:=(COUNTIF([.$D43:.$AY43];2)/2)" table:style-name="ce25">
            <text:p>0.0</text:p>
          </table:table-cell>
          <table:table-cell office:value-type="float" office:value="0" table:formula="of:=(COUNTIF([.$D43:.$AY43];3)/2)" table:style-name="ce25">
            <text:p>0.0</text:p>
          </table:table-cell>
          <table:table-cell office:value-type="float" office:value="0" table:formula="of:=(COUNTIF([.$D43:.$AY43];4)/2)" table:style-name="ce25">
            <text:p>0.0</text:p>
          </table:table-cell>
          <table:table-cell office:value-type="float" office:value="0" table:formula="of:=(COUNTIF([.$D43:.$AY43];5)/2)" table:style-name="ce25">
            <text:p>0.0</text:p>
          </table:table-cell>
          <table:table-cell office:value-type="float" office:value="0" table:formula="of:=(COUNTIF([.$D43:.$AY43];6)/2)" table:style-name="ce25">
            <text:p>0.0</text:p>
          </table:table-cell>
          <table:table-cell office:value-type="float" office:value="0" table:formula="of:=(COUNTIF([.$D43:.$AY43];7)/2)" table:style-name="ce25">
            <text:p>0.0</text:p>
          </table:table-cell>
          <table:table-cell office:value-type="float" office:value="0" table:formula="of:=(COUNTIF([.$D43:.$AY4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3:.BI4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5-24T00:00:00" table:formula="of:=[.C43]+1" table:style-name="ce4">
            <text:p>05 2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4:.$AY44];1)/2)" table:style-name="ce25">
            <text:p>10.5</text:p>
          </table:table-cell>
          <table:table-cell office:value-type="float" office:value="0" table:formula="of:=(COUNTIF([.$D44:.$AY44];2)/2)" table:style-name="ce25">
            <text:p>0.0</text:p>
          </table:table-cell>
          <table:table-cell office:value-type="float" office:value="0" table:formula="of:=(COUNTIF([.$D44:.$AY44];3)/2)" table:style-name="ce25">
            <text:p>0.0</text:p>
          </table:table-cell>
          <table:table-cell office:value-type="float" office:value="0" table:formula="of:=(COUNTIF([.$D44:.$AY44];4)/2)" table:style-name="ce25">
            <text:p>0.0</text:p>
          </table:table-cell>
          <table:table-cell office:value-type="float" office:value="0" table:formula="of:=(COUNTIF([.$D44:.$AY44];5)/2)" table:style-name="ce25">
            <text:p>0.0</text:p>
          </table:table-cell>
          <table:table-cell office:value-type="float" office:value="0" table:formula="of:=(COUNTIF([.$D44:.$AY44];6)/2)" table:style-name="ce25">
            <text:p>0.0</text:p>
          </table:table-cell>
          <table:table-cell office:value-type="float" office:value="0" table:formula="of:=(COUNTIF([.$D44:.$AY44];7)/2)" table:style-name="ce25">
            <text:p>0.0</text:p>
          </table:table-cell>
          <table:table-cell office:value-type="float" office:value="0" table:formula="of:=(COUNTIF([.$D44:.$AY4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4:.BI4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5-25T00:00:00" table:formula="of:=[.C44]+1" table:style-name="ce4">
            <text:p>05 2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5:.$AY45];1)/2)" table:style-name="ce25">
            <text:p>10.5</text:p>
          </table:table-cell>
          <table:table-cell office:value-type="float" office:value="0" table:formula="of:=(COUNTIF([.$D45:.$AY45];2)/2)" table:style-name="ce25">
            <text:p>0.0</text:p>
          </table:table-cell>
          <table:table-cell office:value-type="float" office:value="0" table:formula="of:=(COUNTIF([.$D45:.$AY45];3)/2)" table:style-name="ce25">
            <text:p>0.0</text:p>
          </table:table-cell>
          <table:table-cell office:value-type="float" office:value="0" table:formula="of:=(COUNTIF([.$D45:.$AY45];4)/2)" table:style-name="ce25">
            <text:p>0.0</text:p>
          </table:table-cell>
          <table:table-cell office:value-type="float" office:value="0" table:formula="of:=(COUNTIF([.$D45:.$AY45];5)/2)" table:style-name="ce25">
            <text:p>0.0</text:p>
          </table:table-cell>
          <table:table-cell office:value-type="float" office:value="0" table:formula="of:=(COUNTIF([.$D45:.$AY45];6)/2)" table:style-name="ce25">
            <text:p>0.0</text:p>
          </table:table-cell>
          <table:table-cell office:value-type="float" office:value="0" table:formula="of:=(COUNTIF([.$D45:.$AY45];7)/2)" table:style-name="ce25">
            <text:p>0.0</text:p>
          </table:table-cell>
          <table:table-cell office:value-type="float" office:value="0" table:formula="of:=(COUNTIF([.$D45:.$AY4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5:.BI4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5-26T00:00:00" table:formula="of:=[.C45]+1" table:style-name="ce4">
            <text:p>05 2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6:.$AY46];1)/2)" table:style-name="ce25">
            <text:p>10.5</text:p>
          </table:table-cell>
          <table:table-cell office:value-type="float" office:value="0" table:formula="of:=(COUNTIF([.$D46:.$AY46];2)/2)" table:style-name="ce25">
            <text:p>0.0</text:p>
          </table:table-cell>
          <table:table-cell office:value-type="float" office:value="0" table:formula="of:=(COUNTIF([.$D46:.$AY46];3)/2)" table:style-name="ce25">
            <text:p>0.0</text:p>
          </table:table-cell>
          <table:table-cell office:value-type="float" office:value="0" table:formula="of:=(COUNTIF([.$D46:.$AY46];4)/2)" table:style-name="ce25">
            <text:p>0.0</text:p>
          </table:table-cell>
          <table:table-cell office:value-type="float" office:value="0" table:formula="of:=(COUNTIF([.$D46:.$AY46];5)/2)" table:style-name="ce25">
            <text:p>0.0</text:p>
          </table:table-cell>
          <table:table-cell office:value-type="float" office:value="0" table:formula="of:=(COUNTIF([.$D46:.$AY46];6)/2)" table:style-name="ce25">
            <text:p>0.0</text:p>
          </table:table-cell>
          <table:table-cell office:value-type="float" office:value="0" table:formula="of:=(COUNTIF([.$D46:.$AY46];7)/2)" table:style-name="ce25">
            <text:p>0.0</text:p>
          </table:table-cell>
          <table:table-cell office:value-type="float" office:value="0" table:formula="of:=(COUNTIF([.$D46:.$AY4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6:.BI4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5-27T00:00:00" table:formula="of:=[.C46]+1" table:style-name="ce4">
            <text:p>05 2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7:.$AY47];1)/2)" table:style-name="ce25">
            <text:p>10.5</text:p>
          </table:table-cell>
          <table:table-cell office:value-type="float" office:value="0" table:formula="of:=(COUNTIF([.$D47:.$AY47];2)/2)" table:style-name="ce25">
            <text:p>0.0</text:p>
          </table:table-cell>
          <table:table-cell office:value-type="float" office:value="0" table:formula="of:=(COUNTIF([.$D47:.$AY47];3)/2)" table:style-name="ce25">
            <text:p>0.0</text:p>
          </table:table-cell>
          <table:table-cell office:value-type="float" office:value="0" table:formula="of:=(COUNTIF([.$D47:.$AY47];4)/2)" table:style-name="ce25">
            <text:p>0.0</text:p>
          </table:table-cell>
          <table:table-cell office:value-type="float" office:value="0" table:formula="of:=(COUNTIF([.$D47:.$AY47];5)/2)" table:style-name="ce25">
            <text:p>0.0</text:p>
          </table:table-cell>
          <table:table-cell office:value-type="float" office:value="0" table:formula="of:=(COUNTIF([.$D47:.$AY47];6)/2)" table:style-name="ce25">
            <text:p>0.0</text:p>
          </table:table-cell>
          <table:table-cell office:value-type="float" office:value="0" table:formula="of:=(COUNTIF([.$D47:.$AY47];7)/2)" table:style-name="ce25">
            <text:p>0.0</text:p>
          </table:table-cell>
          <table:table-cell office:value-type="float" office:value="0" table:formula="of:=(COUNTIF([.$D47:.$AY4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7:.BI4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5-28T00:00:00" table:formula="of:=[.C47]+1" table:style-name="ce4">
            <text:p>05 2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8:.$AY48];1)/2)" table:style-name="ce25">
            <text:p>10.5</text:p>
          </table:table-cell>
          <table:table-cell office:value-type="float" office:value="0" table:formula="of:=(COUNTIF([.$D48:.$AY48];2)/2)" table:style-name="ce25">
            <text:p>0.0</text:p>
          </table:table-cell>
          <table:table-cell office:value-type="float" office:value="0" table:formula="of:=(COUNTIF([.$D48:.$AY48];3)/2)" table:style-name="ce25">
            <text:p>0.0</text:p>
          </table:table-cell>
          <table:table-cell office:value-type="float" office:value="0" table:formula="of:=(COUNTIF([.$D48:.$AY48];4)/2)" table:style-name="ce25">
            <text:p>0.0</text:p>
          </table:table-cell>
          <table:table-cell office:value-type="float" office:value="0" table:formula="of:=(COUNTIF([.$D48:.$AY48];5)/2)" table:style-name="ce25">
            <text:p>0.0</text:p>
          </table:table-cell>
          <table:table-cell office:value-type="float" office:value="0" table:formula="of:=(COUNTIF([.$D48:.$AY48];6)/2)" table:style-name="ce25">
            <text:p>0.0</text:p>
          </table:table-cell>
          <table:table-cell office:value-type="float" office:value="0" table:formula="of:=(COUNTIF([.$D48:.$AY48];7)/2)" table:style-name="ce25">
            <text:p>0.0</text:p>
          </table:table-cell>
          <table:table-cell office:value-type="float" office:value="0" table:formula="of:=(COUNTIF([.$D48:.$AY4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8:.BI4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5-29T00:00:00" table:formula="of:=[.C48]+1" table:style-name="ce4">
            <text:p>05 2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49:.$AY49];1)/2)" table:style-name="ce25">
            <text:p>10.5</text:p>
          </table:table-cell>
          <table:table-cell office:value-type="float" office:value="0" table:formula="of:=(COUNTIF([.$D49:.$AY49];2)/2)" table:style-name="ce25">
            <text:p>0.0</text:p>
          </table:table-cell>
          <table:table-cell office:value-type="float" office:value="0" table:formula="of:=(COUNTIF([.$D49:.$AY49];3)/2)" table:style-name="ce25">
            <text:p>0.0</text:p>
          </table:table-cell>
          <table:table-cell office:value-type="float" office:value="0" table:formula="of:=(COUNTIF([.$D49:.$AY49];4)/2)" table:style-name="ce25">
            <text:p>0.0</text:p>
          </table:table-cell>
          <table:table-cell office:value-type="float" office:value="0" table:formula="of:=(COUNTIF([.$D49:.$AY49];5)/2)" table:style-name="ce25">
            <text:p>0.0</text:p>
          </table:table-cell>
          <table:table-cell office:value-type="float" office:value="0" table:formula="of:=(COUNTIF([.$D49:.$AY49];6)/2)" table:style-name="ce25">
            <text:p>0.0</text:p>
          </table:table-cell>
          <table:table-cell office:value-type="float" office:value="0" table:formula="of:=(COUNTIF([.$D49:.$AY49];7)/2)" table:style-name="ce25">
            <text:p>0.0</text:p>
          </table:table-cell>
          <table:table-cell office:value-type="float" office:value="0" table:formula="of:=(COUNTIF([.$D49:.$AY4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49:.BI4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5-30T00:00:00" table:formula="of:=[.C49]+1" table:style-name="ce4">
            <text:p>05 3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0:.$AY50];1)/2)" table:style-name="ce25">
            <text:p>10.5</text:p>
          </table:table-cell>
          <table:table-cell office:value-type="float" office:value="0" table:formula="of:=(COUNTIF([.$D50:.$AY50];2)/2)" table:style-name="ce25">
            <text:p>0.0</text:p>
          </table:table-cell>
          <table:table-cell office:value-type="float" office:value="0" table:formula="of:=(COUNTIF([.$D50:.$AY50];3)/2)" table:style-name="ce25">
            <text:p>0.0</text:p>
          </table:table-cell>
          <table:table-cell office:value-type="float" office:value="0" table:formula="of:=(COUNTIF([.$D50:.$AY50];4)/2)" table:style-name="ce25">
            <text:p>0.0</text:p>
          </table:table-cell>
          <table:table-cell office:value-type="float" office:value="0" table:formula="of:=(COUNTIF([.$D50:.$AY50];5)/2)" table:style-name="ce25">
            <text:p>0.0</text:p>
          </table:table-cell>
          <table:table-cell office:value-type="float" office:value="0" table:formula="of:=(COUNTIF([.$D50:.$AY50];6)/2)" table:style-name="ce25">
            <text:p>0.0</text:p>
          </table:table-cell>
          <table:table-cell office:value-type="float" office:value="0" table:formula="of:=(COUNTIF([.$D50:.$AY50];7)/2)" table:style-name="ce25">
            <text:p>0.0</text:p>
          </table:table-cell>
          <table:table-cell office:value-type="float" office:value="0" table:formula="of:=(COUNTIF([.$D50:.$AY5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0:.BI5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5-31T00:00:00" table:formula="of:=[.C50]+1" table:style-name="ce4">
            <text:p>05 3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1:.$AY51];1)/2)" table:style-name="ce25">
            <text:p>10.5</text:p>
          </table:table-cell>
          <table:table-cell office:value-type="float" office:value="0" table:formula="of:=(COUNTIF([.$D51:.$AY51];2)/2)" table:style-name="ce25">
            <text:p>0.0</text:p>
          </table:table-cell>
          <table:table-cell office:value-type="float" office:value="0" table:formula="of:=(COUNTIF([.$D51:.$AY51];3)/2)" table:style-name="ce25">
            <text:p>0.0</text:p>
          </table:table-cell>
          <table:table-cell office:value-type="float" office:value="0" table:formula="of:=(COUNTIF([.$D51:.$AY51];4)/2)" table:style-name="ce25">
            <text:p>0.0</text:p>
          </table:table-cell>
          <table:table-cell office:value-type="float" office:value="0" table:formula="of:=(COUNTIF([.$D51:.$AY51];5)/2)" table:style-name="ce25">
            <text:p>0.0</text:p>
          </table:table-cell>
          <table:table-cell office:value-type="float" office:value="0" table:formula="of:=(COUNTIF([.$D51:.$AY51];6)/2)" table:style-name="ce25">
            <text:p>0.0</text:p>
          </table:table-cell>
          <table:table-cell office:value-type="float" office:value="0" table:formula="of:=(COUNTIF([.$D51:.$AY51];7)/2)" table:style-name="ce25">
            <text:p>0.0</text:p>
          </table:table-cell>
          <table:table-cell office:value-type="float" office:value="0" table:formula="of:=(COUNTIF([.$D51:.$AY5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1:.BI5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6-01T00:00:00" table:formula="of:=[.C51]+1" table:style-name="ce4">
            <text:p>06 0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2:.$AY52];1)/2)" table:style-name="ce25">
            <text:p>10.5</text:p>
          </table:table-cell>
          <table:table-cell office:value-type="float" office:value="0" table:formula="of:=(COUNTIF([.$D52:.$AY52];2)/2)" table:style-name="ce25">
            <text:p>0.0</text:p>
          </table:table-cell>
          <table:table-cell office:value-type="float" office:value="0" table:formula="of:=(COUNTIF([.$D52:.$AY52];3)/2)" table:style-name="ce25">
            <text:p>0.0</text:p>
          </table:table-cell>
          <table:table-cell office:value-type="float" office:value="0" table:formula="of:=(COUNTIF([.$D52:.$AY52];4)/2)" table:style-name="ce25">
            <text:p>0.0</text:p>
          </table:table-cell>
          <table:table-cell office:value-type="float" office:value="0" table:formula="of:=(COUNTIF([.$D52:.$AY52];5)/2)" table:style-name="ce25">
            <text:p>0.0</text:p>
          </table:table-cell>
          <table:table-cell office:value-type="float" office:value="0" table:formula="of:=(COUNTIF([.$D52:.$AY52];6)/2)" table:style-name="ce25">
            <text:p>0.0</text:p>
          </table:table-cell>
          <table:table-cell office:value-type="float" office:value="0" table:formula="of:=(COUNTIF([.$D52:.$AY52];7)/2)" table:style-name="ce25">
            <text:p>0.0</text:p>
          </table:table-cell>
          <table:table-cell office:value-type="float" office:value="0" table:formula="of:=(COUNTIF([.$D52:.$AY5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2:.BI5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6-02T00:00:00" table:formula="of:=[.C52]+1" table:style-name="ce4">
            <text:p>06 0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3:.$AY53];1)/2)" table:style-name="ce25">
            <text:p>10.5</text:p>
          </table:table-cell>
          <table:table-cell office:value-type="float" office:value="0" table:formula="of:=(COUNTIF([.$D53:.$AY53];2)/2)" table:style-name="ce25">
            <text:p>0.0</text:p>
          </table:table-cell>
          <table:table-cell office:value-type="float" office:value="0" table:formula="of:=(COUNTIF([.$D53:.$AY53];3)/2)" table:style-name="ce25">
            <text:p>0.0</text:p>
          </table:table-cell>
          <table:table-cell office:value-type="float" office:value="0" table:formula="of:=(COUNTIF([.$D53:.$AY53];4)/2)" table:style-name="ce25">
            <text:p>0.0</text:p>
          </table:table-cell>
          <table:table-cell office:value-type="float" office:value="0" table:formula="of:=(COUNTIF([.$D53:.$AY53];5)/2)" table:style-name="ce25">
            <text:p>0.0</text:p>
          </table:table-cell>
          <table:table-cell office:value-type="float" office:value="0" table:formula="of:=(COUNTIF([.$D53:.$AY53];6)/2)" table:style-name="ce25">
            <text:p>0.0</text:p>
          </table:table-cell>
          <table:table-cell office:value-type="float" office:value="0" table:formula="of:=(COUNTIF([.$D53:.$AY53];7)/2)" table:style-name="ce25">
            <text:p>0.0</text:p>
          </table:table-cell>
          <table:table-cell office:value-type="float" office:value="0" table:formula="of:=(COUNTIF([.$D53:.$AY5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3:.BI5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6-03T00:00:00" table:formula="of:=[.C53]+1" table:style-name="ce4">
            <text:p>06 0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4:.$AY54];1)/2)" table:style-name="ce25">
            <text:p>10.5</text:p>
          </table:table-cell>
          <table:table-cell office:value-type="float" office:value="0" table:formula="of:=(COUNTIF([.$D54:.$AY54];2)/2)" table:style-name="ce25">
            <text:p>0.0</text:p>
          </table:table-cell>
          <table:table-cell office:value-type="float" office:value="0" table:formula="of:=(COUNTIF([.$D54:.$AY54];3)/2)" table:style-name="ce25">
            <text:p>0.0</text:p>
          </table:table-cell>
          <table:table-cell office:value-type="float" office:value="0" table:formula="of:=(COUNTIF([.$D54:.$AY54];4)/2)" table:style-name="ce25">
            <text:p>0.0</text:p>
          </table:table-cell>
          <table:table-cell office:value-type="float" office:value="0" table:formula="of:=(COUNTIF([.$D54:.$AY54];5)/2)" table:style-name="ce25">
            <text:p>0.0</text:p>
          </table:table-cell>
          <table:table-cell office:value-type="float" office:value="0" table:formula="of:=(COUNTIF([.$D54:.$AY54];6)/2)" table:style-name="ce25">
            <text:p>0.0</text:p>
          </table:table-cell>
          <table:table-cell office:value-type="float" office:value="0" table:formula="of:=(COUNTIF([.$D54:.$AY54];7)/2)" table:style-name="ce25">
            <text:p>0.0</text:p>
          </table:table-cell>
          <table:table-cell office:value-type="float" office:value="0" table:formula="of:=(COUNTIF([.$D54:.$AY5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4:.BI5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6-04T00:00:00" table:formula="of:=[.C54]+1" table:style-name="ce4">
            <text:p>06 0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5:.$AY55];1)/2)" table:style-name="ce25">
            <text:p>10.5</text:p>
          </table:table-cell>
          <table:table-cell office:value-type="float" office:value="0" table:formula="of:=(COUNTIF([.$D55:.$AY55];2)/2)" table:style-name="ce25">
            <text:p>0.0</text:p>
          </table:table-cell>
          <table:table-cell office:value-type="float" office:value="0" table:formula="of:=(COUNTIF([.$D55:.$AY55];3)/2)" table:style-name="ce25">
            <text:p>0.0</text:p>
          </table:table-cell>
          <table:table-cell office:value-type="float" office:value="0" table:formula="of:=(COUNTIF([.$D55:.$AY55];4)/2)" table:style-name="ce25">
            <text:p>0.0</text:p>
          </table:table-cell>
          <table:table-cell office:value-type="float" office:value="0" table:formula="of:=(COUNTIF([.$D55:.$AY55];5)/2)" table:style-name="ce25">
            <text:p>0.0</text:p>
          </table:table-cell>
          <table:table-cell office:value-type="float" office:value="0" table:formula="of:=(COUNTIF([.$D55:.$AY55];6)/2)" table:style-name="ce25">
            <text:p>0.0</text:p>
          </table:table-cell>
          <table:table-cell office:value-type="float" office:value="0" table:formula="of:=(COUNTIF([.$D55:.$AY55];7)/2)" table:style-name="ce25">
            <text:p>0.0</text:p>
          </table:table-cell>
          <table:table-cell office:value-type="float" office:value="0" table:formula="of:=(COUNTIF([.$D55:.$AY5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5:.BI5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6-05T00:00:00" table:formula="of:=[.C55]+1" table:style-name="ce4">
            <text:p>06 0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6:.$AY56];1)/2)" table:style-name="ce25">
            <text:p>10.5</text:p>
          </table:table-cell>
          <table:table-cell office:value-type="float" office:value="0" table:formula="of:=(COUNTIF([.$D56:.$AY56];2)/2)" table:style-name="ce25">
            <text:p>0.0</text:p>
          </table:table-cell>
          <table:table-cell office:value-type="float" office:value="0" table:formula="of:=(COUNTIF([.$D56:.$AY56];3)/2)" table:style-name="ce25">
            <text:p>0.0</text:p>
          </table:table-cell>
          <table:table-cell office:value-type="float" office:value="0" table:formula="of:=(COUNTIF([.$D56:.$AY56];4)/2)" table:style-name="ce25">
            <text:p>0.0</text:p>
          </table:table-cell>
          <table:table-cell office:value-type="float" office:value="0" table:formula="of:=(COUNTIF([.$D56:.$AY56];5)/2)" table:style-name="ce25">
            <text:p>0.0</text:p>
          </table:table-cell>
          <table:table-cell office:value-type="float" office:value="0" table:formula="of:=(COUNTIF([.$D56:.$AY56];6)/2)" table:style-name="ce25">
            <text:p>0.0</text:p>
          </table:table-cell>
          <table:table-cell office:value-type="float" office:value="0" table:formula="of:=(COUNTIF([.$D56:.$AY56];7)/2)" table:style-name="ce25">
            <text:p>0.0</text:p>
          </table:table-cell>
          <table:table-cell office:value-type="float" office:value="0" table:formula="of:=(COUNTIF([.$D56:.$AY5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6:.BI5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6-06T00:00:00" table:formula="of:=[.C56]+1" table:style-name="ce4">
            <text:p>06 0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7:.$AY57];1)/2)" table:style-name="ce25">
            <text:p>10.5</text:p>
          </table:table-cell>
          <table:table-cell office:value-type="float" office:value="0" table:formula="of:=(COUNTIF([.$D57:.$AY57];2)/2)" table:style-name="ce25">
            <text:p>0.0</text:p>
          </table:table-cell>
          <table:table-cell office:value-type="float" office:value="0" table:formula="of:=(COUNTIF([.$D57:.$AY57];3)/2)" table:style-name="ce25">
            <text:p>0.0</text:p>
          </table:table-cell>
          <table:table-cell office:value-type="float" office:value="0" table:formula="of:=(COUNTIF([.$D57:.$AY57];4)/2)" table:style-name="ce25">
            <text:p>0.0</text:p>
          </table:table-cell>
          <table:table-cell office:value-type="float" office:value="0" table:formula="of:=(COUNTIF([.$D57:.$AY57];5)/2)" table:style-name="ce25">
            <text:p>0.0</text:p>
          </table:table-cell>
          <table:table-cell office:value-type="float" office:value="0" table:formula="of:=(COUNTIF([.$D57:.$AY57];6)/2)" table:style-name="ce25">
            <text:p>0.0</text:p>
          </table:table-cell>
          <table:table-cell office:value-type="float" office:value="0" table:formula="of:=(COUNTIF([.$D57:.$AY57];7)/2)" table:style-name="ce25">
            <text:p>0.0</text:p>
          </table:table-cell>
          <table:table-cell office:value-type="float" office:value="0" table:formula="of:=(COUNTIF([.$D57:.$AY5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7:.BI5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6-07T00:00:00" table:formula="of:=[.C57]+1" table:style-name="ce4">
            <text:p>06 0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8:.$AY58];1)/2)" table:style-name="ce25">
            <text:p>10.5</text:p>
          </table:table-cell>
          <table:table-cell office:value-type="float" office:value="0" table:formula="of:=(COUNTIF([.$D58:.$AY58];2)/2)" table:style-name="ce25">
            <text:p>0.0</text:p>
          </table:table-cell>
          <table:table-cell office:value-type="float" office:value="0" table:formula="of:=(COUNTIF([.$D58:.$AY58];3)/2)" table:style-name="ce25">
            <text:p>0.0</text:p>
          </table:table-cell>
          <table:table-cell office:value-type="float" office:value="0" table:formula="of:=(COUNTIF([.$D58:.$AY58];4)/2)" table:style-name="ce25">
            <text:p>0.0</text:p>
          </table:table-cell>
          <table:table-cell office:value-type="float" office:value="0" table:formula="of:=(COUNTIF([.$D58:.$AY58];5)/2)" table:style-name="ce25">
            <text:p>0.0</text:p>
          </table:table-cell>
          <table:table-cell office:value-type="float" office:value="0" table:formula="of:=(COUNTIF([.$D58:.$AY58];6)/2)" table:style-name="ce25">
            <text:p>0.0</text:p>
          </table:table-cell>
          <table:table-cell office:value-type="float" office:value="0" table:formula="of:=(COUNTIF([.$D58:.$AY58];7)/2)" table:style-name="ce25">
            <text:p>0.0</text:p>
          </table:table-cell>
          <table:table-cell office:value-type="float" office:value="0" table:formula="of:=(COUNTIF([.$D58:.$AY5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8:.BI5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6-08T00:00:00" table:formula="of:=[.C58]+1" table:style-name="ce4">
            <text:p>06 0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59:.$AY59];1)/2)" table:style-name="ce25">
            <text:p>10.5</text:p>
          </table:table-cell>
          <table:table-cell office:value-type="float" office:value="0" table:formula="of:=(COUNTIF([.$D59:.$AY59];2)/2)" table:style-name="ce25">
            <text:p>0.0</text:p>
          </table:table-cell>
          <table:table-cell office:value-type="float" office:value="0" table:formula="of:=(COUNTIF([.$D59:.$AY59];3)/2)" table:style-name="ce25">
            <text:p>0.0</text:p>
          </table:table-cell>
          <table:table-cell office:value-type="float" office:value="0" table:formula="of:=(COUNTIF([.$D59:.$AY59];4)/2)" table:style-name="ce25">
            <text:p>0.0</text:p>
          </table:table-cell>
          <table:table-cell office:value-type="float" office:value="0" table:formula="of:=(COUNTIF([.$D59:.$AY59];5)/2)" table:style-name="ce25">
            <text:p>0.0</text:p>
          </table:table-cell>
          <table:table-cell office:value-type="float" office:value="0" table:formula="of:=(COUNTIF([.$D59:.$AY59];6)/2)" table:style-name="ce25">
            <text:p>0.0</text:p>
          </table:table-cell>
          <table:table-cell office:value-type="float" office:value="0" table:formula="of:=(COUNTIF([.$D59:.$AY59];7)/2)" table:style-name="ce25">
            <text:p>0.0</text:p>
          </table:table-cell>
          <table:table-cell office:value-type="float" office:value="0" table:formula="of:=(COUNTIF([.$D59:.$AY5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59:.BI5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6-09T00:00:00" table:formula="of:=[.C59]+1" table:style-name="ce4">
            <text:p>06 0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0:.$AY60];1)/2)" table:style-name="ce25">
            <text:p>10.5</text:p>
          </table:table-cell>
          <table:table-cell office:value-type="float" office:value="0" table:formula="of:=(COUNTIF([.$D60:.$AY60];2)/2)" table:style-name="ce25">
            <text:p>0.0</text:p>
          </table:table-cell>
          <table:table-cell office:value-type="float" office:value="0" table:formula="of:=(COUNTIF([.$D60:.$AY60];3)/2)" table:style-name="ce25">
            <text:p>0.0</text:p>
          </table:table-cell>
          <table:table-cell office:value-type="float" office:value="0" table:formula="of:=(COUNTIF([.$D60:.$AY60];4)/2)" table:style-name="ce25">
            <text:p>0.0</text:p>
          </table:table-cell>
          <table:table-cell office:value-type="float" office:value="0" table:formula="of:=(COUNTIF([.$D60:.$AY60];5)/2)" table:style-name="ce25">
            <text:p>0.0</text:p>
          </table:table-cell>
          <table:table-cell office:value-type="float" office:value="0" table:formula="of:=(COUNTIF([.$D60:.$AY60];6)/2)" table:style-name="ce25">
            <text:p>0.0</text:p>
          </table:table-cell>
          <table:table-cell office:value-type="float" office:value="0" table:formula="of:=(COUNTIF([.$D60:.$AY60];7)/2)" table:style-name="ce25">
            <text:p>0.0</text:p>
          </table:table-cell>
          <table:table-cell office:value-type="float" office:value="0" table:formula="of:=(COUNTIF([.$D60:.$AY6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0:.BI6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6-10T00:00:00" table:formula="of:=[.C60]+1" table:style-name="ce4">
            <text:p>06 1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1:.$AY61];1)/2)" table:style-name="ce25">
            <text:p>10.5</text:p>
          </table:table-cell>
          <table:table-cell office:value-type="float" office:value="0" table:formula="of:=(COUNTIF([.$D61:.$AY61];2)/2)" table:style-name="ce25">
            <text:p>0.0</text:p>
          </table:table-cell>
          <table:table-cell office:value-type="float" office:value="0" table:formula="of:=(COUNTIF([.$D61:.$AY61];3)/2)" table:style-name="ce25">
            <text:p>0.0</text:p>
          </table:table-cell>
          <table:table-cell office:value-type="float" office:value="0" table:formula="of:=(COUNTIF([.$D61:.$AY61];4)/2)" table:style-name="ce25">
            <text:p>0.0</text:p>
          </table:table-cell>
          <table:table-cell office:value-type="float" office:value="0" table:formula="of:=(COUNTIF([.$D61:.$AY61];5)/2)" table:style-name="ce25">
            <text:p>0.0</text:p>
          </table:table-cell>
          <table:table-cell office:value-type="float" office:value="0" table:formula="of:=(COUNTIF([.$D61:.$AY61];6)/2)" table:style-name="ce25">
            <text:p>0.0</text:p>
          </table:table-cell>
          <table:table-cell office:value-type="float" office:value="0" table:formula="of:=(COUNTIF([.$D61:.$AY61];7)/2)" table:style-name="ce25">
            <text:p>0.0</text:p>
          </table:table-cell>
          <table:table-cell office:value-type="float" office:value="0" table:formula="of:=(COUNTIF([.$D61:.$AY6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1:.BI6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6-11T00:00:00" table:formula="of:=[.C61]+1" table:style-name="ce4">
            <text:p>06 1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2:.$AY62];1)/2)" table:style-name="ce25">
            <text:p>10.5</text:p>
          </table:table-cell>
          <table:table-cell office:value-type="float" office:value="0" table:formula="of:=(COUNTIF([.$D62:.$AY62];2)/2)" table:style-name="ce25">
            <text:p>0.0</text:p>
          </table:table-cell>
          <table:table-cell office:value-type="float" office:value="0" table:formula="of:=(COUNTIF([.$D62:.$AY62];3)/2)" table:style-name="ce25">
            <text:p>0.0</text:p>
          </table:table-cell>
          <table:table-cell office:value-type="float" office:value="0" table:formula="of:=(COUNTIF([.$D62:.$AY62];4)/2)" table:style-name="ce25">
            <text:p>0.0</text:p>
          </table:table-cell>
          <table:table-cell office:value-type="float" office:value="0" table:formula="of:=(COUNTIF([.$D62:.$AY62];5)/2)" table:style-name="ce25">
            <text:p>0.0</text:p>
          </table:table-cell>
          <table:table-cell office:value-type="float" office:value="0" table:formula="of:=(COUNTIF([.$D62:.$AY62];6)/2)" table:style-name="ce25">
            <text:p>0.0</text:p>
          </table:table-cell>
          <table:table-cell office:value-type="float" office:value="0" table:formula="of:=(COUNTIF([.$D62:.$AY62];7)/2)" table:style-name="ce25">
            <text:p>0.0</text:p>
          </table:table-cell>
          <table:table-cell office:value-type="float" office:value="0" table:formula="of:=(COUNTIF([.$D62:.$AY6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2:.BI6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6-12T00:00:00" table:formula="of:=[.C62]+1" table:style-name="ce4">
            <text:p>06 1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3:.$AY63];1)/2)" table:style-name="ce25">
            <text:p>10.5</text:p>
          </table:table-cell>
          <table:table-cell office:value-type="float" office:value="0" table:formula="of:=(COUNTIF([.$D63:.$AY63];2)/2)" table:style-name="ce25">
            <text:p>0.0</text:p>
          </table:table-cell>
          <table:table-cell office:value-type="float" office:value="0" table:formula="of:=(COUNTIF([.$D63:.$AY63];3)/2)" table:style-name="ce25">
            <text:p>0.0</text:p>
          </table:table-cell>
          <table:table-cell office:value-type="float" office:value="0" table:formula="of:=(COUNTIF([.$D63:.$AY63];4)/2)" table:style-name="ce25">
            <text:p>0.0</text:p>
          </table:table-cell>
          <table:table-cell office:value-type="float" office:value="0" table:formula="of:=(COUNTIF([.$D63:.$AY63];5)/2)" table:style-name="ce25">
            <text:p>0.0</text:p>
          </table:table-cell>
          <table:table-cell office:value-type="float" office:value="0" table:formula="of:=(COUNTIF([.$D63:.$AY63];6)/2)" table:style-name="ce25">
            <text:p>0.0</text:p>
          </table:table-cell>
          <table:table-cell office:value-type="float" office:value="0" table:formula="of:=(COUNTIF([.$D63:.$AY63];7)/2)" table:style-name="ce25">
            <text:p>0.0</text:p>
          </table:table-cell>
          <table:table-cell office:value-type="float" office:value="0" table:formula="of:=(COUNTIF([.$D63:.$AY6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3:.BI6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6-13T00:00:00" table:formula="of:=[.C63]+1" table:style-name="ce4">
            <text:p>06 1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4:.$AY64];1)/2)" table:style-name="ce25">
            <text:p>10.5</text:p>
          </table:table-cell>
          <table:table-cell office:value-type="float" office:value="0" table:formula="of:=(COUNTIF([.$D64:.$AY64];2)/2)" table:style-name="ce25">
            <text:p>0.0</text:p>
          </table:table-cell>
          <table:table-cell office:value-type="float" office:value="0" table:formula="of:=(COUNTIF([.$D64:.$AY64];3)/2)" table:style-name="ce25">
            <text:p>0.0</text:p>
          </table:table-cell>
          <table:table-cell office:value-type="float" office:value="0" table:formula="of:=(COUNTIF([.$D64:.$AY64];4)/2)" table:style-name="ce25">
            <text:p>0.0</text:p>
          </table:table-cell>
          <table:table-cell office:value-type="float" office:value="0" table:formula="of:=(COUNTIF([.$D64:.$AY64];5)/2)" table:style-name="ce25">
            <text:p>0.0</text:p>
          </table:table-cell>
          <table:table-cell office:value-type="float" office:value="0" table:formula="of:=(COUNTIF([.$D64:.$AY64];6)/2)" table:style-name="ce25">
            <text:p>0.0</text:p>
          </table:table-cell>
          <table:table-cell office:value-type="float" office:value="0" table:formula="of:=(COUNTIF([.$D64:.$AY64];7)/2)" table:style-name="ce25">
            <text:p>0.0</text:p>
          </table:table-cell>
          <table:table-cell office:value-type="float" office:value="0" table:formula="of:=(COUNTIF([.$D64:.$AY6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4:.BI6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6-14T00:00:00" table:formula="of:=[.C64]+1" table:style-name="ce4">
            <text:p>06 1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5:.$AY65];1)/2)" table:style-name="ce25">
            <text:p>10.5</text:p>
          </table:table-cell>
          <table:table-cell office:value-type="float" office:value="0" table:formula="of:=(COUNTIF([.$D65:.$AY65];2)/2)" table:style-name="ce25">
            <text:p>0.0</text:p>
          </table:table-cell>
          <table:table-cell office:value-type="float" office:value="0" table:formula="of:=(COUNTIF([.$D65:.$AY65];3)/2)" table:style-name="ce25">
            <text:p>0.0</text:p>
          </table:table-cell>
          <table:table-cell office:value-type="float" office:value="0" table:formula="of:=(COUNTIF([.$D65:.$AY65];4)/2)" table:style-name="ce25">
            <text:p>0.0</text:p>
          </table:table-cell>
          <table:table-cell office:value-type="float" office:value="0" table:formula="of:=(COUNTIF([.$D65:.$AY65];5)/2)" table:style-name="ce25">
            <text:p>0.0</text:p>
          </table:table-cell>
          <table:table-cell office:value-type="float" office:value="0" table:formula="of:=(COUNTIF([.$D65:.$AY65];6)/2)" table:style-name="ce25">
            <text:p>0.0</text:p>
          </table:table-cell>
          <table:table-cell office:value-type="float" office:value="0" table:formula="of:=(COUNTIF([.$D65:.$AY65];7)/2)" table:style-name="ce25">
            <text:p>0.0</text:p>
          </table:table-cell>
          <table:table-cell office:value-type="float" office:value="0" table:formula="of:=(COUNTIF([.$D65:.$AY6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5:.BI6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6-15T00:00:00" table:formula="of:=[.C65]+1" table:style-name="ce4">
            <text:p>06 1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6:.$AY66];1)/2)" table:style-name="ce25">
            <text:p>10.5</text:p>
          </table:table-cell>
          <table:table-cell office:value-type="float" office:value="0" table:formula="of:=(COUNTIF([.$D66:.$AY66];2)/2)" table:style-name="ce25">
            <text:p>0.0</text:p>
          </table:table-cell>
          <table:table-cell office:value-type="float" office:value="0" table:formula="of:=(COUNTIF([.$D66:.$AY66];3)/2)" table:style-name="ce25">
            <text:p>0.0</text:p>
          </table:table-cell>
          <table:table-cell office:value-type="float" office:value="0" table:formula="of:=(COUNTIF([.$D66:.$AY66];4)/2)" table:style-name="ce25">
            <text:p>0.0</text:p>
          </table:table-cell>
          <table:table-cell office:value-type="float" office:value="0" table:formula="of:=(COUNTIF([.$D66:.$AY66];5)/2)" table:style-name="ce25">
            <text:p>0.0</text:p>
          </table:table-cell>
          <table:table-cell office:value-type="float" office:value="0" table:formula="of:=(COUNTIF([.$D66:.$AY66];6)/2)" table:style-name="ce25">
            <text:p>0.0</text:p>
          </table:table-cell>
          <table:table-cell office:value-type="float" office:value="0" table:formula="of:=(COUNTIF([.$D66:.$AY66];7)/2)" table:style-name="ce25">
            <text:p>0.0</text:p>
          </table:table-cell>
          <table:table-cell office:value-type="float" office:value="0" table:formula="of:=(COUNTIF([.$D66:.$AY6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6:.BI6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6-16T00:00:00" table:formula="of:=[.C66]+1" table:style-name="ce4">
            <text:p>06 1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7:.$AY67];1)/2)" table:style-name="ce25">
            <text:p>10.5</text:p>
          </table:table-cell>
          <table:table-cell office:value-type="float" office:value="0" table:formula="of:=(COUNTIF([.$D67:.$AY67];2)/2)" table:style-name="ce25">
            <text:p>0.0</text:p>
          </table:table-cell>
          <table:table-cell office:value-type="float" office:value="0" table:formula="of:=(COUNTIF([.$D67:.$AY67];3)/2)" table:style-name="ce25">
            <text:p>0.0</text:p>
          </table:table-cell>
          <table:table-cell office:value-type="float" office:value="0" table:formula="of:=(COUNTIF([.$D67:.$AY67];4)/2)" table:style-name="ce25">
            <text:p>0.0</text:p>
          </table:table-cell>
          <table:table-cell office:value-type="float" office:value="0" table:formula="of:=(COUNTIF([.$D67:.$AY67];5)/2)" table:style-name="ce25">
            <text:p>0.0</text:p>
          </table:table-cell>
          <table:table-cell office:value-type="float" office:value="0" table:formula="of:=(COUNTIF([.$D67:.$AY67];6)/2)" table:style-name="ce25">
            <text:p>0.0</text:p>
          </table:table-cell>
          <table:table-cell office:value-type="float" office:value="0" table:formula="of:=(COUNTIF([.$D67:.$AY67];7)/2)" table:style-name="ce25">
            <text:p>0.0</text:p>
          </table:table-cell>
          <table:table-cell office:value-type="float" office:value="0" table:formula="of:=(COUNTIF([.$D67:.$AY6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7:.BI6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6-17T00:00:00" table:formula="of:=[.C67]+1" table:style-name="ce4">
            <text:p>06 1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8:.$AY68];1)/2)" table:style-name="ce25">
            <text:p>10.5</text:p>
          </table:table-cell>
          <table:table-cell office:value-type="float" office:value="0" table:formula="of:=(COUNTIF([.$D68:.$AY68];2)/2)" table:style-name="ce25">
            <text:p>0.0</text:p>
          </table:table-cell>
          <table:table-cell office:value-type="float" office:value="0" table:formula="of:=(COUNTIF([.$D68:.$AY68];3)/2)" table:style-name="ce25">
            <text:p>0.0</text:p>
          </table:table-cell>
          <table:table-cell office:value-type="float" office:value="0" table:formula="of:=(COUNTIF([.$D68:.$AY68];4)/2)" table:style-name="ce25">
            <text:p>0.0</text:p>
          </table:table-cell>
          <table:table-cell office:value-type="float" office:value="0" table:formula="of:=(COUNTIF([.$D68:.$AY68];5)/2)" table:style-name="ce25">
            <text:p>0.0</text:p>
          </table:table-cell>
          <table:table-cell office:value-type="float" office:value="0" table:formula="of:=(COUNTIF([.$D68:.$AY68];6)/2)" table:style-name="ce25">
            <text:p>0.0</text:p>
          </table:table-cell>
          <table:table-cell office:value-type="float" office:value="0" table:formula="of:=(COUNTIF([.$D68:.$AY68];7)/2)" table:style-name="ce25">
            <text:p>0.0</text:p>
          </table:table-cell>
          <table:table-cell office:value-type="float" office:value="0" table:formula="of:=(COUNTIF([.$D68:.$AY6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8:.BI6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6-18T00:00:00" table:formula="of:=[.C68]+1" table:style-name="ce4">
            <text:p>06 1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69:.$AY69];1)/2)" table:style-name="ce25">
            <text:p>10.5</text:p>
          </table:table-cell>
          <table:table-cell office:value-type="float" office:value="0" table:formula="of:=(COUNTIF([.$D69:.$AY69];2)/2)" table:style-name="ce25">
            <text:p>0.0</text:p>
          </table:table-cell>
          <table:table-cell office:value-type="float" office:value="0" table:formula="of:=(COUNTIF([.$D69:.$AY69];3)/2)" table:style-name="ce25">
            <text:p>0.0</text:p>
          </table:table-cell>
          <table:table-cell office:value-type="float" office:value="0" table:formula="of:=(COUNTIF([.$D69:.$AY69];4)/2)" table:style-name="ce25">
            <text:p>0.0</text:p>
          </table:table-cell>
          <table:table-cell office:value-type="float" office:value="0" table:formula="of:=(COUNTIF([.$D69:.$AY69];5)/2)" table:style-name="ce25">
            <text:p>0.0</text:p>
          </table:table-cell>
          <table:table-cell office:value-type="float" office:value="0" table:formula="of:=(COUNTIF([.$D69:.$AY69];6)/2)" table:style-name="ce25">
            <text:p>0.0</text:p>
          </table:table-cell>
          <table:table-cell office:value-type="float" office:value="0" table:formula="of:=(COUNTIF([.$D69:.$AY69];7)/2)" table:style-name="ce25">
            <text:p>0.0</text:p>
          </table:table-cell>
          <table:table-cell office:value-type="float" office:value="0" table:formula="of:=(COUNTIF([.$D69:.$AY6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69:.BI6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6-19T00:00:00" table:formula="of:=[.C69]+1" table:style-name="ce4">
            <text:p>06 1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0:.$AY70];1)/2)" table:style-name="ce25">
            <text:p>10.5</text:p>
          </table:table-cell>
          <table:table-cell office:value-type="float" office:value="0" table:formula="of:=(COUNTIF([.$D70:.$AY70];2)/2)" table:style-name="ce25">
            <text:p>0.0</text:p>
          </table:table-cell>
          <table:table-cell office:value-type="float" office:value="0" table:formula="of:=(COUNTIF([.$D70:.$AY70];3)/2)" table:style-name="ce25">
            <text:p>0.0</text:p>
          </table:table-cell>
          <table:table-cell office:value-type="float" office:value="0" table:formula="of:=(COUNTIF([.$D70:.$AY70];4)/2)" table:style-name="ce25">
            <text:p>0.0</text:p>
          </table:table-cell>
          <table:table-cell office:value-type="float" office:value="0" table:formula="of:=(COUNTIF([.$D70:.$AY70];5)/2)" table:style-name="ce25">
            <text:p>0.0</text:p>
          </table:table-cell>
          <table:table-cell office:value-type="float" office:value="0" table:formula="of:=(COUNTIF([.$D70:.$AY70];6)/2)" table:style-name="ce25">
            <text:p>0.0</text:p>
          </table:table-cell>
          <table:table-cell office:value-type="float" office:value="0" table:formula="of:=(COUNTIF([.$D70:.$AY70];7)/2)" table:style-name="ce25">
            <text:p>0.0</text:p>
          </table:table-cell>
          <table:table-cell office:value-type="float" office:value="0" table:formula="of:=(COUNTIF([.$D70:.$AY7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0:.BI7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6-20T00:00:00" table:formula="of:=[.C70]+1" table:style-name="ce4">
            <text:p>06 2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1:.$AY71];1)/2)" table:style-name="ce25">
            <text:p>10.5</text:p>
          </table:table-cell>
          <table:table-cell office:value-type="float" office:value="0" table:formula="of:=(COUNTIF([.$D71:.$AY71];2)/2)" table:style-name="ce25">
            <text:p>0.0</text:p>
          </table:table-cell>
          <table:table-cell office:value-type="float" office:value="0" table:formula="of:=(COUNTIF([.$D71:.$AY71];3)/2)" table:style-name="ce25">
            <text:p>0.0</text:p>
          </table:table-cell>
          <table:table-cell office:value-type="float" office:value="0" table:formula="of:=(COUNTIF([.$D71:.$AY71];4)/2)" table:style-name="ce25">
            <text:p>0.0</text:p>
          </table:table-cell>
          <table:table-cell office:value-type="float" office:value="0" table:formula="of:=(COUNTIF([.$D71:.$AY71];5)/2)" table:style-name="ce25">
            <text:p>0.0</text:p>
          </table:table-cell>
          <table:table-cell office:value-type="float" office:value="0" table:formula="of:=(COUNTIF([.$D71:.$AY71];6)/2)" table:style-name="ce25">
            <text:p>0.0</text:p>
          </table:table-cell>
          <table:table-cell office:value-type="float" office:value="0" table:formula="of:=(COUNTIF([.$D71:.$AY71];7)/2)" table:style-name="ce25">
            <text:p>0.0</text:p>
          </table:table-cell>
          <table:table-cell office:value-type="float" office:value="0" table:formula="of:=(COUNTIF([.$D71:.$AY7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1:.BI7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6-21T00:00:00" table:formula="of:=[.C71]+1" table:style-name="ce4">
            <text:p>06 2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2:.$AY72];1)/2)" table:style-name="ce25">
            <text:p>10.5</text:p>
          </table:table-cell>
          <table:table-cell office:value-type="float" office:value="0" table:formula="of:=(COUNTIF([.$D72:.$AY72];2)/2)" table:style-name="ce25">
            <text:p>0.0</text:p>
          </table:table-cell>
          <table:table-cell office:value-type="float" office:value="0" table:formula="of:=(COUNTIF([.$D72:.$AY72];3)/2)" table:style-name="ce25">
            <text:p>0.0</text:p>
          </table:table-cell>
          <table:table-cell office:value-type="float" office:value="0" table:formula="of:=(COUNTIF([.$D72:.$AY72];4)/2)" table:style-name="ce25">
            <text:p>0.0</text:p>
          </table:table-cell>
          <table:table-cell office:value-type="float" office:value="0" table:formula="of:=(COUNTIF([.$D72:.$AY72];5)/2)" table:style-name="ce25">
            <text:p>0.0</text:p>
          </table:table-cell>
          <table:table-cell office:value-type="float" office:value="0" table:formula="of:=(COUNTIF([.$D72:.$AY72];6)/2)" table:style-name="ce25">
            <text:p>0.0</text:p>
          </table:table-cell>
          <table:table-cell office:value-type="float" office:value="0" table:formula="of:=(COUNTIF([.$D72:.$AY72];7)/2)" table:style-name="ce25">
            <text:p>0.0</text:p>
          </table:table-cell>
          <table:table-cell office:value-type="float" office:value="0" table:formula="of:=(COUNTIF([.$D72:.$AY7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2:.BI7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6-22T00:00:00" table:formula="of:=[.C72]+1" table:style-name="ce4">
            <text:p>06 2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3:.$AY73];1)/2)" table:style-name="ce25">
            <text:p>10.5</text:p>
          </table:table-cell>
          <table:table-cell office:value-type="float" office:value="0" table:formula="of:=(COUNTIF([.$D73:.$AY73];2)/2)" table:style-name="ce25">
            <text:p>0.0</text:p>
          </table:table-cell>
          <table:table-cell office:value-type="float" office:value="0" table:formula="of:=(COUNTIF([.$D73:.$AY73];3)/2)" table:style-name="ce25">
            <text:p>0.0</text:p>
          </table:table-cell>
          <table:table-cell office:value-type="float" office:value="0" table:formula="of:=(COUNTIF([.$D73:.$AY73];4)/2)" table:style-name="ce25">
            <text:p>0.0</text:p>
          </table:table-cell>
          <table:table-cell office:value-type="float" office:value="0" table:formula="of:=(COUNTIF([.$D73:.$AY73];5)/2)" table:style-name="ce25">
            <text:p>0.0</text:p>
          </table:table-cell>
          <table:table-cell office:value-type="float" office:value="0" table:formula="of:=(COUNTIF([.$D73:.$AY73];6)/2)" table:style-name="ce25">
            <text:p>0.0</text:p>
          </table:table-cell>
          <table:table-cell office:value-type="float" office:value="0" table:formula="of:=(COUNTIF([.$D73:.$AY73];7)/2)" table:style-name="ce25">
            <text:p>0.0</text:p>
          </table:table-cell>
          <table:table-cell office:value-type="float" office:value="0" table:formula="of:=(COUNTIF([.$D73:.$AY7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3:.BI7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6-23T00:00:00" table:formula="of:=[.C73]+1" table:style-name="ce4">
            <text:p>06 2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4:.$AY74];1)/2)" table:style-name="ce25">
            <text:p>10.5</text:p>
          </table:table-cell>
          <table:table-cell office:value-type="float" office:value="0" table:formula="of:=(COUNTIF([.$D74:.$AY74];2)/2)" table:style-name="ce25">
            <text:p>0.0</text:p>
          </table:table-cell>
          <table:table-cell office:value-type="float" office:value="0" table:formula="of:=(COUNTIF([.$D74:.$AY74];3)/2)" table:style-name="ce25">
            <text:p>0.0</text:p>
          </table:table-cell>
          <table:table-cell office:value-type="float" office:value="0" table:formula="of:=(COUNTIF([.$D74:.$AY74];4)/2)" table:style-name="ce25">
            <text:p>0.0</text:p>
          </table:table-cell>
          <table:table-cell office:value-type="float" office:value="0" table:formula="of:=(COUNTIF([.$D74:.$AY74];5)/2)" table:style-name="ce25">
            <text:p>0.0</text:p>
          </table:table-cell>
          <table:table-cell office:value-type="float" office:value="0" table:formula="of:=(COUNTIF([.$D74:.$AY74];6)/2)" table:style-name="ce25">
            <text:p>0.0</text:p>
          </table:table-cell>
          <table:table-cell office:value-type="float" office:value="0" table:formula="of:=(COUNTIF([.$D74:.$AY74];7)/2)" table:style-name="ce25">
            <text:p>0.0</text:p>
          </table:table-cell>
          <table:table-cell office:value-type="float" office:value="0" table:formula="of:=(COUNTIF([.$D74:.$AY7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4:.BI7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6-24T00:00:00" table:formula="of:=[.C74]+1" table:style-name="ce4">
            <text:p>06 2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5:.$AY75];1)/2)" table:style-name="ce25">
            <text:p>10.5</text:p>
          </table:table-cell>
          <table:table-cell office:value-type="float" office:value="0" table:formula="of:=(COUNTIF([.$D75:.$AY75];2)/2)" table:style-name="ce25">
            <text:p>0.0</text:p>
          </table:table-cell>
          <table:table-cell office:value-type="float" office:value="0" table:formula="of:=(COUNTIF([.$D75:.$AY75];3)/2)" table:style-name="ce25">
            <text:p>0.0</text:p>
          </table:table-cell>
          <table:table-cell office:value-type="float" office:value="0" table:formula="of:=(COUNTIF([.$D75:.$AY75];4)/2)" table:style-name="ce25">
            <text:p>0.0</text:p>
          </table:table-cell>
          <table:table-cell office:value-type="float" office:value="0" table:formula="of:=(COUNTIF([.$D75:.$AY75];5)/2)" table:style-name="ce25">
            <text:p>0.0</text:p>
          </table:table-cell>
          <table:table-cell office:value-type="float" office:value="0" table:formula="of:=(COUNTIF([.$D75:.$AY75];6)/2)" table:style-name="ce25">
            <text:p>0.0</text:p>
          </table:table-cell>
          <table:table-cell office:value-type="float" office:value="0" table:formula="of:=(COUNTIF([.$D75:.$AY75];7)/2)" table:style-name="ce25">
            <text:p>0.0</text:p>
          </table:table-cell>
          <table:table-cell office:value-type="float" office:value="0" table:formula="of:=(COUNTIF([.$D75:.$AY7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5:.BI7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6-25T00:00:00" table:formula="of:=[.C75]+1" table:style-name="ce4">
            <text:p>06 2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6:.$AY76];1)/2)" table:style-name="ce25">
            <text:p>10.5</text:p>
          </table:table-cell>
          <table:table-cell office:value-type="float" office:value="0" table:formula="of:=(COUNTIF([.$D76:.$AY76];2)/2)" table:style-name="ce25">
            <text:p>0.0</text:p>
          </table:table-cell>
          <table:table-cell office:value-type="float" office:value="0" table:formula="of:=(COUNTIF([.$D76:.$AY76];3)/2)" table:style-name="ce25">
            <text:p>0.0</text:p>
          </table:table-cell>
          <table:table-cell office:value-type="float" office:value="0" table:formula="of:=(COUNTIF([.$D76:.$AY76];4)/2)" table:style-name="ce25">
            <text:p>0.0</text:p>
          </table:table-cell>
          <table:table-cell office:value-type="float" office:value="0" table:formula="of:=(COUNTIF([.$D76:.$AY76];5)/2)" table:style-name="ce25">
            <text:p>0.0</text:p>
          </table:table-cell>
          <table:table-cell office:value-type="float" office:value="0" table:formula="of:=(COUNTIF([.$D76:.$AY76];6)/2)" table:style-name="ce25">
            <text:p>0.0</text:p>
          </table:table-cell>
          <table:table-cell office:value-type="float" office:value="0" table:formula="of:=(COUNTIF([.$D76:.$AY76];7)/2)" table:style-name="ce25">
            <text:p>0.0</text:p>
          </table:table-cell>
          <table:table-cell office:value-type="float" office:value="0" table:formula="of:=(COUNTIF([.$D76:.$AY7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6:.BI7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6-26T00:00:00" table:formula="of:=[.C76]+1" table:style-name="ce4">
            <text:p>06 2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7:.$AY77];1)/2)" table:style-name="ce25">
            <text:p>10.5</text:p>
          </table:table-cell>
          <table:table-cell office:value-type="float" office:value="0" table:formula="of:=(COUNTIF([.$D77:.$AY77];2)/2)" table:style-name="ce25">
            <text:p>0.0</text:p>
          </table:table-cell>
          <table:table-cell office:value-type="float" office:value="0" table:formula="of:=(COUNTIF([.$D77:.$AY77];3)/2)" table:style-name="ce25">
            <text:p>0.0</text:p>
          </table:table-cell>
          <table:table-cell office:value-type="float" office:value="0" table:formula="of:=(COUNTIF([.$D77:.$AY77];4)/2)" table:style-name="ce25">
            <text:p>0.0</text:p>
          </table:table-cell>
          <table:table-cell office:value-type="float" office:value="0" table:formula="of:=(COUNTIF([.$D77:.$AY77];5)/2)" table:style-name="ce25">
            <text:p>0.0</text:p>
          </table:table-cell>
          <table:table-cell office:value-type="float" office:value="0" table:formula="of:=(COUNTIF([.$D77:.$AY77];6)/2)" table:style-name="ce25">
            <text:p>0.0</text:p>
          </table:table-cell>
          <table:table-cell office:value-type="float" office:value="0" table:formula="of:=(COUNTIF([.$D77:.$AY77];7)/2)" table:style-name="ce25">
            <text:p>0.0</text:p>
          </table:table-cell>
          <table:table-cell office:value-type="float" office:value="0" table:formula="of:=(COUNTIF([.$D77:.$AY7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7:.BI7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6-27T00:00:00" table:formula="of:=[.C77]+1" table:style-name="ce4">
            <text:p>06 2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8:.$AY78];1)/2)" table:style-name="ce25">
            <text:p>10.5</text:p>
          </table:table-cell>
          <table:table-cell office:value-type="float" office:value="0" table:formula="of:=(COUNTIF([.$D78:.$AY78];2)/2)" table:style-name="ce25">
            <text:p>0.0</text:p>
          </table:table-cell>
          <table:table-cell office:value-type="float" office:value="0" table:formula="of:=(COUNTIF([.$D78:.$AY78];3)/2)" table:style-name="ce25">
            <text:p>0.0</text:p>
          </table:table-cell>
          <table:table-cell office:value-type="float" office:value="0" table:formula="of:=(COUNTIF([.$D78:.$AY78];4)/2)" table:style-name="ce25">
            <text:p>0.0</text:p>
          </table:table-cell>
          <table:table-cell office:value-type="float" office:value="0" table:formula="of:=(COUNTIF([.$D78:.$AY78];5)/2)" table:style-name="ce25">
            <text:p>0.0</text:p>
          </table:table-cell>
          <table:table-cell office:value-type="float" office:value="0" table:formula="of:=(COUNTIF([.$D78:.$AY78];6)/2)" table:style-name="ce25">
            <text:p>0.0</text:p>
          </table:table-cell>
          <table:table-cell office:value-type="float" office:value="0" table:formula="of:=(COUNTIF([.$D78:.$AY78];7)/2)" table:style-name="ce25">
            <text:p>0.0</text:p>
          </table:table-cell>
          <table:table-cell office:value-type="float" office:value="0" table:formula="of:=(COUNTIF([.$D78:.$AY7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8:.BI7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6-28T00:00:00" table:formula="of:=[.C78]+1" table:style-name="ce4">
            <text:p>06 2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79:.$AY79];1)/2)" table:style-name="ce25">
            <text:p>10.5</text:p>
          </table:table-cell>
          <table:table-cell office:value-type="float" office:value="0" table:formula="of:=(COUNTIF([.$D79:.$AY79];2)/2)" table:style-name="ce25">
            <text:p>0.0</text:p>
          </table:table-cell>
          <table:table-cell office:value-type="float" office:value="0" table:formula="of:=(COUNTIF([.$D79:.$AY79];3)/2)" table:style-name="ce25">
            <text:p>0.0</text:p>
          </table:table-cell>
          <table:table-cell office:value-type="float" office:value="0" table:formula="of:=(COUNTIF([.$D79:.$AY79];4)/2)" table:style-name="ce25">
            <text:p>0.0</text:p>
          </table:table-cell>
          <table:table-cell office:value-type="float" office:value="0" table:formula="of:=(COUNTIF([.$D79:.$AY79];5)/2)" table:style-name="ce25">
            <text:p>0.0</text:p>
          </table:table-cell>
          <table:table-cell office:value-type="float" office:value="0" table:formula="of:=(COUNTIF([.$D79:.$AY79];6)/2)" table:style-name="ce25">
            <text:p>0.0</text:p>
          </table:table-cell>
          <table:table-cell office:value-type="float" office:value="0" table:formula="of:=(COUNTIF([.$D79:.$AY79];7)/2)" table:style-name="ce25">
            <text:p>0.0</text:p>
          </table:table-cell>
          <table:table-cell office:value-type="float" office:value="0" table:formula="of:=(COUNTIF([.$D79:.$AY7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79:.BI7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6-29T00:00:00" table:formula="of:=[.C79]+1" table:style-name="ce4">
            <text:p>06 2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0:.$AY80];1)/2)" table:style-name="ce25">
            <text:p>10.5</text:p>
          </table:table-cell>
          <table:table-cell office:value-type="float" office:value="0" table:formula="of:=(COUNTIF([.$D80:.$AY80];2)/2)" table:style-name="ce25">
            <text:p>0.0</text:p>
          </table:table-cell>
          <table:table-cell office:value-type="float" office:value="0" table:formula="of:=(COUNTIF([.$D80:.$AY80];3)/2)" table:style-name="ce25">
            <text:p>0.0</text:p>
          </table:table-cell>
          <table:table-cell office:value-type="float" office:value="0" table:formula="of:=(COUNTIF([.$D80:.$AY80];4)/2)" table:style-name="ce25">
            <text:p>0.0</text:p>
          </table:table-cell>
          <table:table-cell office:value-type="float" office:value="0" table:formula="of:=(COUNTIF([.$D80:.$AY80];5)/2)" table:style-name="ce25">
            <text:p>0.0</text:p>
          </table:table-cell>
          <table:table-cell office:value-type="float" office:value="0" table:formula="of:=(COUNTIF([.$D80:.$AY80];6)/2)" table:style-name="ce25">
            <text:p>0.0</text:p>
          </table:table-cell>
          <table:table-cell office:value-type="float" office:value="0" table:formula="of:=(COUNTIF([.$D80:.$AY80];7)/2)" table:style-name="ce25">
            <text:p>0.0</text:p>
          </table:table-cell>
          <table:table-cell office:value-type="float" office:value="0" table:formula="of:=(COUNTIF([.$D80:.$AY8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0:.BI8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6-30T00:00:00" table:formula="of:=[.C80]+1" table:style-name="ce4">
            <text:p>06 3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1:.$AY81];1)/2)" table:style-name="ce25">
            <text:p>10.5</text:p>
          </table:table-cell>
          <table:table-cell office:value-type="float" office:value="0" table:formula="of:=(COUNTIF([.$D81:.$AY81];2)/2)" table:style-name="ce25">
            <text:p>0.0</text:p>
          </table:table-cell>
          <table:table-cell office:value-type="float" office:value="0" table:formula="of:=(COUNTIF([.$D81:.$AY81];3)/2)" table:style-name="ce25">
            <text:p>0.0</text:p>
          </table:table-cell>
          <table:table-cell office:value-type="float" office:value="0" table:formula="of:=(COUNTIF([.$D81:.$AY81];4)/2)" table:style-name="ce25">
            <text:p>0.0</text:p>
          </table:table-cell>
          <table:table-cell office:value-type="float" office:value="0" table:formula="of:=(COUNTIF([.$D81:.$AY81];5)/2)" table:style-name="ce25">
            <text:p>0.0</text:p>
          </table:table-cell>
          <table:table-cell office:value-type="float" office:value="0" table:formula="of:=(COUNTIF([.$D81:.$AY81];6)/2)" table:style-name="ce25">
            <text:p>0.0</text:p>
          </table:table-cell>
          <table:table-cell office:value-type="float" office:value="0" table:formula="of:=(COUNTIF([.$D81:.$AY81];7)/2)" table:style-name="ce25">
            <text:p>0.0</text:p>
          </table:table-cell>
          <table:table-cell office:value-type="float" office:value="0" table:formula="of:=(COUNTIF([.$D81:.$AY8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1:.BI8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7-01T00:00:00" table:formula="of:=[.C81]+1" table:style-name="ce4">
            <text:p>07 0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2:.$AY82];1)/2)" table:style-name="ce25">
            <text:p>10.5</text:p>
          </table:table-cell>
          <table:table-cell office:value-type="float" office:value="0" table:formula="of:=(COUNTIF([.$D82:.$AY82];2)/2)" table:style-name="ce25">
            <text:p>0.0</text:p>
          </table:table-cell>
          <table:table-cell office:value-type="float" office:value="0" table:formula="of:=(COUNTIF([.$D82:.$AY82];3)/2)" table:style-name="ce25">
            <text:p>0.0</text:p>
          </table:table-cell>
          <table:table-cell office:value-type="float" office:value="0" table:formula="of:=(COUNTIF([.$D82:.$AY82];4)/2)" table:style-name="ce25">
            <text:p>0.0</text:p>
          </table:table-cell>
          <table:table-cell office:value-type="float" office:value="0" table:formula="of:=(COUNTIF([.$D82:.$AY82];5)/2)" table:style-name="ce25">
            <text:p>0.0</text:p>
          </table:table-cell>
          <table:table-cell office:value-type="float" office:value="0" table:formula="of:=(COUNTIF([.$D82:.$AY82];6)/2)" table:style-name="ce25">
            <text:p>0.0</text:p>
          </table:table-cell>
          <table:table-cell office:value-type="float" office:value="0" table:formula="of:=(COUNTIF([.$D82:.$AY82];7)/2)" table:style-name="ce25">
            <text:p>0.0</text:p>
          </table:table-cell>
          <table:table-cell office:value-type="float" office:value="0" table:formula="of:=(COUNTIF([.$D82:.$AY8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2:.BI8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7-02T00:00:00" table:formula="of:=[.C82]+1" table:style-name="ce4">
            <text:p>07 0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3:.$AY83];1)/2)" table:style-name="ce25">
            <text:p>10.5</text:p>
          </table:table-cell>
          <table:table-cell office:value-type="float" office:value="0" table:formula="of:=(COUNTIF([.$D83:.$AY83];2)/2)" table:style-name="ce25">
            <text:p>0.0</text:p>
          </table:table-cell>
          <table:table-cell office:value-type="float" office:value="0" table:formula="of:=(COUNTIF([.$D83:.$AY83];3)/2)" table:style-name="ce25">
            <text:p>0.0</text:p>
          </table:table-cell>
          <table:table-cell office:value-type="float" office:value="0" table:formula="of:=(COUNTIF([.$D83:.$AY83];4)/2)" table:style-name="ce25">
            <text:p>0.0</text:p>
          </table:table-cell>
          <table:table-cell office:value-type="float" office:value="0" table:formula="of:=(COUNTIF([.$D83:.$AY83];5)/2)" table:style-name="ce25">
            <text:p>0.0</text:p>
          </table:table-cell>
          <table:table-cell office:value-type="float" office:value="0" table:formula="of:=(COUNTIF([.$D83:.$AY83];6)/2)" table:style-name="ce25">
            <text:p>0.0</text:p>
          </table:table-cell>
          <table:table-cell office:value-type="float" office:value="0" table:formula="of:=(COUNTIF([.$D83:.$AY83];7)/2)" table:style-name="ce25">
            <text:p>0.0</text:p>
          </table:table-cell>
          <table:table-cell office:value-type="float" office:value="0" table:formula="of:=(COUNTIF([.$D83:.$AY8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3:.BI8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7-03T00:00:00" table:formula="of:=[.C83]+1" table:style-name="ce4">
            <text:p>07 0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4:.$AY84];1)/2)" table:style-name="ce25">
            <text:p>10.5</text:p>
          </table:table-cell>
          <table:table-cell office:value-type="float" office:value="0" table:formula="of:=(COUNTIF([.$D84:.$AY84];2)/2)" table:style-name="ce25">
            <text:p>0.0</text:p>
          </table:table-cell>
          <table:table-cell office:value-type="float" office:value="0" table:formula="of:=(COUNTIF([.$D84:.$AY84];3)/2)" table:style-name="ce25">
            <text:p>0.0</text:p>
          </table:table-cell>
          <table:table-cell office:value-type="float" office:value="0" table:formula="of:=(COUNTIF([.$D84:.$AY84];4)/2)" table:style-name="ce25">
            <text:p>0.0</text:p>
          </table:table-cell>
          <table:table-cell office:value-type="float" office:value="0" table:formula="of:=(COUNTIF([.$D84:.$AY84];5)/2)" table:style-name="ce25">
            <text:p>0.0</text:p>
          </table:table-cell>
          <table:table-cell office:value-type="float" office:value="0" table:formula="of:=(COUNTIF([.$D84:.$AY84];6)/2)" table:style-name="ce25">
            <text:p>0.0</text:p>
          </table:table-cell>
          <table:table-cell office:value-type="float" office:value="0" table:formula="of:=(COUNTIF([.$D84:.$AY84];7)/2)" table:style-name="ce25">
            <text:p>0.0</text:p>
          </table:table-cell>
          <table:table-cell office:value-type="float" office:value="0" table:formula="of:=(COUNTIF([.$D84:.$AY8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4:.BI8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7-04T00:00:00" table:formula="of:=[.C84]+1" table:style-name="ce4">
            <text:p>07 0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5:.$AY85];1)/2)" table:style-name="ce25">
            <text:p>10.5</text:p>
          </table:table-cell>
          <table:table-cell office:value-type="float" office:value="0" table:formula="of:=(COUNTIF([.$D85:.$AY85];2)/2)" table:style-name="ce25">
            <text:p>0.0</text:p>
          </table:table-cell>
          <table:table-cell office:value-type="float" office:value="0" table:formula="of:=(COUNTIF([.$D85:.$AY85];3)/2)" table:style-name="ce25">
            <text:p>0.0</text:p>
          </table:table-cell>
          <table:table-cell office:value-type="float" office:value="0" table:formula="of:=(COUNTIF([.$D85:.$AY85];4)/2)" table:style-name="ce25">
            <text:p>0.0</text:p>
          </table:table-cell>
          <table:table-cell office:value-type="float" office:value="0" table:formula="of:=(COUNTIF([.$D85:.$AY85];5)/2)" table:style-name="ce25">
            <text:p>0.0</text:p>
          </table:table-cell>
          <table:table-cell office:value-type="float" office:value="0" table:formula="of:=(COUNTIF([.$D85:.$AY85];6)/2)" table:style-name="ce25">
            <text:p>0.0</text:p>
          </table:table-cell>
          <table:table-cell office:value-type="float" office:value="0" table:formula="of:=(COUNTIF([.$D85:.$AY85];7)/2)" table:style-name="ce25">
            <text:p>0.0</text:p>
          </table:table-cell>
          <table:table-cell office:value-type="float" office:value="0" table:formula="of:=(COUNTIF([.$D85:.$AY8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5:.BI8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7-05T00:00:00" table:formula="of:=[.C85]+1" table:style-name="ce4">
            <text:p>07 0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6:.$AY86];1)/2)" table:style-name="ce25">
            <text:p>10.5</text:p>
          </table:table-cell>
          <table:table-cell office:value-type="float" office:value="0" table:formula="of:=(COUNTIF([.$D86:.$AY86];2)/2)" table:style-name="ce25">
            <text:p>0.0</text:p>
          </table:table-cell>
          <table:table-cell office:value-type="float" office:value="0" table:formula="of:=(COUNTIF([.$D86:.$AY86];3)/2)" table:style-name="ce25">
            <text:p>0.0</text:p>
          </table:table-cell>
          <table:table-cell office:value-type="float" office:value="0" table:formula="of:=(COUNTIF([.$D86:.$AY86];4)/2)" table:style-name="ce25">
            <text:p>0.0</text:p>
          </table:table-cell>
          <table:table-cell office:value-type="float" office:value="0" table:formula="of:=(COUNTIF([.$D86:.$AY86];5)/2)" table:style-name="ce25">
            <text:p>0.0</text:p>
          </table:table-cell>
          <table:table-cell office:value-type="float" office:value="0" table:formula="of:=(COUNTIF([.$D86:.$AY86];6)/2)" table:style-name="ce25">
            <text:p>0.0</text:p>
          </table:table-cell>
          <table:table-cell office:value-type="float" office:value="0" table:formula="of:=(COUNTIF([.$D86:.$AY86];7)/2)" table:style-name="ce25">
            <text:p>0.0</text:p>
          </table:table-cell>
          <table:table-cell office:value-type="float" office:value="0" table:formula="of:=(COUNTIF([.$D86:.$AY8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6:.BI8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7-06T00:00:00" table:formula="of:=[.C86]+1" table:style-name="ce4">
            <text:p>07 0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7:.$AY87];1)/2)" table:style-name="ce25">
            <text:p>10.5</text:p>
          </table:table-cell>
          <table:table-cell office:value-type="float" office:value="0" table:formula="of:=(COUNTIF([.$D87:.$AY87];2)/2)" table:style-name="ce25">
            <text:p>0.0</text:p>
          </table:table-cell>
          <table:table-cell office:value-type="float" office:value="0" table:formula="of:=(COUNTIF([.$D87:.$AY87];3)/2)" table:style-name="ce25">
            <text:p>0.0</text:p>
          </table:table-cell>
          <table:table-cell office:value-type="float" office:value="0" table:formula="of:=(COUNTIF([.$D87:.$AY87];4)/2)" table:style-name="ce25">
            <text:p>0.0</text:p>
          </table:table-cell>
          <table:table-cell office:value-type="float" office:value="0" table:formula="of:=(COUNTIF([.$D87:.$AY87];5)/2)" table:style-name="ce25">
            <text:p>0.0</text:p>
          </table:table-cell>
          <table:table-cell office:value-type="float" office:value="0" table:formula="of:=(COUNTIF([.$D87:.$AY87];6)/2)" table:style-name="ce25">
            <text:p>0.0</text:p>
          </table:table-cell>
          <table:table-cell office:value-type="float" office:value="0" table:formula="of:=(COUNTIF([.$D87:.$AY87];7)/2)" table:style-name="ce25">
            <text:p>0.0</text:p>
          </table:table-cell>
          <table:table-cell office:value-type="float" office:value="0" table:formula="of:=(COUNTIF([.$D87:.$AY8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7:.BI8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7-07T00:00:00" table:formula="of:=[.C87]+1" table:style-name="ce4">
            <text:p>07 0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8:.$AY88];1)/2)" table:style-name="ce25">
            <text:p>10.5</text:p>
          </table:table-cell>
          <table:table-cell office:value-type="float" office:value="0" table:formula="of:=(COUNTIF([.$D88:.$AY88];2)/2)" table:style-name="ce25">
            <text:p>0.0</text:p>
          </table:table-cell>
          <table:table-cell office:value-type="float" office:value="0" table:formula="of:=(COUNTIF([.$D88:.$AY88];3)/2)" table:style-name="ce25">
            <text:p>0.0</text:p>
          </table:table-cell>
          <table:table-cell office:value-type="float" office:value="0" table:formula="of:=(COUNTIF([.$D88:.$AY88];4)/2)" table:style-name="ce25">
            <text:p>0.0</text:p>
          </table:table-cell>
          <table:table-cell office:value-type="float" office:value="0" table:formula="of:=(COUNTIF([.$D88:.$AY88];5)/2)" table:style-name="ce25">
            <text:p>0.0</text:p>
          </table:table-cell>
          <table:table-cell office:value-type="float" office:value="0" table:formula="of:=(COUNTIF([.$D88:.$AY88];6)/2)" table:style-name="ce25">
            <text:p>0.0</text:p>
          </table:table-cell>
          <table:table-cell office:value-type="float" office:value="0" table:formula="of:=(COUNTIF([.$D88:.$AY88];7)/2)" table:style-name="ce25">
            <text:p>0.0</text:p>
          </table:table-cell>
          <table:table-cell office:value-type="float" office:value="0" table:formula="of:=(COUNTIF([.$D88:.$AY8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8:.BI8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7-08T00:00:00" table:formula="of:=[.C88]+1" table:style-name="ce4">
            <text:p>07 0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89:.$AY89];1)/2)" table:style-name="ce25">
            <text:p>10.5</text:p>
          </table:table-cell>
          <table:table-cell office:value-type="float" office:value="0" table:formula="of:=(COUNTIF([.$D89:.$AY89];2)/2)" table:style-name="ce25">
            <text:p>0.0</text:p>
          </table:table-cell>
          <table:table-cell office:value-type="float" office:value="0" table:formula="of:=(COUNTIF([.$D89:.$AY89];3)/2)" table:style-name="ce25">
            <text:p>0.0</text:p>
          </table:table-cell>
          <table:table-cell office:value-type="float" office:value="0" table:formula="of:=(COUNTIF([.$D89:.$AY89];4)/2)" table:style-name="ce25">
            <text:p>0.0</text:p>
          </table:table-cell>
          <table:table-cell office:value-type="float" office:value="0" table:formula="of:=(COUNTIF([.$D89:.$AY89];5)/2)" table:style-name="ce25">
            <text:p>0.0</text:p>
          </table:table-cell>
          <table:table-cell office:value-type="float" office:value="0" table:formula="of:=(COUNTIF([.$D89:.$AY89];6)/2)" table:style-name="ce25">
            <text:p>0.0</text:p>
          </table:table-cell>
          <table:table-cell office:value-type="float" office:value="0" table:formula="of:=(COUNTIF([.$D89:.$AY89];7)/2)" table:style-name="ce25">
            <text:p>0.0</text:p>
          </table:table-cell>
          <table:table-cell office:value-type="float" office:value="0" table:formula="of:=(COUNTIF([.$D89:.$AY8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89:.BI8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22-07-09T00:00:00" table:formula="of:=[.C89]+1" table:style-name="ce4">
            <text:p>07 0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0:.$AY90];1)/2)" table:style-name="ce25">
            <text:p>10.5</text:p>
          </table:table-cell>
          <table:table-cell office:value-type="float" office:value="0" table:formula="of:=(COUNTIF([.$D90:.$AY90];2)/2)" table:style-name="ce25">
            <text:p>0.0</text:p>
          </table:table-cell>
          <table:table-cell office:value-type="float" office:value="0" table:formula="of:=(COUNTIF([.$D90:.$AY90];3)/2)" table:style-name="ce25">
            <text:p>0.0</text:p>
          </table:table-cell>
          <table:table-cell office:value-type="float" office:value="0" table:formula="of:=(COUNTIF([.$D90:.$AY90];4)/2)" table:style-name="ce25">
            <text:p>0.0</text:p>
          </table:table-cell>
          <table:table-cell office:value-type="float" office:value="0" table:formula="of:=(COUNTIF([.$D90:.$AY90];5)/2)" table:style-name="ce25">
            <text:p>0.0</text:p>
          </table:table-cell>
          <table:table-cell office:value-type="float" office:value="0" table:formula="of:=(COUNTIF([.$D90:.$AY90];6)/2)" table:style-name="ce25">
            <text:p>0.0</text:p>
          </table:table-cell>
          <table:table-cell office:value-type="float" office:value="0" table:formula="of:=(COUNTIF([.$D90:.$AY90];7)/2)" table:style-name="ce25">
            <text:p>0.0</text:p>
          </table:table-cell>
          <table:table-cell office:value-type="float" office:value="0" table:formula="of:=(COUNTIF([.$D90:.$AY9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0:.BI9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22-07-10T00:00:00" table:formula="of:=[.C90]+1" table:style-name="ce4">
            <text:p>07 1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1:.$AY91];1)/2)" table:style-name="ce25">
            <text:p>10.5</text:p>
          </table:table-cell>
          <table:table-cell office:value-type="float" office:value="0" table:formula="of:=(COUNTIF([.$D91:.$AY91];2)/2)" table:style-name="ce25">
            <text:p>0.0</text:p>
          </table:table-cell>
          <table:table-cell office:value-type="float" office:value="0" table:formula="of:=(COUNTIF([.$D91:.$AY91];3)/2)" table:style-name="ce25">
            <text:p>0.0</text:p>
          </table:table-cell>
          <table:table-cell office:value-type="float" office:value="0" table:formula="of:=(COUNTIF([.$D91:.$AY91];4)/2)" table:style-name="ce25">
            <text:p>0.0</text:p>
          </table:table-cell>
          <table:table-cell office:value-type="float" office:value="0" table:formula="of:=(COUNTIF([.$D91:.$AY91];5)/2)" table:style-name="ce25">
            <text:p>0.0</text:p>
          </table:table-cell>
          <table:table-cell office:value-type="float" office:value="0" table:formula="of:=(COUNTIF([.$D91:.$AY91];6)/2)" table:style-name="ce25">
            <text:p>0.0</text:p>
          </table:table-cell>
          <table:table-cell office:value-type="float" office:value="0" table:formula="of:=(COUNTIF([.$D91:.$AY91];7)/2)" table:style-name="ce25">
            <text:p>0.0</text:p>
          </table:table-cell>
          <table:table-cell office:value-type="float" office:value="0" table:formula="of:=(COUNTIF([.$D91:.$AY9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1:.BI9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22-07-11T00:00:00" table:formula="of:=[.C91]+1" table:style-name="ce4">
            <text:p>07 1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2:.$AY92];1)/2)" table:style-name="ce25">
            <text:p>10.5</text:p>
          </table:table-cell>
          <table:table-cell office:value-type="float" office:value="0" table:formula="of:=(COUNTIF([.$D92:.$AY92];2)/2)" table:style-name="ce25">
            <text:p>0.0</text:p>
          </table:table-cell>
          <table:table-cell office:value-type="float" office:value="0" table:formula="of:=(COUNTIF([.$D92:.$AY92];3)/2)" table:style-name="ce25">
            <text:p>0.0</text:p>
          </table:table-cell>
          <table:table-cell office:value-type="float" office:value="0" table:formula="of:=(COUNTIF([.$D92:.$AY92];4)/2)" table:style-name="ce25">
            <text:p>0.0</text:p>
          </table:table-cell>
          <table:table-cell office:value-type="float" office:value="0" table:formula="of:=(COUNTIF([.$D92:.$AY92];5)/2)" table:style-name="ce25">
            <text:p>0.0</text:p>
          </table:table-cell>
          <table:table-cell office:value-type="float" office:value="0" table:formula="of:=(COUNTIF([.$D92:.$AY92];6)/2)" table:style-name="ce25">
            <text:p>0.0</text:p>
          </table:table-cell>
          <table:table-cell office:value-type="float" office:value="0" table:formula="of:=(COUNTIF([.$D92:.$AY92];7)/2)" table:style-name="ce25">
            <text:p>0.0</text:p>
          </table:table-cell>
          <table:table-cell office:value-type="float" office:value="0" table:formula="of:=(COUNTIF([.$D92:.$AY9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2:.BI9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22-07-12T00:00:00" table:formula="of:=[.C92]+1" table:style-name="ce4">
            <text:p>07 1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3:.$AY93];1)/2)" table:style-name="ce25">
            <text:p>10.5</text:p>
          </table:table-cell>
          <table:table-cell office:value-type="float" office:value="0" table:formula="of:=(COUNTIF([.$D93:.$AY93];2)/2)" table:style-name="ce25">
            <text:p>0.0</text:p>
          </table:table-cell>
          <table:table-cell office:value-type="float" office:value="0" table:formula="of:=(COUNTIF([.$D93:.$AY93];3)/2)" table:style-name="ce25">
            <text:p>0.0</text:p>
          </table:table-cell>
          <table:table-cell office:value-type="float" office:value="0" table:formula="of:=(COUNTIF([.$D93:.$AY93];4)/2)" table:style-name="ce25">
            <text:p>0.0</text:p>
          </table:table-cell>
          <table:table-cell office:value-type="float" office:value="0" table:formula="of:=(COUNTIF([.$D93:.$AY93];5)/2)" table:style-name="ce25">
            <text:p>0.0</text:p>
          </table:table-cell>
          <table:table-cell office:value-type="float" office:value="0" table:formula="of:=(COUNTIF([.$D93:.$AY93];6)/2)" table:style-name="ce25">
            <text:p>0.0</text:p>
          </table:table-cell>
          <table:table-cell office:value-type="float" office:value="0" table:formula="of:=(COUNTIF([.$D93:.$AY93];7)/2)" table:style-name="ce25">
            <text:p>0.0</text:p>
          </table:table-cell>
          <table:table-cell office:value-type="float" office:value="0" table:formula="of:=(COUNTIF([.$D93:.$AY9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3:.BI9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22-07-13T00:00:00" table:formula="of:=[.C93]+1" table:style-name="ce4">
            <text:p>07 1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4:.$AY94];1)/2)" table:style-name="ce25">
            <text:p>10.5</text:p>
          </table:table-cell>
          <table:table-cell office:value-type="float" office:value="0" table:formula="of:=(COUNTIF([.$D94:.$AY94];2)/2)" table:style-name="ce25">
            <text:p>0.0</text:p>
          </table:table-cell>
          <table:table-cell office:value-type="float" office:value="0" table:formula="of:=(COUNTIF([.$D94:.$AY94];3)/2)" table:style-name="ce25">
            <text:p>0.0</text:p>
          </table:table-cell>
          <table:table-cell office:value-type="float" office:value="0" table:formula="of:=(COUNTIF([.$D94:.$AY94];4)/2)" table:style-name="ce25">
            <text:p>0.0</text:p>
          </table:table-cell>
          <table:table-cell office:value-type="float" office:value="0" table:formula="of:=(COUNTIF([.$D94:.$AY94];5)/2)" table:style-name="ce25">
            <text:p>0.0</text:p>
          </table:table-cell>
          <table:table-cell office:value-type="float" office:value="0" table:formula="of:=(COUNTIF([.$D94:.$AY94];6)/2)" table:style-name="ce25">
            <text:p>0.0</text:p>
          </table:table-cell>
          <table:table-cell office:value-type="float" office:value="0" table:formula="of:=(COUNTIF([.$D94:.$AY94];7)/2)" table:style-name="ce25">
            <text:p>0.0</text:p>
          </table:table-cell>
          <table:table-cell office:value-type="float" office:value="0" table:formula="of:=(COUNTIF([.$D94:.$AY9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4:.BI9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22-07-14T00:00:00" table:formula="of:=[.C94]+1" table:style-name="ce4">
            <text:p>07 1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5:.$AY95];1)/2)" table:style-name="ce25">
            <text:p>10.5</text:p>
          </table:table-cell>
          <table:table-cell office:value-type="float" office:value="0" table:formula="of:=(COUNTIF([.$D95:.$AY95];2)/2)" table:style-name="ce25">
            <text:p>0.0</text:p>
          </table:table-cell>
          <table:table-cell office:value-type="float" office:value="0" table:formula="of:=(COUNTIF([.$D95:.$AY95];3)/2)" table:style-name="ce25">
            <text:p>0.0</text:p>
          </table:table-cell>
          <table:table-cell office:value-type="float" office:value="0" table:formula="of:=(COUNTIF([.$D95:.$AY95];4)/2)" table:style-name="ce25">
            <text:p>0.0</text:p>
          </table:table-cell>
          <table:table-cell office:value-type="float" office:value="0" table:formula="of:=(COUNTIF([.$D95:.$AY95];5)/2)" table:style-name="ce25">
            <text:p>0.0</text:p>
          </table:table-cell>
          <table:table-cell office:value-type="float" office:value="0" table:formula="of:=(COUNTIF([.$D95:.$AY95];6)/2)" table:style-name="ce25">
            <text:p>0.0</text:p>
          </table:table-cell>
          <table:table-cell office:value-type="float" office:value="0" table:formula="of:=(COUNTIF([.$D95:.$AY95];7)/2)" table:style-name="ce25">
            <text:p>0.0</text:p>
          </table:table-cell>
          <table:table-cell office:value-type="float" office:value="0" table:formula="of:=(COUNTIF([.$D95:.$AY9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5:.BI9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22-07-15T00:00:00" table:formula="of:=[.C95]+1" table:style-name="ce4">
            <text:p>07 1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6:.$AY96];1)/2)" table:style-name="ce25">
            <text:p>10.5</text:p>
          </table:table-cell>
          <table:table-cell office:value-type="float" office:value="0" table:formula="of:=(COUNTIF([.$D96:.$AY96];2)/2)" table:style-name="ce25">
            <text:p>0.0</text:p>
          </table:table-cell>
          <table:table-cell office:value-type="float" office:value="0" table:formula="of:=(COUNTIF([.$D96:.$AY96];3)/2)" table:style-name="ce25">
            <text:p>0.0</text:p>
          </table:table-cell>
          <table:table-cell office:value-type="float" office:value="0" table:formula="of:=(COUNTIF([.$D96:.$AY96];4)/2)" table:style-name="ce25">
            <text:p>0.0</text:p>
          </table:table-cell>
          <table:table-cell office:value-type="float" office:value="0" table:formula="of:=(COUNTIF([.$D96:.$AY96];5)/2)" table:style-name="ce25">
            <text:p>0.0</text:p>
          </table:table-cell>
          <table:table-cell office:value-type="float" office:value="0" table:formula="of:=(COUNTIF([.$D96:.$AY96];6)/2)" table:style-name="ce25">
            <text:p>0.0</text:p>
          </table:table-cell>
          <table:table-cell office:value-type="float" office:value="0" table:formula="of:=(COUNTIF([.$D96:.$AY96];7)/2)" table:style-name="ce25">
            <text:p>0.0</text:p>
          </table:table-cell>
          <table:table-cell office:value-type="float" office:value="0" table:formula="of:=(COUNTIF([.$D96:.$AY9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6:.BI9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prep.</text:p>
          </table:table-cell>
          <table:table-cell office:value-type="string" table:style-name="ce3">
            <text:p>Sat</text:p>
          </table:table-cell>
          <table:table-cell office:value-type="date" office:date-value="2022-07-16T00:00:00" table:formula="of:=[.C96]+1" table:style-name="ce4">
            <text:p>07 1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7:.$AY97];1)/2)" table:style-name="ce25">
            <text:p>10.5</text:p>
          </table:table-cell>
          <table:table-cell office:value-type="float" office:value="0" table:formula="of:=(COUNTIF([.$D97:.$AY97];2)/2)" table:style-name="ce25">
            <text:p>0.0</text:p>
          </table:table-cell>
          <table:table-cell office:value-type="float" office:value="0" table:formula="of:=(COUNTIF([.$D97:.$AY97];3)/2)" table:style-name="ce25">
            <text:p>0.0</text:p>
          </table:table-cell>
          <table:table-cell office:value-type="float" office:value="0" table:formula="of:=(COUNTIF([.$D97:.$AY97];4)/2)" table:style-name="ce25">
            <text:p>0.0</text:p>
          </table:table-cell>
          <table:table-cell office:value-type="float" office:value="0" table:formula="of:=(COUNTIF([.$D97:.$AY97];5)/2)" table:style-name="ce25">
            <text:p>0.0</text:p>
          </table:table-cell>
          <table:table-cell office:value-type="float" office:value="0" table:formula="of:=(COUNTIF([.$D97:.$AY97];6)/2)" table:style-name="ce25">
            <text:p>0.0</text:p>
          </table:table-cell>
          <table:table-cell office:value-type="float" office:value="0" table:formula="of:=(COUNTIF([.$D97:.$AY97];7)/2)" table:style-name="ce25">
            <text:p>0.0</text:p>
          </table:table-cell>
          <table:table-cell office:value-type="float" office:value="0" table:formula="of:=(COUNTIF([.$D97:.$AY9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7:.BI9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prep.</text:p>
          </table:table-cell>
          <table:table-cell office:value-type="string" table:style-name="ce30">
            <text:p>Sun</text:p>
          </table:table-cell>
          <table:table-cell office:value-type="date" office:date-value="2022-07-17T00:00:00" table:formula="of:=[.C97]+1" table:style-name="ce4">
            <text:p>07 1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8:.$AY98];1)/2)" table:style-name="ce25">
            <text:p>10.5</text:p>
          </table:table-cell>
          <table:table-cell office:value-type="float" office:value="0" table:formula="of:=(COUNTIF([.$D98:.$AY98];2)/2)" table:style-name="ce25">
            <text:p>0.0</text:p>
          </table:table-cell>
          <table:table-cell office:value-type="float" office:value="0" table:formula="of:=(COUNTIF([.$D98:.$AY98];3)/2)" table:style-name="ce25">
            <text:p>0.0</text:p>
          </table:table-cell>
          <table:table-cell office:value-type="float" office:value="0" table:formula="of:=(COUNTIF([.$D98:.$AY98];4)/2)" table:style-name="ce25">
            <text:p>0.0</text:p>
          </table:table-cell>
          <table:table-cell office:value-type="float" office:value="0" table:formula="of:=(COUNTIF([.$D98:.$AY98];5)/2)" table:style-name="ce25">
            <text:p>0.0</text:p>
          </table:table-cell>
          <table:table-cell office:value-type="float" office:value="0" table:formula="of:=(COUNTIF([.$D98:.$AY98];6)/2)" table:style-name="ce25">
            <text:p>0.0</text:p>
          </table:table-cell>
          <table:table-cell office:value-type="float" office:value="0" table:formula="of:=(COUNTIF([.$D98:.$AY98];7)/2)" table:style-name="ce25">
            <text:p>0.0</text:p>
          </table:table-cell>
          <table:table-cell office:value-type="float" office:value="0" table:formula="of:=(COUNTIF([.$D98:.$AY9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8:.BI9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Mon</text:p>
          </table:table-cell>
          <table:table-cell office:value-type="date" office:date-value="2022-07-18T00:00:00" table:formula="of:=[.C98]+1" table:style-name="ce4">
            <text:p>07 1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99:.$AY99];1)/2)" table:style-name="ce25">
            <text:p>10.5</text:p>
          </table:table-cell>
          <table:table-cell office:value-type="float" office:value="0" table:formula="of:=(COUNTIF([.$D99:.$AY99];2)/2)" table:style-name="ce25">
            <text:p>0.0</text:p>
          </table:table-cell>
          <table:table-cell office:value-type="float" office:value="0" table:formula="of:=(COUNTIF([.$D99:.$AY99];3)/2)" table:style-name="ce25">
            <text:p>0.0</text:p>
          </table:table-cell>
          <table:table-cell office:value-type="float" office:value="0" table:formula="of:=(COUNTIF([.$D99:.$AY99];4)/2)" table:style-name="ce25">
            <text:p>0.0</text:p>
          </table:table-cell>
          <table:table-cell office:value-type="float" office:value="0" table:formula="of:=(COUNTIF([.$D99:.$AY99];5)/2)" table:style-name="ce25">
            <text:p>0.0</text:p>
          </table:table-cell>
          <table:table-cell office:value-type="float" office:value="0" table:formula="of:=(COUNTIF([.$D99:.$AY99];6)/2)" table:style-name="ce25">
            <text:p>0.0</text:p>
          </table:table-cell>
          <table:table-cell office:value-type="float" office:value="0" table:formula="of:=(COUNTIF([.$D99:.$AY99];7)/2)" table:style-name="ce25">
            <text:p>0.0</text:p>
          </table:table-cell>
          <table:table-cell office:value-type="float" office:value="0" table:formula="of:=(COUNTIF([.$D99:.$AY9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99:.BI9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Tue</text:p>
          </table:table-cell>
          <table:table-cell office:value-type="date" office:date-value="2022-07-19T00:00:00" table:formula="of:=[.C99]+1" table:style-name="ce4">
            <text:p>07 1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0:.$AY100];1)/2)" table:style-name="ce25">
            <text:p>10.5</text:p>
          </table:table-cell>
          <table:table-cell office:value-type="float" office:value="0" table:formula="of:=(COUNTIF([.$D100:.$AY100];2)/2)" table:style-name="ce25">
            <text:p>0.0</text:p>
          </table:table-cell>
          <table:table-cell office:value-type="float" office:value="0" table:formula="of:=(COUNTIF([.$D100:.$AY100];3)/2)" table:style-name="ce25">
            <text:p>0.0</text:p>
          </table:table-cell>
          <table:table-cell office:value-type="float" office:value="0" table:formula="of:=(COUNTIF([.$D100:.$AY100];4)/2)" table:style-name="ce25">
            <text:p>0.0</text:p>
          </table:table-cell>
          <table:table-cell office:value-type="float" office:value="0" table:formula="of:=(COUNTIF([.$D100:.$AY100];5)/2)" table:style-name="ce25">
            <text:p>0.0</text:p>
          </table:table-cell>
          <table:table-cell office:value-type="float" office:value="0" table:formula="of:=(COUNTIF([.$D100:.$AY100];6)/2)" table:style-name="ce25">
            <text:p>0.0</text:p>
          </table:table-cell>
          <table:table-cell office:value-type="float" office:value="0" table:formula="of:=(COUNTIF([.$D100:.$AY100];7)/2)" table:style-name="ce25">
            <text:p>0.0</text:p>
          </table:table-cell>
          <table:table-cell office:value-type="float" office:value="0" table:formula="of:=(COUNTIF([.$D100:.$AY10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0:.BI10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Wed</text:p>
          </table:table-cell>
          <table:table-cell office:value-type="date" office:date-value="2022-07-20T00:00:00" table:formula="of:=[.C100]+1" table:style-name="ce4">
            <text:p>07 2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1:.$AY101];1)/2)" table:style-name="ce25">
            <text:p>10.5</text:p>
          </table:table-cell>
          <table:table-cell office:value-type="float" office:value="0" table:formula="of:=(COUNTIF([.$D101:.$AY101];2)/2)" table:style-name="ce25">
            <text:p>0.0</text:p>
          </table:table-cell>
          <table:table-cell office:value-type="float" office:value="0" table:formula="of:=(COUNTIF([.$D101:.$AY101];3)/2)" table:style-name="ce25">
            <text:p>0.0</text:p>
          </table:table-cell>
          <table:table-cell office:value-type="float" office:value="0" table:formula="of:=(COUNTIF([.$D101:.$AY101];4)/2)" table:style-name="ce25">
            <text:p>0.0</text:p>
          </table:table-cell>
          <table:table-cell office:value-type="float" office:value="0" table:formula="of:=(COUNTIF([.$D101:.$AY101];5)/2)" table:style-name="ce25">
            <text:p>0.0</text:p>
          </table:table-cell>
          <table:table-cell office:value-type="float" office:value="0" table:formula="of:=(COUNTIF([.$D101:.$AY101];6)/2)" table:style-name="ce25">
            <text:p>0.0</text:p>
          </table:table-cell>
          <table:table-cell office:value-type="float" office:value="0" table:formula="of:=(COUNTIF([.$D101:.$AY101];7)/2)" table:style-name="ce25">
            <text:p>0.0</text:p>
          </table:table-cell>
          <table:table-cell office:value-type="float" office:value="0" table:formula="of:=(COUNTIF([.$D101:.$AY10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1:.BI10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Thu</text:p>
          </table:table-cell>
          <table:table-cell office:value-type="date" office:date-value="2022-07-21T00:00:00" table:formula="of:=[.C101]+1" table:style-name="ce4">
            <text:p>07 2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2:.$AY102];1)/2)" table:style-name="ce25">
            <text:p>10.5</text:p>
          </table:table-cell>
          <table:table-cell office:value-type="float" office:value="0" table:formula="of:=(COUNTIF([.$D102:.$AY102];2)/2)" table:style-name="ce25">
            <text:p>0.0</text:p>
          </table:table-cell>
          <table:table-cell office:value-type="float" office:value="0" table:formula="of:=(COUNTIF([.$D102:.$AY102];3)/2)" table:style-name="ce25">
            <text:p>0.0</text:p>
          </table:table-cell>
          <table:table-cell office:value-type="float" office:value="0" table:formula="of:=(COUNTIF([.$D102:.$AY102];4)/2)" table:style-name="ce25">
            <text:p>0.0</text:p>
          </table:table-cell>
          <table:table-cell office:value-type="float" office:value="0" table:formula="of:=(COUNTIF([.$D102:.$AY102];5)/2)" table:style-name="ce25">
            <text:p>0.0</text:p>
          </table:table-cell>
          <table:table-cell office:value-type="float" office:value="0" table:formula="of:=(COUNTIF([.$D102:.$AY102];6)/2)" table:style-name="ce25">
            <text:p>0.0</text:p>
          </table:table-cell>
          <table:table-cell office:value-type="float" office:value="0" table:formula="of:=(COUNTIF([.$D102:.$AY102];7)/2)" table:style-name="ce25">
            <text:p>0.0</text:p>
          </table:table-cell>
          <table:table-cell office:value-type="float" office:value="0" table:formula="of:=(COUNTIF([.$D102:.$AY10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2:.BI10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Fri</text:p>
          </table:table-cell>
          <table:table-cell office:value-type="date" office:date-value="2022-07-22T00:00:00" table:formula="of:=[.C102]+1" table:style-name="ce4">
            <text:p>07 2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3:.$AY103];1)/2)" table:style-name="ce25">
            <text:p>10.5</text:p>
          </table:table-cell>
          <table:table-cell office:value-type="float" office:value="0" table:formula="of:=(COUNTIF([.$D103:.$AY103];2)/2)" table:style-name="ce25">
            <text:p>0.0</text:p>
          </table:table-cell>
          <table:table-cell office:value-type="float" office:value="0" table:formula="of:=(COUNTIF([.$D103:.$AY103];3)/2)" table:style-name="ce25">
            <text:p>0.0</text:p>
          </table:table-cell>
          <table:table-cell office:value-type="float" office:value="0" table:formula="of:=(COUNTIF([.$D103:.$AY103];4)/2)" table:style-name="ce25">
            <text:p>0.0</text:p>
          </table:table-cell>
          <table:table-cell office:value-type="float" office:value="0" table:formula="of:=(COUNTIF([.$D103:.$AY103];5)/2)" table:style-name="ce25">
            <text:p>0.0</text:p>
          </table:table-cell>
          <table:table-cell office:value-type="float" office:value="0" table:formula="of:=(COUNTIF([.$D103:.$AY103];6)/2)" table:style-name="ce25">
            <text:p>0.0</text:p>
          </table:table-cell>
          <table:table-cell office:value-type="float" office:value="0" table:formula="of:=(COUNTIF([.$D103:.$AY103];7)/2)" table:style-name="ce25">
            <text:p>0.0</text:p>
          </table:table-cell>
          <table:table-cell office:value-type="float" office:value="0" table:formula="of:=(COUNTIF([.$D103:.$AY10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3:.BI10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prep.</text:p>
          </table:table-cell>
          <table:table-cell office:value-type="string" table:style-name="ce3">
            <text:p>Sat</text:p>
          </table:table-cell>
          <table:table-cell office:value-type="date" office:date-value="2022-07-23T00:00:00" table:formula="of:=[.C103]+1" table:style-name="ce4">
            <text:p>07 2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4:.$AY104];1)/2)" table:style-name="ce25">
            <text:p>10.5</text:p>
          </table:table-cell>
          <table:table-cell office:value-type="float" office:value="0" table:formula="of:=(COUNTIF([.$D104:.$AY104];2)/2)" table:style-name="ce25">
            <text:p>0.0</text:p>
          </table:table-cell>
          <table:table-cell office:value-type="float" office:value="0" table:formula="of:=(COUNTIF([.$D104:.$AY104];3)/2)" table:style-name="ce25">
            <text:p>0.0</text:p>
          </table:table-cell>
          <table:table-cell office:value-type="float" office:value="0" table:formula="of:=(COUNTIF([.$D104:.$AY104];4)/2)" table:style-name="ce25">
            <text:p>0.0</text:p>
          </table:table-cell>
          <table:table-cell office:value-type="float" office:value="0" table:formula="of:=(COUNTIF([.$D104:.$AY104];5)/2)" table:style-name="ce25">
            <text:p>0.0</text:p>
          </table:table-cell>
          <table:table-cell office:value-type="float" office:value="0" table:formula="of:=(COUNTIF([.$D104:.$AY104];6)/2)" table:style-name="ce25">
            <text:p>0.0</text:p>
          </table:table-cell>
          <table:table-cell office:value-type="float" office:value="0" table:formula="of:=(COUNTIF([.$D104:.$AY104];7)/2)" table:style-name="ce25">
            <text:p>0.0</text:p>
          </table:table-cell>
          <table:table-cell office:value-type="float" office:value="0" table:formula="of:=(COUNTIF([.$D104:.$AY10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4:.BI10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prep.</text:p>
          </table:table-cell>
          <table:table-cell office:value-type="string" table:style-name="ce30">
            <text:p>Sun</text:p>
          </table:table-cell>
          <table:table-cell office:value-type="date" office:date-value="2022-07-24T00:00:00" table:formula="of:=[.C104]+1" table:style-name="ce4">
            <text:p>07 2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5:.$AY105];1)/2)" table:style-name="ce25">
            <text:p>10.5</text:p>
          </table:table-cell>
          <table:table-cell office:value-type="float" office:value="0" table:formula="of:=(COUNTIF([.$D105:.$AY105];2)/2)" table:style-name="ce25">
            <text:p>0.0</text:p>
          </table:table-cell>
          <table:table-cell office:value-type="float" office:value="0" table:formula="of:=(COUNTIF([.$D105:.$AY105];3)/2)" table:style-name="ce25">
            <text:p>0.0</text:p>
          </table:table-cell>
          <table:table-cell office:value-type="float" office:value="0" table:formula="of:=(COUNTIF([.$D105:.$AY105];4)/2)" table:style-name="ce25">
            <text:p>0.0</text:p>
          </table:table-cell>
          <table:table-cell office:value-type="float" office:value="0" table:formula="of:=(COUNTIF([.$D105:.$AY105];5)/2)" table:style-name="ce25">
            <text:p>0.0</text:p>
          </table:table-cell>
          <table:table-cell office:value-type="float" office:value="0" table:formula="of:=(COUNTIF([.$D105:.$AY105];6)/2)" table:style-name="ce25">
            <text:p>0.0</text:p>
          </table:table-cell>
          <table:table-cell office:value-type="float" office:value="0" table:formula="of:=(COUNTIF([.$D105:.$AY105];7)/2)" table:style-name="ce25">
            <text:p>0.0</text:p>
          </table:table-cell>
          <table:table-cell office:value-type="float" office:value="0" table:formula="of:=(COUNTIF([.$D105:.$AY10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5:.BI10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Mon</text:p>
          </table:table-cell>
          <table:table-cell office:value-type="date" office:date-value="2022-07-25T00:00:00" table:formula="of:=[.C105]+1" table:style-name="ce4">
            <text:p>07 2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6:.$AY106];1)/2)" table:style-name="ce25">
            <text:p>10.5</text:p>
          </table:table-cell>
          <table:table-cell office:value-type="float" office:value="0" table:formula="of:=(COUNTIF([.$D106:.$AY106];2)/2)" table:style-name="ce25">
            <text:p>0.0</text:p>
          </table:table-cell>
          <table:table-cell office:value-type="float" office:value="0" table:formula="of:=(COUNTIF([.$D106:.$AY106];3)/2)" table:style-name="ce25">
            <text:p>0.0</text:p>
          </table:table-cell>
          <table:table-cell office:value-type="float" office:value="0" table:formula="of:=(COUNTIF([.$D106:.$AY106];4)/2)" table:style-name="ce25">
            <text:p>0.0</text:p>
          </table:table-cell>
          <table:table-cell office:value-type="float" office:value="0" table:formula="of:=(COUNTIF([.$D106:.$AY106];5)/2)" table:style-name="ce25">
            <text:p>0.0</text:p>
          </table:table-cell>
          <table:table-cell office:value-type="float" office:value="0" table:formula="of:=(COUNTIF([.$D106:.$AY106];6)/2)" table:style-name="ce25">
            <text:p>0.0</text:p>
          </table:table-cell>
          <table:table-cell office:value-type="float" office:value="0" table:formula="of:=(COUNTIF([.$D106:.$AY106];7)/2)" table:style-name="ce25">
            <text:p>0.0</text:p>
          </table:table-cell>
          <table:table-cell office:value-type="float" office:value="0" table:formula="of:=(COUNTIF([.$D106:.$AY10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6:.BI10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ue</text:p>
          </table:table-cell>
          <table:table-cell office:value-type="date" office:date-value="2022-07-26T00:00:00" table:formula="of:=[.C106]+1" table:style-name="ce4">
            <text:p>07 26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7:.$AY107];1)/2)" table:style-name="ce25">
            <text:p>10.5</text:p>
          </table:table-cell>
          <table:table-cell office:value-type="float" office:value="0" table:formula="of:=(COUNTIF([.$D107:.$AY107];2)/2)" table:style-name="ce25">
            <text:p>0.0</text:p>
          </table:table-cell>
          <table:table-cell office:value-type="float" office:value="0" table:formula="of:=(COUNTIF([.$D107:.$AY107];3)/2)" table:style-name="ce25">
            <text:p>0.0</text:p>
          </table:table-cell>
          <table:table-cell office:value-type="float" office:value="0" table:formula="of:=(COUNTIF([.$D107:.$AY107];4)/2)" table:style-name="ce25">
            <text:p>0.0</text:p>
          </table:table-cell>
          <table:table-cell office:value-type="float" office:value="0" table:formula="of:=(COUNTIF([.$D107:.$AY107];5)/2)" table:style-name="ce25">
            <text:p>0.0</text:p>
          </table:table-cell>
          <table:table-cell office:value-type="float" office:value="0" table:formula="of:=(COUNTIF([.$D107:.$AY107];6)/2)" table:style-name="ce25">
            <text:p>0.0</text:p>
          </table:table-cell>
          <table:table-cell office:value-type="float" office:value="0" table:formula="of:=(COUNTIF([.$D107:.$AY107];7)/2)" table:style-name="ce25">
            <text:p>0.0</text:p>
          </table:table-cell>
          <table:table-cell office:value-type="float" office:value="0" table:formula="of:=(COUNTIF([.$D107:.$AY107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7:.BI107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Wed</text:p>
          </table:table-cell>
          <table:table-cell office:value-type="date" office:date-value="2022-07-27T00:00:00" table:formula="of:=[.C107]+1" table:style-name="ce4">
            <text:p>07 27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8:.$AY108];1)/2)" table:style-name="ce25">
            <text:p>10.5</text:p>
          </table:table-cell>
          <table:table-cell office:value-type="float" office:value="0" table:formula="of:=(COUNTIF([.$D108:.$AY108];2)/2)" table:style-name="ce25">
            <text:p>0.0</text:p>
          </table:table-cell>
          <table:table-cell office:value-type="float" office:value="0" table:formula="of:=(COUNTIF([.$D108:.$AY108];3)/2)" table:style-name="ce25">
            <text:p>0.0</text:p>
          </table:table-cell>
          <table:table-cell office:value-type="float" office:value="0" table:formula="of:=(COUNTIF([.$D108:.$AY108];4)/2)" table:style-name="ce25">
            <text:p>0.0</text:p>
          </table:table-cell>
          <table:table-cell office:value-type="float" office:value="0" table:formula="of:=(COUNTIF([.$D108:.$AY108];5)/2)" table:style-name="ce25">
            <text:p>0.0</text:p>
          </table:table-cell>
          <table:table-cell office:value-type="float" office:value="0" table:formula="of:=(COUNTIF([.$D108:.$AY108];6)/2)" table:style-name="ce25">
            <text:p>0.0</text:p>
          </table:table-cell>
          <table:table-cell office:value-type="float" office:value="0" table:formula="of:=(COUNTIF([.$D108:.$AY108];7)/2)" table:style-name="ce25">
            <text:p>0.0</text:p>
          </table:table-cell>
          <table:table-cell office:value-type="float" office:value="0" table:formula="of:=(COUNTIF([.$D108:.$AY108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8:.BI108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hu</text:p>
          </table:table-cell>
          <table:table-cell office:value-type="date" office:date-value="2022-07-28T00:00:00" table:formula="of:=[.C108]+1" table:style-name="ce4">
            <text:p>07 28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09:.$AY109];1)/2)" table:style-name="ce25">
            <text:p>10.5</text:p>
          </table:table-cell>
          <table:table-cell office:value-type="float" office:value="0" table:formula="of:=(COUNTIF([.$D109:.$AY109];2)/2)" table:style-name="ce25">
            <text:p>0.0</text:p>
          </table:table-cell>
          <table:table-cell office:value-type="float" office:value="0" table:formula="of:=(COUNTIF([.$D109:.$AY109];3)/2)" table:style-name="ce25">
            <text:p>0.0</text:p>
          </table:table-cell>
          <table:table-cell office:value-type="float" office:value="0" table:formula="of:=(COUNTIF([.$D109:.$AY109];4)/2)" table:style-name="ce25">
            <text:p>0.0</text:p>
          </table:table-cell>
          <table:table-cell office:value-type="float" office:value="0" table:formula="of:=(COUNTIF([.$D109:.$AY109];5)/2)" table:style-name="ce25">
            <text:p>0.0</text:p>
          </table:table-cell>
          <table:table-cell office:value-type="float" office:value="0" table:formula="of:=(COUNTIF([.$D109:.$AY109];6)/2)" table:style-name="ce25">
            <text:p>0.0</text:p>
          </table:table-cell>
          <table:table-cell office:value-type="float" office:value="0" table:formula="of:=(COUNTIF([.$D109:.$AY109];7)/2)" table:style-name="ce25">
            <text:p>0.0</text:p>
          </table:table-cell>
          <table:table-cell office:value-type="float" office:value="0" table:formula="of:=(COUNTIF([.$D109:.$AY109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09:.BI109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Fri</text:p>
          </table:table-cell>
          <table:table-cell office:value-type="date" office:date-value="2022-07-29T00:00:00" table:formula="of:=[.C109]+1" table:style-name="ce4">
            <text:p>07 29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0:.$AY110];1)/2)" table:style-name="ce25">
            <text:p>10.5</text:p>
          </table:table-cell>
          <table:table-cell office:value-type="float" office:value="0" table:formula="of:=(COUNTIF([.$D110:.$AY110];2)/2)" table:style-name="ce25">
            <text:p>0.0</text:p>
          </table:table-cell>
          <table:table-cell office:value-type="float" office:value="0" table:formula="of:=(COUNTIF([.$D110:.$AY110];3)/2)" table:style-name="ce25">
            <text:p>0.0</text:p>
          </table:table-cell>
          <table:table-cell office:value-type="float" office:value="0" table:formula="of:=(COUNTIF([.$D110:.$AY110];4)/2)" table:style-name="ce25">
            <text:p>0.0</text:p>
          </table:table-cell>
          <table:table-cell office:value-type="float" office:value="0" table:formula="of:=(COUNTIF([.$D110:.$AY110];5)/2)" table:style-name="ce25">
            <text:p>0.0</text:p>
          </table:table-cell>
          <table:table-cell office:value-type="float" office:value="0" table:formula="of:=(COUNTIF([.$D110:.$AY110];6)/2)" table:style-name="ce25">
            <text:p>0.0</text:p>
          </table:table-cell>
          <table:table-cell office:value-type="float" office:value="0" table:formula="of:=(COUNTIF([.$D110:.$AY110];7)/2)" table:style-name="ce25">
            <text:p>0.0</text:p>
          </table:table-cell>
          <table:table-cell office:value-type="float" office:value="0" table:formula="of:=(COUNTIF([.$D110:.$AY110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0:.BI110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testing</text:p>
          </table:table-cell>
          <table:table-cell office:value-type="string" table:style-name="ce3">
            <text:p>Sat</text:p>
          </table:table-cell>
          <table:table-cell office:value-type="date" office:date-value="2022-07-30T00:00:00" table:formula="of:=[.C110]+1" table:style-name="ce4">
            <text:p>07 30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1:.$AY111];1)/2)" table:style-name="ce25">
            <text:p>10.5</text:p>
          </table:table-cell>
          <table:table-cell office:value-type="float" office:value="0" table:formula="of:=(COUNTIF([.$D111:.$AY111];2)/2)" table:style-name="ce25">
            <text:p>0.0</text:p>
          </table:table-cell>
          <table:table-cell office:value-type="float" office:value="0" table:formula="of:=(COUNTIF([.$D111:.$AY111];3)/2)" table:style-name="ce25">
            <text:p>0.0</text:p>
          </table:table-cell>
          <table:table-cell office:value-type="float" office:value="0" table:formula="of:=(COUNTIF([.$D111:.$AY111];4)/2)" table:style-name="ce25">
            <text:p>0.0</text:p>
          </table:table-cell>
          <table:table-cell office:value-type="float" office:value="0" table:formula="of:=(COUNTIF([.$D111:.$AY111];5)/2)" table:style-name="ce25">
            <text:p>0.0</text:p>
          </table:table-cell>
          <table:table-cell office:value-type="float" office:value="0" table:formula="of:=(COUNTIF([.$D111:.$AY111];6)/2)" table:style-name="ce25">
            <text:p>0.0</text:p>
          </table:table-cell>
          <table:table-cell office:value-type="float" office:value="0" table:formula="of:=(COUNTIF([.$D111:.$AY111];7)/2)" table:style-name="ce25">
            <text:p>0.0</text:p>
          </table:table-cell>
          <table:table-cell office:value-type="float" office:value="0" table:formula="of:=(COUNTIF([.$D111:.$AY111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1:.BI111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testing</text:p>
          </table:table-cell>
          <table:table-cell office:value-type="string" table:style-name="ce30">
            <text:p>Sun</text:p>
          </table:table-cell>
          <table:table-cell office:value-type="date" office:date-value="2022-07-31T00:00:00" table:formula="of:=[.C111]+1" table:style-name="ce4">
            <text:p>07 3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2:.$AY112];1)/2)" table:style-name="ce25">
            <text:p>10.5</text:p>
          </table:table-cell>
          <table:table-cell office:value-type="float" office:value="0" table:formula="of:=(COUNTIF([.$D112:.$AY112];2)/2)" table:style-name="ce25">
            <text:p>0.0</text:p>
          </table:table-cell>
          <table:table-cell office:value-type="float" office:value="0" table:formula="of:=(COUNTIF([.$D112:.$AY112];3)/2)" table:style-name="ce25">
            <text:p>0.0</text:p>
          </table:table-cell>
          <table:table-cell office:value-type="float" office:value="0" table:formula="of:=(COUNTIF([.$D112:.$AY112];4)/2)" table:style-name="ce25">
            <text:p>0.0</text:p>
          </table:table-cell>
          <table:table-cell office:value-type="float" office:value="0" table:formula="of:=(COUNTIF([.$D112:.$AY112];5)/2)" table:style-name="ce25">
            <text:p>0.0</text:p>
          </table:table-cell>
          <table:table-cell office:value-type="float" office:value="0" table:formula="of:=(COUNTIF([.$D112:.$AY112];6)/2)" table:style-name="ce25">
            <text:p>0.0</text:p>
          </table:table-cell>
          <table:table-cell office:value-type="float" office:value="0" table:formula="of:=(COUNTIF([.$D112:.$AY112];7)/2)" table:style-name="ce25">
            <text:p>0.0</text:p>
          </table:table-cell>
          <table:table-cell office:value-type="float" office:value="0" table:formula="of:=(COUNTIF([.$D112:.$AY112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2:.BI112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Mon</text:p>
          </table:table-cell>
          <table:table-cell office:value-type="date" office:date-value="2022-08-01T00:00:00" table:formula="of:=[.C112]+1" table:style-name="ce4">
            <text:p>08 01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3:.$AY113];1)/2)" table:style-name="ce25">
            <text:p>10.5</text:p>
          </table:table-cell>
          <table:table-cell office:value-type="float" office:value="0" table:formula="of:=(COUNTIF([.$D113:.$AY113];2)/2)" table:style-name="ce25">
            <text:p>0.0</text:p>
          </table:table-cell>
          <table:table-cell office:value-type="float" office:value="0" table:formula="of:=(COUNTIF([.$D113:.$AY113];3)/2)" table:style-name="ce25">
            <text:p>0.0</text:p>
          </table:table-cell>
          <table:table-cell office:value-type="float" office:value="0" table:formula="of:=(COUNTIF([.$D113:.$AY113];4)/2)" table:style-name="ce25">
            <text:p>0.0</text:p>
          </table:table-cell>
          <table:table-cell office:value-type="float" office:value="0" table:formula="of:=(COUNTIF([.$D113:.$AY113];5)/2)" table:style-name="ce25">
            <text:p>0.0</text:p>
          </table:table-cell>
          <table:table-cell office:value-type="float" office:value="0" table:formula="of:=(COUNTIF([.$D113:.$AY113];6)/2)" table:style-name="ce25">
            <text:p>0.0</text:p>
          </table:table-cell>
          <table:table-cell office:value-type="float" office:value="0" table:formula="of:=(COUNTIF([.$D113:.$AY113];7)/2)" table:style-name="ce25">
            <text:p>0.0</text:p>
          </table:table-cell>
          <table:table-cell office:value-type="float" office:value="0" table:formula="of:=(COUNTIF([.$D113:.$AY113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3:.BI113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ue</text:p>
          </table:table-cell>
          <table:table-cell office:value-type="date" office:date-value="2022-08-02T00:00:00" table:formula="of:=[.C113]+1" table:style-name="ce4">
            <text:p>08 02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4:.$AY114];1)/2)" table:style-name="ce25">
            <text:p>10.5</text:p>
          </table:table-cell>
          <table:table-cell office:value-type="float" office:value="0" table:formula="of:=(COUNTIF([.$D114:.$AY114];2)/2)" table:style-name="ce25">
            <text:p>0.0</text:p>
          </table:table-cell>
          <table:table-cell office:value-type="float" office:value="0" table:formula="of:=(COUNTIF([.$D114:.$AY114];3)/2)" table:style-name="ce25">
            <text:p>0.0</text:p>
          </table:table-cell>
          <table:table-cell office:value-type="float" office:value="0" table:formula="of:=(COUNTIF([.$D114:.$AY114];4)/2)" table:style-name="ce25">
            <text:p>0.0</text:p>
          </table:table-cell>
          <table:table-cell office:value-type="float" office:value="0" table:formula="of:=(COUNTIF([.$D114:.$AY114];5)/2)" table:style-name="ce25">
            <text:p>0.0</text:p>
          </table:table-cell>
          <table:table-cell office:value-type="float" office:value="0" table:formula="of:=(COUNTIF([.$D114:.$AY114];6)/2)" table:style-name="ce25">
            <text:p>0.0</text:p>
          </table:table-cell>
          <table:table-cell office:value-type="float" office:value="0" table:formula="of:=(COUNTIF([.$D114:.$AY114];7)/2)" table:style-name="ce25">
            <text:p>0.0</text:p>
          </table:table-cell>
          <table:table-cell office:value-type="float" office:value="0" table:formula="of:=(COUNTIF([.$D114:.$AY114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4:.BI114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Wed</text:p>
          </table:table-cell>
          <table:table-cell office:value-type="date" office:date-value="2022-08-03T00:00:00" table:formula="of:=[.C114]+1" table:style-name="ce4">
            <text:p>08 03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5:.$AY115];1)/2)" table:style-name="ce25">
            <text:p>10.5</text:p>
          </table:table-cell>
          <table:table-cell office:value-type="float" office:value="0" table:formula="of:=(COUNTIF([.$D115:.$AY115];2)/2)" table:style-name="ce25">
            <text:p>0.0</text:p>
          </table:table-cell>
          <table:table-cell office:value-type="float" office:value="0" table:formula="of:=(COUNTIF([.$D115:.$AY115];3)/2)" table:style-name="ce25">
            <text:p>0.0</text:p>
          </table:table-cell>
          <table:table-cell office:value-type="float" office:value="0" table:formula="of:=(COUNTIF([.$D115:.$AY115];4)/2)" table:style-name="ce25">
            <text:p>0.0</text:p>
          </table:table-cell>
          <table:table-cell office:value-type="float" office:value="0" table:formula="of:=(COUNTIF([.$D115:.$AY115];5)/2)" table:style-name="ce25">
            <text:p>0.0</text:p>
          </table:table-cell>
          <table:table-cell office:value-type="float" office:value="0" table:formula="of:=(COUNTIF([.$D115:.$AY115];6)/2)" table:style-name="ce25">
            <text:p>0.0</text:p>
          </table:table-cell>
          <table:table-cell office:value-type="float" office:value="0" table:formula="of:=(COUNTIF([.$D115:.$AY115];7)/2)" table:style-name="ce25">
            <text:p>0.0</text:p>
          </table:table-cell>
          <table:table-cell office:value-type="float" office:value="0" table:formula="of:=(COUNTIF([.$D115:.$AY115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5:.BI115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hu</text:p>
          </table:table-cell>
          <table:table-cell office:value-type="date" office:date-value="2022-08-04T00:00:00" table:formula="of:=[.C115]+1" table:style-name="ce4">
            <text:p>08 04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6:.$AY116];1)/2)" table:style-name="ce25">
            <text:p>10.5</text:p>
          </table:table-cell>
          <table:table-cell office:value-type="float" office:value="0" table:formula="of:=(COUNTIF([.$D116:.$AY116];2)/2)" table:style-name="ce25">
            <text:p>0.0</text:p>
          </table:table-cell>
          <table:table-cell office:value-type="float" office:value="0" table:formula="of:=(COUNTIF([.$D116:.$AY116];3)/2)" table:style-name="ce25">
            <text:p>0.0</text:p>
          </table:table-cell>
          <table:table-cell office:value-type="float" office:value="0" table:formula="of:=(COUNTIF([.$D116:.$AY116];4)/2)" table:style-name="ce25">
            <text:p>0.0</text:p>
          </table:table-cell>
          <table:table-cell office:value-type="float" office:value="0" table:formula="of:=(COUNTIF([.$D116:.$AY116];5)/2)" table:style-name="ce25">
            <text:p>0.0</text:p>
          </table:table-cell>
          <table:table-cell office:value-type="float" office:value="0" table:formula="of:=(COUNTIF([.$D116:.$AY116];6)/2)" table:style-name="ce25">
            <text:p>0.0</text:p>
          </table:table-cell>
          <table:table-cell office:value-type="float" office:value="0" table:formula="of:=(COUNTIF([.$D116:.$AY116];7)/2)" table:style-name="ce25">
            <text:p>0.0</text:p>
          </table:table-cell>
          <table:table-cell office:value-type="float" office:value="0" table:formula="of:=(COUNTIF([.$D116:.$AY116];8)/2)" table:style-name="ce25">
            <text:p>0.0</text:p>
          </table:table-cell>
          <table:table-cell table:number-columns-repeated="2" table:style-name="ce25"/>
          <table:table-cell office:value-type="float" office:value="13.5" table:formula="of:=24-SUM([.AZ116:.BI116])" table:style-name="ce26">
            <text:p>13.5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testing</text:p>
          </table:table-cell>
          <table:table-cell office:value-type="string" table:style-name="ce30">
            <text:p>Fri</text:p>
          </table:table-cell>
          <table:table-cell office:value-type="date" office:date-value="2022-08-05T00:00:00" table:formula="of:=[.C116]+1" table:style-name="ce4">
            <text:p>08 05 22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71">
            <text:p>0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" table:style-name="ce71">
            <text:p>1</text:p>
          </table:table-cell>
          <table:table-cell office:value-type="float" office:value="10.5" table:formula="of:=(COUNTIF([.$D117:.$AY117];1)/2)" table:style-name="ce25">
            <text:p>10.5</text:p>
          </table:table-cell>
          <table:table-cell office:value-type="float" office:value="0" table:formula="of:=(COUNTIF([.$D117:.$AY117];2)/2)" table:style-name="ce25">
            <text:p>0.0</text:p>
          </table:table-cell>
          <table:table-cell office:value-type="float" office:value="0" table:formula="of:=(COUNTIF([.$D117:.$AY117];3)/2)" table:style-name="ce25">
            <text:p>0.0</text:p>
          </table:table-cell>
          <table:table-cell office:value-type="float" office:value="0" table:formula="of:=(COUNTIF([.$D117:.$AY117];4)/2)" table:style-name="ce25">
            <text:p>0.0</text:p>
          </table:table-cell>
          <table:table-cell office:value-type="float" office:value="0" table:formula="of:=(COUNTIF([.$D117:.$AY117];5)/2)" table:style-name="ce25">
            <text:p>0.0</text:p>
          </table:table-cell>
          <table:table-cell office:value-type="float" office:value="0" table:formula="of:=(COUNTIF([.$D117:.$AY117];6)/2)" table:style-name="ce25">
            <text:p>0.0</text:p>
          </table:table-cell>
          <table:table-cell office:value-type="float" office:value="0" table:formula="of:=(COUNTIF([.$D117:.$AY117];7)/2)" table:style-name="ce25">
            <text:p>0.0</text:p>
          </table:table-cell>
          <table:table-cell office:value-type="float" office:value="0" table:formula="of:=(COUNTIF([.$D117:.$AY117];8)/2)" table:style-name="ce25">
            <text:p>0.0</text:p>
          </table:table-cell>
          <table:table-cell table:number-columns-repeated="2" table:style-name="ce31"/>
          <table:table-cell office:value-type="float" office:value="13.5" table:formula="of:=24-SUM([.AZ117:.BI117])" table:style-name="ce32">
            <text:p>13.5</text:p>
          </table:table-cell>
          <table:table-cell table:number-columns-repeated="16322"/>
        </table:table-row>
        <table:table-row table:number-rows-repeated="2" table:style-name="ro1">
          <table:table-cell table:number-columns-repeated="2" table:style-name="ce33"/>
          <table:table-cell table:style-name="ce4"/>
          <table:table-cell table:number-columns-repeated="48" table:style-name="ce34"/>
          <table:table-cell table:number-columns-repeated="2" table:style-name="ce25"/>
          <table:table-cell table:number-columns-repeated="16331" table:style-name="ce1"/>
        </table:table-row>
        <table:table-row table:number-rows-repeated="1048457" table:style-name="ro3">
          <table:table-cell table:number-columns-repeated="16384"/>
        </table:table-row>
      </table:table>
      <table:table table:name="Colour-Code" table:style-name="ta1"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021" table:default-cell-style-name="ce1"/>
        <table:table-column table:style-name="co3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-1" table:style-name="ce1">
            <text:p>-1</text:p>
          </table:table-cell>
          <table:table-cell table:style-name="ce35"/>
          <table:table-cell office:value-type="string" table:style-name="ce1">
            <text:p>mandatory blocked time</text:p>
          </table:table-cell>
          <table:table-cell office:value-type="string" table:style-name="ce1">
            <text:p>sleep, breakfast, lunch, dinner, travel, sports, party, housekeeping, shopping, personal hygiene, administrativ affairs, other job, mother's birthday, holiday,etc.</text:p>
          </table:table-cell>
          <table:table-cell table:number-columns-repeated="16380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table:style-name="ce36"/>
          <table:table-cell office:value-type="string" table:style-name="ce1">
            <text:p>blocked time FUAS</text:p>
          </table:table-cell>
          <table:table-cell office:value-type="string" table:style-name="ce1">
            <text:p>all lectures, all execises, all projects, studium generale, etc.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37"/>
          <table:table-cell office:value-type="string" table:style-name="ce1">
            <text:p>Distributed Systems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38"/>
          <table:table-cell office:value-type="string" table:style-name="ce1">
            <text:p>Real Time Systems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39"/>
          <table:table-cell office:value-type="string" table:style-name="ce1">
            <text:p>IT-Security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40"/>
          <table:table-cell office:value-type="string" table:style-name="ce1">
            <text:p>Operating-Systems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41"/>
          <table:table-cell office:value-type="string" table:style-name="ce1">
            <text:p>Sw-Engineering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42"/>
          <table:table-cell office:value-type="string" table:style-name="ce1">
            <text:p>Prog.Ex.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43"/>
          <table:table-cell office:value-type="string" table:style-name="ce1">
            <text:p>2nd/3rd try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44"/>
          <table:table-cell office:value-type="string" table:style-name="ce1">
            <text:p>2nd/3rd try</text:p>
          </table:table-cell>
          <table:table-cell office:value-type="string" table:style-name="ce1">
            <text:p>self study and test preparation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style-name="ro4">
          <table:table-cell table:number-columns-repeated="3" table:style-name="ce1"/>
          <table:table-cell office:value-type="string" table:style-name="ce45">
            <text:p>RTS</text:p>
          </table:table-cell>
          <table:table-cell office:value-type="string" table:style-name="ce45">
            <text:p>DS</text:p>
          </table:table-cell>
          <table:table-cell office:value-type="string" table:style-name="ce45">
            <text:p>IT-Sec</text:p>
          </table:table-cell>
          <table:table-cell office:value-type="string" table:style-name="ce45">
            <text:p>Op.Sys</text:p>
          </table:table-cell>
          <table:table-cell office:value-type="string" table:style-name="ce45">
            <text:p>SWE</text:p>
          </table:table-cell>
          <table:table-cell office:value-type="string" table:style-name="ce45">
            <text:p>Prog.Ex</text:p>
          </table:table-cell>
          <table:table-cell office:value-type="string" table:style-name="ce20">
            <text:p>2nd</text:p>
            <text:p>try A</text:p>
          </table:table-cell>
          <table:table-cell office:value-type="string" table:style-name="ce20">
            <text:p>2nd</text:p>
            <text:p>try B</text:p>
          </table:table-cell>
          <table:table-cell table:number-columns-repeated="16373"/>
        </table:table-row>
        <table:table-row table:number-rows-repeated="1048560" table:style-name="ro3">
          <table:table-cell table:number-columns-repeated="16384"/>
        </table:table-row>
      </table:table>
      <table:table table:name="Schedule-Example" table:style-name="ta1">
        <table:table-column table:style-name="co9" table:default-cell-style-name="ce33"/>
        <table:table-column table:style-name="co2" table:default-cell-style-name="ce33"/>
        <table:table-column table:style-name="co10" table:default-cell-style-name="ce33"/>
        <table:table-column table:style-name="co4" table:number-columns-repeated="48" table:default-cell-style-name="ce1"/>
        <table:table-column table:style-name="co5" table:number-columns-repeated="11" table:default-cell-style-name="ce1"/>
        <table:table-column table:style-name="co11" table:default-cell-style-name="ce1"/>
        <table:table-column table:style-name="co6" table:number-columns-repeated="961" table:default-cell-style-name="ce1"/>
        <table:table-column table:style-name="co3" table:number-columns-repeated="15360" table:default-cell-style-name="ce1"/>
        <table:table-row table:style-name="ro1">
          <table:table-cell table:number-columns-repeated="3" table:style-name="ce33"/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2" table:style-name="ce3"/>
          <table:table-cell table:number-columns-repeated="23" table:style-name="ce46"/>
          <table:table-cell office:value-type="string" table:style-name="ce3">
            <text:p>Time</text:p>
          </table:table-cell>
          <table:table-cell table:number-columns-repeated="24" table:style-name="ce46"/>
          <table:table-cell office:value-type="float" office:value="1668" table:formula="of:=SUM([.AZ4:.AZ118])" table:style-name="ce7">
            <text:p>1668.0</text:p>
          </table:table-cell>
          <table:table-cell office:value-type="float" office:value="391.5" table:formula="of:=SUM([.BA4:.BA118])" table:style-name="ce7">
            <text:p>391.5</text:p>
          </table:table-cell>
          <table:table-cell office:value-type="float" office:value="0" table:formula="of:=SUM([.BB4:.BB118])" table:style-name="ce7">
            <text:p>0.0</text:p>
          </table:table-cell>
          <table:table-cell office:value-type="float" office:value="5" table:formula="of:=SUM([.BC4:.BC118])" table:style-name="ce7">
            <text:p>5.0</text:p>
          </table:table-cell>
          <table:table-cell office:value-type="float" office:value="4" table:formula="of:=SUM([.BD4:.BD118])" table:style-name="ce7">
            <text:p>4.0</text:p>
          </table:table-cell>
          <table:table-cell office:value-type="float" office:value="0" table:formula="of:=SUM([.BE4:.BE118])" table:style-name="ce7">
            <text:p>0.0</text:p>
          </table:table-cell>
          <table:table-cell office:value-type="float" office:value="29.5" table:formula="of:=SUM([.BF4:.BF118])" table:style-name="ce7">
            <text:p>29.5</text:p>
          </table:table-cell>
          <table:table-cell office:value-type="float" office:value="0" table:formula="of:=SUM([.BG4:.BG118])" table:style-name="ce7">
            <text:p>0.0</text:p>
          </table:table-cell>
          <table:table-cell office:value-type="float" office:value="0" table:formula="of:=SUM([.BH4:.BH118])" table:style-name="ce7">
            <text:p>0.0</text:p>
          </table:table-cell>
          <table:table-cell office:value-type="float" office:value="0" table:formula="of:=SUM([.BI4:.BI118])" table:style-name="ce7">
            <text:p>0.0</text:p>
          </table:table-cell>
          <table:table-cell office:value-type="float" office:value="662" table:formula="of:=SUM([.BJ4:.BJ118])" table:style-name="ce8">
            <text:p>662.0</text:p>
          </table:table-cell>
          <table:table-cell table:number-columns-repeated="16322" table:style-name="ce1"/>
        </table:table-row>
        <table:table-row table:style-name="ro5">
          <table:table-cell office:value-type="string" table:style-name="ce9">
            <text:p>period</text:p>
          </table:table-cell>
          <table:table-cell office:value-type="string" table:style-name="ce10">
            <text:p>week-</text:p>
            <text:p>day</text:p>
          </table:table-cell>
          <table:table-cell office:value-type="string" table:style-name="ce47">
            <text:p>date</text:p>
          </table:table-cell>
          <table:table-cell office:value-type="string" table:style-name="ce11">
            <text:p>0.00</text:p>
          </table:table-cell>
          <table:table-cell office:value-type="string" table:style-name="ce11">
            <text:p>0.30</text:p>
          </table:table-cell>
          <table:table-cell office:value-type="string" table:style-name="ce11">
            <text:p>1.00</text:p>
          </table:table-cell>
          <table:table-cell office:value-type="string" table:style-name="ce11">
            <text:p>1.30</text:p>
          </table:table-cell>
          <table:table-cell office:value-type="string" table:style-name="ce11">
            <text:p>2.00</text:p>
          </table:table-cell>
          <table:table-cell office:value-type="string" table:style-name="ce11">
            <text:p>2.30</text:p>
          </table:table-cell>
          <table:table-cell office:value-type="string" table:style-name="ce11">
            <text:p>3.00</text:p>
          </table:table-cell>
          <table:table-cell office:value-type="string" table:style-name="ce11">
            <text:p>3.30</text:p>
          </table:table-cell>
          <table:table-cell office:value-type="string" table:style-name="ce11">
            <text:p>4.00</text:p>
          </table:table-cell>
          <table:table-cell office:value-type="string" table:style-name="ce11">
            <text:p>4.30</text:p>
          </table:table-cell>
          <table:table-cell office:value-type="string" table:style-name="ce11">
            <text:p>5.00</text:p>
          </table:table-cell>
          <table:table-cell office:value-type="string" table:style-name="ce11">
            <text:p>5.30</text:p>
          </table:table-cell>
          <table:table-cell office:value-type="string" table:style-name="ce11">
            <text:p>6.00</text:p>
          </table:table-cell>
          <table:table-cell office:value-type="string" table:style-name="ce11">
            <text:p>6.30</text:p>
          </table:table-cell>
          <table:table-cell office:value-type="string" table:style-name="ce11">
            <text:p>7.00</text:p>
          </table:table-cell>
          <table:table-cell office:value-type="string" table:style-name="ce11">
            <text:p>7.30</text:p>
          </table:table-cell>
          <table:table-cell office:value-type="string" table:style-name="ce11">
            <text:p>8.00</text:p>
          </table:table-cell>
          <table:table-cell office:value-type="string" table:style-name="ce11">
            <text:p>8.30</text:p>
          </table:table-cell>
          <table:table-cell office:value-type="string" table:style-name="ce11">
            <text:p>9.00</text:p>
          </table:table-cell>
          <table:table-cell office:value-type="string" table:style-name="ce11">
            <text:p>9.30</text:p>
          </table:table-cell>
          <table:table-cell office:value-type="string" table:style-name="ce11">
            <text:p>10.00</text:p>
          </table:table-cell>
          <table:table-cell office:value-type="string" table:style-name="ce11">
            <text:p>10.30</text:p>
          </table:table-cell>
          <table:table-cell office:value-type="string" table:style-name="ce11">
            <text:p>11.00</text:p>
          </table:table-cell>
          <table:table-cell office:value-type="string" table:style-name="ce11">
            <text:p>11.30</text:p>
          </table:table-cell>
          <table:table-cell office:value-type="string" table:style-name="ce11">
            <text:p>12.00</text:p>
          </table:table-cell>
          <table:table-cell office:value-type="string" table:style-name="ce11">
            <text:p>12.30</text:p>
          </table:table-cell>
          <table:table-cell office:value-type="string" table:style-name="ce11">
            <text:p>13.00</text:p>
          </table:table-cell>
          <table:table-cell office:value-type="string" table:style-name="ce11">
            <text:p>13.30</text:p>
          </table:table-cell>
          <table:table-cell office:value-type="string" table:style-name="ce11">
            <text:p>14.00</text:p>
          </table:table-cell>
          <table:table-cell office:value-type="string" table:style-name="ce11">
            <text:p>14.30</text:p>
          </table:table-cell>
          <table:table-cell office:value-type="string" table:style-name="ce11">
            <text:p>15.00</text:p>
          </table:table-cell>
          <table:table-cell office:value-type="string" table:style-name="ce11">
            <text:p>15.30</text:p>
          </table:table-cell>
          <table:table-cell office:value-type="string" table:style-name="ce11">
            <text:p>16.00</text:p>
          </table:table-cell>
          <table:table-cell office:value-type="string" table:style-name="ce11">
            <text:p>16.30</text:p>
          </table:table-cell>
          <table:table-cell office:value-type="string" table:style-name="ce11">
            <text:p>17.00</text:p>
          </table:table-cell>
          <table:table-cell office:value-type="string" table:style-name="ce11">
            <text:p>17.30</text:p>
          </table:table-cell>
          <table:table-cell office:value-type="string" table:style-name="ce11">
            <text:p>18.00</text:p>
          </table:table-cell>
          <table:table-cell office:value-type="string" table:style-name="ce11">
            <text:p>18.30</text:p>
          </table:table-cell>
          <table:table-cell office:value-type="string" table:style-name="ce11">
            <text:p>19.00</text:p>
          </table:table-cell>
          <table:table-cell office:value-type="string" table:style-name="ce11">
            <text:p>19.30</text:p>
          </table:table-cell>
          <table:table-cell office:value-type="string" table:style-name="ce11">
            <text:p>20.00</text:p>
          </table:table-cell>
          <table:table-cell office:value-type="string" table:style-name="ce11">
            <text:p>20.30</text:p>
          </table:table-cell>
          <table:table-cell office:value-type="string" table:style-name="ce11">
            <text:p>21.00</text:p>
          </table:table-cell>
          <table:table-cell office:value-type="string" table:style-name="ce11">
            <text:p>21.30</text:p>
          </table:table-cell>
          <table:table-cell office:value-type="string" table:style-name="ce11">
            <text:p>22.00</text:p>
          </table:table-cell>
          <table:table-cell office:value-type="string" table:style-name="ce11">
            <text:p>22.30</text:p>
          </table:table-cell>
          <table:table-cell office:value-type="string" table:style-name="ce11">
            <text:p>23.00</text:p>
          </table:table-cell>
          <table:table-cell office:value-type="string" table:style-name="ce11">
            <text:p>23.30</text:p>
          </table:table-cell>
          <table:table-cell office:value-type="string" table:style-name="ce12">
            <text:p>red</text:p>
          </table:table-cell>
          <table:table-cell office:value-type="string" table:style-name="ce13">
            <text:p>orange</text:p>
          </table:table-cell>
          <table:table-cell office:value-type="string" table:style-name="ce14">
            <text:p>RTS</text:p>
          </table:table-cell>
          <table:table-cell office:value-type="string" table:style-name="ce15">
            <text:p>DS</text:p>
          </table:table-cell>
          <table:table-cell office:value-type="string" table:style-name="ce16">
            <text:p>IT-Sec</text:p>
          </table:table-cell>
          <table:table-cell office:value-type="string" table:style-name="ce17">
            <text:p>Op.Sys</text:p>
          </table:table-cell>
          <table:table-cell office:value-type="string" table:style-name="ce18">
            <text:p>SWE</text:p>
          </table:table-cell>
          <table:table-cell office:value-type="string" table:style-name="ce19">
            <text:p>Prog.Ex</text:p>
          </table:table-cell>
          <table:table-cell office:value-type="string" table:style-name="ce20">
            <text:p>2nd</text:p>
            <text:p>try A</text:p>
          </table:table-cell>
          <table:table-cell office:value-type="string" table:style-name="ce20">
            <text:p>2nd</text:p>
            <text:p>try B</text:p>
          </table:table-cell>
          <table:table-cell office:value-type="string" table:style-name="ce21">
            <text:p>rest</text:p>
          </table:table-cell>
          <table:table-cell table:number-columns-repeated="2" table:style-name="ce22"/>
          <table:table-cell table:number-columns-repeated="16320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4-13T00:00:00" table:style-name="ce48">
            <text:p>04 13 2016</text:p>
          </table:table-cell>
          <table:table-cell table:number-columns-repeated="17" table:style-name="ce49"/>
          <table:table-cell table:number-columns-repeated="13" table:style-name="ce50"/>
          <table:table-cell table:number-columns-repeated="2" table:style-name="ce51"/>
          <table:table-cell table:number-columns-repeated="4" table:style-name="ce52"/>
          <table:table-cell table:number-columns-repeated="2" table:style-name="ce51"/>
          <table:table-cell table:number-columns-repeated="6" table:style-name="ce52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4:.BI4])" table:style-name="ce26">
            <text:p>5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4-14T00:00:00" table:style-name="ce48">
            <text:p>04 14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3.5" table:style-name="ce25">
            <text:p>13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1" table:formula="of:=24-SUM([.AZ5:.BI5])" table:style-name="ce26">
            <text:p>1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4-15T00:00:00" table:style-name="ce48">
            <text:p>04 15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6:.BI6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7">
            <text:p>lecture</text:p>
          </table:table-cell>
          <table:table-cell office:value-type="string" table:style-name="ce28">
            <text:p>Sat</text:p>
          </table:table-cell>
          <table:table-cell office:value-type="date" office:date-value="2016-04-16T00:00:00" table:style-name="ce59">
            <text:p>04 16 2016</text:p>
          </table:table-cell>
          <table:table-cell table:number-columns-repeated="17" table:style-name="ce49"/>
          <table:table-cell table:number-columns-repeated="10" table:style-name="ce60"/>
          <table:table-cell table:number-columns-repeated="21" table:style-name="ce49"/>
          <table:table-cell office:value-type="float" office:value="19" table:style-name="ce25">
            <text:p>19.0</text:p>
          </table:table-cell>
          <table:table-cell office:value-type="float" office:value="0" table:style-name="ce25">
            <text:p>0.0</text:p>
          </table:table-cell>
          <table:table-cell table:style-name="ce25"/>
          <table:table-cell office:value-type="float" office:value="5" table:style-name="ce25">
            <text:p>5.0</text:p>
          </table:table-cell>
          <table:table-cell table:number-columns-repeated="6" table:style-name="ce25"/>
          <table:table-cell office:value-type="float" office:value="0" table:formula="of:=24-SUM([.AZ7:.BI7])" table:style-name="ce26">
            <text:p>0.0</text:p>
          </table:table-cell>
          <table:table-cell office:value-type="string" table:style-name="ce1">
            <text:p>Saturday is socker and party day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4-17T00:00:00" table:style-name="ce61">
            <text:p>04 17 2016</text:p>
          </table:table-cell>
          <table:table-cell table:number-columns-repeated="26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4" table:style-name="ce62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8:.BI8])" table:style-name="ce26">
            <text:p>8.0</text:p>
          </table:table-cell>
          <table:table-cell office:value-type="string" table:style-name="ce1">
            <text:p>Sunday I sleep very long</text:p>
          </table:table-cell>
          <table:table-cell table:number-columns-repeated="16321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4-18T00:00:00" table:style-name="ce48">
            <text:p>04 18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9:.BI9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4-19T00:00:00" table:style-name="ce48">
            <text:p>04 19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10:.BI10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4-20T00:00:00" table:style-name="ce48">
            <text:p>04 20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65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2" table:style-name="ce25"/>
          <table:table-cell office:value-type="float" office:value="4" table:style-name="ce25">
            <text:p>4.0</text:p>
          </table:table-cell>
          <table:table-cell table:number-columns-repeated="5" table:style-name="ce25"/>
          <table:table-cell office:value-type="float" office:value="1" table:formula="of:=24-SUM([.AZ11:.BI11])" table:style-name="ce26">
            <text:p>1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4-21T00:00:00" table:style-name="ce48">
            <text:p>04 21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12:.BI12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4-22T00:00:00" table:style-name="ce48">
            <text:p>04 22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13:.BI13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4-23T00:00:00" table:style-name="ce66">
            <text:p>04 23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14:.BI14])" table:style-name="ce26">
            <text:p>4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4-24T00:00:00" table:style-name="ce61">
            <text:p>04 24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15:.BI15])" table:style-name="ce26">
            <text:p>8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4-25T00:00:00" table:style-name="ce48">
            <text:p>04 25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16:.BI16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4-26T00:00:00" table:style-name="ce48">
            <text:p>04 26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17:.BI17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4-27T00:00:00" table:style-name="ce48">
            <text:p>04 27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18:.BI18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4-28T00:00:00" table:style-name="ce48">
            <text:p>04 28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19:.BI19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4-29T00:00:00" table:style-name="ce48">
            <text:p>04 29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20:.BI20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4-30T00:00:00" table:style-name="ce66">
            <text:p>04 30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21:.BI21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5-01T00:00:00" table:style-name="ce61">
            <text:p>05 01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22:.BI22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5-02T00:00:00" table:style-name="ce48">
            <text:p>05 02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23:.BI23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5-03T00:00:00" table:style-name="ce48">
            <text:p>05 03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24:.BI24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5-04T00:00:00" table:style-name="ce48">
            <text:p>05 04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25:.BI25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5-05T00:00:00" table:style-name="ce48">
            <text:p>05 05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26:.BI26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5-06T00:00:00" table:style-name="ce48">
            <text:p>05 06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27:.BI27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5-07T00:00:00" table:style-name="ce66">
            <text:p>05 07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28:.BI28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5-08T00:00:00" table:style-name="ce61">
            <text:p>05 08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29:.BI29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5-09T00:00:00" table:style-name="ce48">
            <text:p>05 09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30:.BI30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5-10T00:00:00" table:style-name="ce48">
            <text:p>05 10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31:.BI31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5-11T00:00:00" table:style-name="ce48">
            <text:p>05 11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32:.BI32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5-12T00:00:00" table:style-name="ce48">
            <text:p>05 12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33:.BI33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5-13T00:00:00" table:style-name="ce48">
            <text:p>05 13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34:.BI34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5-14T00:00:00" table:style-name="ce66">
            <text:p>05 14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35:.BI35])" table:style-name="ce26">
            <text:p>4.0</text:p>
          </table:table-cell>
          <table:table-cell office:value-type="string" table:style-name="ce1">
            <text:p>Saturday is socker and party day</text:p>
          </table:table-cell>
          <table:table-cell table:number-columns-repeated="1632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5-15T00:00:00" table:style-name="ce61">
            <text:p>05 15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36:.BI36])" table:style-name="ce26">
            <text:p>8.0</text:p>
          </table:table-cell>
          <table:table-cell office:value-type="string" table:style-name="ce1">
            <text:p>Sunday I sleep very long</text:p>
          </table:table-cell>
          <table:table-cell table:number-columns-repeated="1632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5-16T00:00:00" table:style-name="ce48">
            <text:p>05 16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37:.BI37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5-17T00:00:00" table:style-name="ce48">
            <text:p>05 17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38:.BI38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5-18T00:00:00" table:style-name="ce48">
            <text:p>05 18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39:.BI39])" table:style-name="ce26">
            <text:p>5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5-19T00:00:00" table:style-name="ce48">
            <text:p>05 19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40:.BI40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5-20T00:00:00" table:style-name="ce48">
            <text:p>05 20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41:.BI41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5-21T00:00:00" table:style-name="ce66">
            <text:p>05 21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42:.BI42])" table:style-name="ce26">
            <text:p>4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5-22T00:00:00" table:style-name="ce61">
            <text:p>05 22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8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43:.BI43])" table:style-name="ce26">
            <text:p>8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5-23T00:00:00" table:style-name="ce48">
            <text:p>05 23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44:.BI44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5-24T00:00:00" table:style-name="ce48">
            <text:p>05 24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45:.BI45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5-25T00:00:00" table:style-name="ce48">
            <text:p>05 25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46:.BI46])" table:style-name="ce26">
            <text:p>5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5-26T00:00:00" table:style-name="ce48">
            <text:p>05 26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47:.BI47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5-27T00:00:00" table:style-name="ce48">
            <text:p>05 27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48:.BI48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5-28T00:00:00" table:style-name="ce66">
            <text:p>05 28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49:.BI49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5-29T00:00:00" table:style-name="ce61">
            <text:p>05 29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8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50:.BI50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5-30T00:00:00" table:style-name="ce48">
            <text:p>05 30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51:.BI51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5-31T00:00:00" table:style-name="ce48">
            <text:p>05 31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52:.BI52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6-01T00:00:00" table:style-name="ce48">
            <text:p>06 01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53:.BI53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6-02T00:00:00" table:style-name="ce48">
            <text:p>06 02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54:.BI54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6-03T00:00:00" table:style-name="ce48">
            <text:p>06 03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55:.BI55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6-04T00:00:00" table:style-name="ce66">
            <text:p>06 04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56:.BI56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6-05T00:00:00" table:style-name="ce61">
            <text:p>06 05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57:.BI57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6-06T00:00:00" table:style-name="ce48">
            <text:p>06 06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58:.BI58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6-07T00:00:00" table:style-name="ce48">
            <text:p>06 07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59:.BI59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6-08T00:00:00" table:style-name="ce48">
            <text:p>06 08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60:.BI60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6-09T00:00:00" table:style-name="ce48">
            <text:p>06 09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61:.BI61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6-10T00:00:00" table:style-name="ce48">
            <text:p>06 10 2016</text:p>
          </table:table-cell>
          <table:table-cell table:number-columns-repeated="17" table:style-name="ce56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4" table:style-name="ce56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62:.BI62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6-11T00:00:00" table:style-name="ce66">
            <text:p>06 11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63:.BI63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6-12T00:00:00" table:style-name="ce61">
            <text:p>06 12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64:.BI64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6-13T00:00:00" table:style-name="ce48">
            <text:p>06 13 2016</text:p>
          </table:table-cell>
          <table:table-cell table:number-columns-repeated="17" table:style-name="ce62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4" table:style-name="ce62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65:.BI65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6-14T00:00:00" table:style-name="ce48">
            <text:p>06 14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66:.BI66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6-15T00:00:00" table:style-name="ce48">
            <text:p>06 15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67:.BI67])" table:style-name="ce26">
            <text:p>5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6-16T00:00:00" table:style-name="ce48">
            <text:p>06 16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68:.BI68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6-17T00:00:00" table:style-name="ce48">
            <text:p>06 17 2016</text:p>
          </table:table-cell>
          <table:table-cell table:number-columns-repeated="17" table:style-name="ce49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69:.BI69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6-18T00:00:00" table:style-name="ce66">
            <text:p>06 18 2016</text:p>
          </table:table-cell>
          <table:table-cell table:number-columns-repeated="48" table:style-name="ce49"/>
          <table:table-cell office:value-type="float" office:value="24" table:style-name="ce25">
            <text:p>24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0" table:formula="of:=24-SUM([.AZ70:.BI70])" table:style-name="ce26">
            <text:p>0.0</text:p>
          </table:table-cell>
          <table:table-cell office:value-type="string" table:style-name="ce1">
            <text:p>I have to find a gift for my mother</text:p>
          </table:table-cell>
          <table:table-cell table:number-columns-repeated="1632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6-19T00:00:00" table:style-name="ce61">
            <text:p>06 19 2016</text:p>
          </table:table-cell>
          <table:table-cell table:number-columns-repeated="17" table:style-name="ce49"/>
          <table:table-cell table:number-columns-repeated="29" table:style-name="ce62"/>
          <table:table-cell table:number-columns-repeated="2" table:style-name="ce49"/>
          <table:table-cell office:value-type="float" office:value="24" table:style-name="ce25">
            <text:p>24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0" table:formula="of:=24-SUM([.AZ71:.BI71])" table:style-name="ce26">
            <text:p>0.0</text:p>
          </table:table-cell>
          <table:table-cell office:value-type="string" table:style-name="ce1">
            <text:p>My mother'S birthday in Hamburg</text:p>
          </table:table-cell>
          <table:table-cell table:number-columns-repeated="1632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6-20T00:00:00" table:style-name="ce48">
            <text:p>06 20 2016</text:p>
          </table:table-cell>
          <table:table-cell table:number-columns-repeated="17" table:style-name="ce49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72:.BI72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6-21T00:00:00" table:style-name="ce48">
            <text:p>06 21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73:.BI73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6-22T00:00:00" table:style-name="ce48">
            <text:p>06 22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74:.BI74])" table:style-name="ce26">
            <text:p>5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6-23T00:00:00" table:style-name="ce48">
            <text:p>06 23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75:.BI75])" table:style-name="ce26">
            <text:p>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6-24T00:00:00" table:style-name="ce48">
            <text:p>06 24 2016</text:p>
          </table:table-cell>
          <table:table-cell table:number-columns-repeated="17" table:style-name="ce49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76:.BI76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6-25T00:00:00" table:style-name="ce66">
            <text:p>06 25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77:.BI77])" table:style-name="ce26">
            <text:p>4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6-26T00:00:00" table:style-name="ce61">
            <text:p>06 26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0" table:style-name="ce63"/>
          <table:table-cell table:number-columns-repeated="2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78:.BI78])" table:style-name="ce26">
            <text:p>8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6-27T00:00:00" table:style-name="ce48">
            <text:p>06 27 2016</text:p>
          </table:table-cell>
          <table:table-cell table:number-columns-repeated="17" table:style-name="ce49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79:.BI79])" table:style-name="ce26">
            <text:p>7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6-28T00:00:00" table:style-name="ce48">
            <text:p>06 28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80:.BI80])" table:style-name="ce26">
            <text:p>6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6-29T00:00:00" table:style-name="ce48">
            <text:p>06 29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81:.BI81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6-30T00:00:00" table:style-name="ce48">
            <text:p>06 30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82:.BI82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7-01T00:00:00" table:style-name="ce48">
            <text:p>07 01 2016</text:p>
          </table:table-cell>
          <table:table-cell table:number-columns-repeated="17" table:style-name="ce49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83:.BI83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7-02T00:00:00" table:style-name="ce66">
            <text:p>07 02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84:.BI84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7-03T00:00:00" table:style-name="ce61">
            <text:p>07 03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8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85:.BI85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7-04T00:00:00" table:style-name="ce48">
            <text:p>07 04 2016</text:p>
          </table:table-cell>
          <table:table-cell table:number-columns-repeated="17" table:style-name="ce49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86:.BI86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7-05T00:00:00" table:style-name="ce48">
            <text:p>07 05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87:.BI87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7-06T00:00:00" table:style-name="ce48">
            <text:p>07 06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88:.BI88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7-07T00:00:00" table:style-name="ce48">
            <text:p>07 07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89:.BI89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7-08T00:00:00" table:style-name="ce48">
            <text:p>07 08 2016</text:p>
          </table:table-cell>
          <table:table-cell table:number-columns-repeated="17" table:style-name="ce49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90:.BI90])" table:style-name="ce26">
            <text:p>6.5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lecture</text:p>
          </table:table-cell>
          <table:table-cell office:value-type="string" table:style-name="ce3">
            <text:p>Sat</text:p>
          </table:table-cell>
          <table:table-cell office:value-type="date" office:date-value="2016-07-09T00:00:00" table:style-name="ce66">
            <text:p>07 09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91:.BI91])" table:style-name="ce26">
            <text:p>4.0</text:p>
          </table:table-cell>
          <table:table-cell table:number-columns-repeated="16322"/>
        </table:table-row>
        <table:table-row table:style-name="ro1">
          <table:table-cell office:value-type="string" table:style-name="ce29">
            <text:p>lecture</text:p>
          </table:table-cell>
          <table:table-cell office:value-type="string" table:style-name="ce30">
            <text:p>Sun</text:p>
          </table:table-cell>
          <table:table-cell office:value-type="date" office:date-value="2016-07-10T00:00:00" table:style-name="ce61">
            <text:p>07 10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8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92:.BI92])" table:style-name="ce26">
            <text:p>8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Mon</text:p>
          </table:table-cell>
          <table:table-cell office:value-type="date" office:date-value="2016-07-11T00:00:00" table:style-name="ce48">
            <text:p>07 11 2016</text:p>
          </table:table-cell>
          <table:table-cell table:number-columns-repeated="17" table:style-name="ce49"/>
          <table:table-cell table:number-columns-repeated="2" table:style-name="ce63"/>
          <table:table-cell table:style-name="ce62"/>
          <table:table-cell table:number-columns-repeated="3" table:style-name="ce64"/>
          <table:table-cell table:number-columns-repeated="2" table:style-name="ce62"/>
          <table:table-cell table:number-columns-repeated="6" table:style-name="ce63"/>
          <table:table-cell table:style-name="ce62"/>
          <table:table-cell table:number-columns-repeated="3" table:style-name="ce64"/>
          <table:table-cell table:number-columns-repeated="3" table:style-name="ce62"/>
          <table:table-cell table:number-columns-repeated="6" table:style-name="ce63"/>
          <table:table-cell table:number-columns-repeated="2" table:style-name="ce62"/>
          <table:table-cell table:number-columns-repeated="2" table:style-name="ce49"/>
          <table:table-cell office:value-type="float" office:value="14" table:style-name="ce25">
            <text:p>14.0</text:p>
          </table:table-cell>
          <table:table-cell office:value-type="float" office:value="3" table:style-name="ce25">
            <text:p>3.0</text:p>
          </table:table-cell>
          <table:table-cell table:number-columns-repeated="8" table:style-name="ce25"/>
          <table:table-cell office:value-type="float" office:value="7" table:formula="of:=24-SUM([.AZ93:.BI93])" table:style-name="ce26">
            <text:p>7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ue</text:p>
          </table:table-cell>
          <table:table-cell office:value-type="date" office:date-value="2016-07-12T00:00:00" table:style-name="ce48">
            <text:p>07 12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6" table:style-name="ce54"/>
          <table:table-cell table:style-name="ce62"/>
          <table:table-cell table:number-columns-repeated="4" table:style-name="ce53"/>
          <table:table-cell table:style-name="ce49"/>
          <table:table-cell table:number-columns-repeated="3" table:style-name="ce54"/>
          <table:table-cell table:number-columns-repeated="3" table:style-name="ce49"/>
          <table:table-cell table:number-columns-repeated="6" table:style-name="ce53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" table:formula="of:=24-SUM([.AZ94:.BI94])" table:style-name="ce26">
            <text:p>6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Wed</text:p>
          </table:table-cell>
          <table:table-cell office:value-type="date" office:date-value="2016-07-13T00:00:00" table:style-name="ce48">
            <text:p>07 13 2016</text:p>
          </table:table-cell>
          <table:table-cell table:number-columns-repeated="17" table:style-name="ce49"/>
          <table:table-cell table:number-columns-repeated="13" table:style-name="ce54"/>
          <table:table-cell table:number-columns-repeated="2" table:style-name="ce49"/>
          <table:table-cell table:number-columns-repeated="4" table:style-name="ce53"/>
          <table:table-cell table:number-columns-repeated="2" table:style-name="ce49"/>
          <table:table-cell table:number-columns-repeated="6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6.5" table:style-name="ce25">
            <text:p>6.5</text:p>
          </table:table-cell>
          <table:table-cell table:number-columns-repeated="8" table:style-name="ce25"/>
          <table:table-cell office:value-type="float" office:value="5" table:formula="of:=24-SUM([.AZ95:.BI95])" table:style-name="ce26">
            <text:p>5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Thu</text:p>
          </table:table-cell>
          <table:table-cell office:value-type="date" office:date-value="2016-07-14T00:00:00" table:style-name="ce48">
            <text:p>07 14 2016</text:p>
          </table:table-cell>
          <table:table-cell table:number-columns-repeated="17" table:style-name="ce49"/>
          <table:table-cell table:number-columns-repeated="2" table:style-name="ce53"/>
          <table:table-cell table:style-name="ce49"/>
          <table:table-cell table:number-columns-repeated="3" table:style-name="ce54"/>
          <table:table-cell table:number-columns-repeated="2" table:style-name="ce55"/>
          <table:table-cell table:number-columns-repeated="2" table:style-name="ce49"/>
          <table:table-cell table:number-columns-repeated="16" table:style-name="ce54"/>
          <table:table-cell table:number-columns-repeated="5" table:style-name="ce49"/>
          <table:table-cell office:value-type="float" office:value="12.5" table:style-name="ce25">
            <text:p>12.5</text:p>
          </table:table-cell>
          <table:table-cell office:value-type="float" office:value="9.5" table:style-name="ce25">
            <text:p>9.5</text:p>
          </table:table-cell>
          <table:table-cell table:number-columns-repeated="8" table:style-name="ce25"/>
          <table:table-cell office:value-type="float" office:value="2" table:formula="of:=24-SUM([.AZ96:.BI96])" table:style-name="ce26">
            <text:p>2.0</text:p>
          </table:table-cell>
          <table:table-cell table:number-columns-repeated="16322"/>
        </table:table-row>
        <table:table-row table:style-name="ro1">
          <table:table-cell office:value-type="string" table:style-name="ce9">
            <text:p>lecture</text:p>
          </table:table-cell>
          <table:table-cell office:value-type="string" table:style-name="ce23">
            <text:p>Fri</text:p>
          </table:table-cell>
          <table:table-cell office:value-type="date" office:date-value="2016-07-15T00:00:00" table:style-name="ce48">
            <text:p>07 15 2016</text:p>
          </table:table-cell>
          <table:table-cell table:number-columns-repeated="17" table:style-name="ce49"/>
          <table:table-cell table:number-columns-repeated="2" table:style-name="ce57"/>
          <table:table-cell table:style-name="ce56"/>
          <table:table-cell table:number-columns-repeated="9" table:style-name="ce58"/>
          <table:table-cell table:number-columns-repeated="2" table:style-name="ce56"/>
          <table:table-cell table:number-columns-repeated="7" table:style-name="ce57"/>
          <table:table-cell table:number-columns-repeated="2" table:style-name="ce49"/>
          <table:table-cell table:number-columns-repeated="4" table:style-name="ce57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4.5" table:style-name="ce25">
            <text:p>4.5</text:p>
          </table:table-cell>
          <table:table-cell table:number-columns-repeated="8" table:style-name="ce25"/>
          <table:table-cell office:value-type="float" office:value="6.5" table:formula="of:=24-SUM([.AZ97:.BI97])" table:style-name="ce26">
            <text:p>6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prep.</text:p>
          </table:table-cell>
          <table:table-cell office:value-type="string" table:style-name="ce3">
            <text:p>Sat</text:p>
          </table:table-cell>
          <table:table-cell office:value-type="date" office:date-value="2016-07-16T00:00:00" table:style-name="ce66">
            <text:p>07 16 2016</text:p>
          </table:table-cell>
          <table:table-cell table:number-columns-repeated="17" table:style-name="ce49"/>
          <table:table-cell table:number-columns-repeated="10" table:style-name="ce53"/>
          <table:table-cell table:number-columns-repeated="21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98:.BI98])" table:style-name="ce26">
            <text:p>4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prep.</text:p>
          </table:table-cell>
          <table:table-cell office:value-type="string" table:style-name="ce30">
            <text:p>Sun</text:p>
          </table:table-cell>
          <table:table-cell office:value-type="date" office:date-value="2016-07-17T00:00:00" table:style-name="ce61">
            <text:p>07 17 2016</text:p>
          </table:table-cell>
          <table:table-cell table:number-columns-repeated="17" table:style-name="ce49"/>
          <table:table-cell table:number-columns-repeated="9" table:style-name="ce62"/>
          <table:table-cell table:number-columns-repeated="18" table:style-name="ce63"/>
          <table:table-cell table:number-columns-repeated="2" table:style-name="ce62"/>
          <table:table-cell table:number-columns-repeated="2" table:style-name="ce49"/>
          <table:table-cell office:value-type="float" office:value="16" table:style-name="ce25">
            <text:p>16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8" table:formula="of:=24-SUM([.AZ99:.BI99])" table:style-name="ce26">
            <text:p>8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Mon</text:p>
          </table:table-cell>
          <table:table-cell office:value-type="date" office:date-value="2016-07-18T00:00:00" table:style-name="ce48">
            <text:p>07 18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62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" table:formula="of:=24-SUM([.AZ100:.BI100])" table:style-name="ce26">
            <text:p>11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Tue</text:p>
          </table:table-cell>
          <table:table-cell office:value-type="date" office:date-value="2016-07-19T00:00:00" table:style-name="ce48">
            <text:p>07 19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.5" table:formula="of:=24-SUM([.AZ101:.BI101])" table:style-name="ce26">
            <text:p>11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Wed</text:p>
          </table:table-cell>
          <table:table-cell office:value-type="date" office:date-value="2016-07-20T00:00:00" table:style-name="ce48">
            <text:p>07 20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1.5" table:style-name="ce25">
            <text:p>11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2.5" table:formula="of:=24-SUM([.AZ102:.BI102])" table:style-name="ce26">
            <text:p>12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Thu</text:p>
          </table:table-cell>
          <table:table-cell office:value-type="date" office:date-value="2016-07-21T00:00:00" table:style-name="ce48">
            <text:p>07 21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1.5" table:style-name="ce25">
            <text:p>11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2.5" table:formula="of:=24-SUM([.AZ103:.BI103])" table:style-name="ce26">
            <text:p>12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prep.</text:p>
          </table:table-cell>
          <table:table-cell office:value-type="string" table:style-name="ce23">
            <text:p>Fri</text:p>
          </table:table-cell>
          <table:table-cell office:value-type="date" office:date-value="2016-07-22T00:00:00" table:style-name="ce48">
            <text:p>07 22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56"/>
          <table:table-cell table:number-columns-repeated="2" table:style-name="ce49"/>
          <table:table-cell office:value-type="float" office:value="12" table:style-name="ce25">
            <text:p>12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2" table:formula="of:=24-SUM([.AZ104:.BI104])" table:style-name="ce26">
            <text:p>12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prep.</text:p>
          </table:table-cell>
          <table:table-cell office:value-type="string" table:style-name="ce3">
            <text:p>Sat</text:p>
          </table:table-cell>
          <table:table-cell office:value-type="date" office:date-value="2016-07-23T00:00:00" table:style-name="ce66">
            <text:p>07 23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20" table:style-name="ce25">
            <text:p>20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4" table:formula="of:=24-SUM([.AZ105:.BI105])" table:style-name="ce26">
            <text:p>4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prep.</text:p>
          </table:table-cell>
          <table:table-cell office:value-type="string" table:style-name="ce30">
            <text:p>Sun</text:p>
          </table:table-cell>
          <table:table-cell office:value-type="date" office:date-value="2016-07-24T00:00:00" table:style-name="ce61">
            <text:p>07 24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62"/>
          <table:table-cell table:number-columns-repeated="2" table:style-name="ce49"/>
          <table:table-cell office:value-type="float" office:value="15" table:style-name="ce25">
            <text:p>15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9" table:formula="of:=24-SUM([.AZ106:.BI106])" table:style-name="ce26">
            <text:p>9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Mon</text:p>
          </table:table-cell>
          <table:table-cell office:value-type="date" office:date-value="2016-07-25T00:00:00" table:style-name="ce48">
            <text:p>07 25 2016</text:p>
          </table:table-cell>
          <table:table-cell table:number-columns-repeated="20" table:style-name="ce49"/>
          <table:table-cell table:number-columns-repeated="4" table:style-name="ce60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62"/>
          <table:table-cell table:number-columns-repeated="2" table:style-name="ce49"/>
          <table:table-cell office:value-type="float" office:value="14" table:style-name="ce25">
            <text:p>14.0</text:p>
          </table:table-cell>
          <table:table-cell office:value-type="float" office:value="2" table:style-name="ce25">
            <text:p>2.0</text:p>
          </table:table-cell>
          <table:table-cell table:number-columns-repeated="8" table:style-name="ce25"/>
          <table:table-cell office:value-type="float" office:value="8" table:formula="of:=24-SUM([.AZ107:.BI107])" table:style-name="ce26">
            <text:p>8.0</text:p>
          </table:table-cell>
          <table:table-cell office:value-type="string" table:style-name="ce1">
            <text:p>Test DS</text:p>
          </table:table-cell>
          <table:table-cell table:number-columns-repeated="1632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ue</text:p>
          </table:table-cell>
          <table:table-cell office:value-type="date" office:date-value="2016-07-26T00:00:00" table:style-name="ce48">
            <text:p>07 26 2016</text:p>
          </table:table-cell>
          <table:table-cell table:number-columns-repeated="20" table:style-name="ce49"/>
          <table:table-cell table:number-columns-repeated="4" table:style-name="ce67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4" table:style-name="ce25">
            <text:p>14.0</text:p>
          </table:table-cell>
          <table:table-cell office:value-type="float" office:value="2" table:style-name="ce25">
            <text:p>2.0</text:p>
          </table:table-cell>
          <table:table-cell table:number-columns-repeated="8" table:style-name="ce25"/>
          <table:table-cell office:value-type="float" office:value="8" table:formula="of:=24-SUM([.AZ108:.BI108])" table:style-name="ce26">
            <text:p>8.0</text:p>
          </table:table-cell>
          <table:table-cell office:value-type="string" table:style-name="ce1">
            <text:p>Test RTS</text:p>
          </table:table-cell>
          <table:table-cell table:number-columns-repeated="1632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Wed</text:p>
          </table:table-cell>
          <table:table-cell office:value-type="date" office:date-value="2016-07-27T00:00:00" table:style-name="ce48">
            <text:p>07 27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.5" table:formula="of:=24-SUM([.AZ109:.BI109])" table:style-name="ce26">
            <text:p>11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hu</text:p>
          </table:table-cell>
          <table:table-cell office:value-type="date" office:date-value="2016-07-28T00:00:00" table:style-name="ce48">
            <text:p>07 28 2016</text:p>
          </table:table-cell>
          <table:table-cell table:number-columns-repeated="17" table:style-name="ce49"/>
          <table:table-cell table:number-columns-repeated="3" table:style-name="ce53"/>
          <table:table-cell table:number-columns-repeated="6" table:style-name="ce49"/>
          <table:table-cell table:number-columns-repeated="3" table:style-name="ce68"/>
          <table:table-cell table:number-columns-repeated="9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4.5" table:style-name="ce25">
            <text:p>14.5</text:p>
          </table:table-cell>
          <table:table-cell office:value-type="float" office:value="1.5" table:style-name="ce25">
            <text:p>1.5</text:p>
          </table:table-cell>
          <table:table-cell table:number-columns-repeated="8" table:style-name="ce25"/>
          <table:table-cell office:value-type="float" office:value="8" table:formula="of:=24-SUM([.AZ110:.BI110])" table:style-name="ce26">
            <text:p>8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Fri</text:p>
          </table:table-cell>
          <table:table-cell office:value-type="date" office:date-value="2016-07-29T00:00:00" table:style-name="ce48">
            <text:p>07 29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56"/>
          <table:table-cell table:number-columns-repeated="2" table:style-name="ce49"/>
          <table:table-cell office:value-type="float" office:value="13" table:style-name="ce25">
            <text:p>13.0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" table:formula="of:=24-SUM([.AZ111:.BI111])" table:style-name="ce26">
            <text:p>11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">
            <text:p>testing</text:p>
          </table:table-cell>
          <table:table-cell office:value-type="string" table:style-name="ce3">
            <text:p>Sat</text:p>
          </table:table-cell>
          <table:table-cell office:value-type="date" office:date-value="2016-07-30T00:00:00" table:style-name="ce66">
            <text:p>07 30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.5" table:formula="of:=24-SUM([.AZ112:.BI112])" table:style-name="ce26">
            <text:p>11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testing</text:p>
          </table:table-cell>
          <table:table-cell office:value-type="string" table:style-name="ce30">
            <text:p>Sun</text:p>
          </table:table-cell>
          <table:table-cell office:value-type="date" office:date-value="2016-07-31T00:00:00" table:style-name="ce61">
            <text:p>07 31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62"/>
          <table:table-cell table:number-columns-repeated="2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.5" table:formula="of:=24-SUM([.AZ113:.BI113])" table:style-name="ce26">
            <text:p>11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Mon</text:p>
          </table:table-cell>
          <table:table-cell office:value-type="date" office:date-value="2016-08-01T00:00:00" table:style-name="ce48">
            <text:p>08 01 2016</text:p>
          </table:table-cell>
          <table:table-cell table:number-columns-repeated="17" table:style-name="ce49"/>
          <table:table-cell table:number-columns-repeated="7" table:style-name="ce53"/>
          <table:table-cell table:number-columns-repeated="2" table:style-name="ce49"/>
          <table:table-cell table:number-columns-repeated="12" table:style-name="ce53"/>
          <table:table-cell table:number-columns-repeated="2" table:style-name="ce49"/>
          <table:table-cell table:number-columns-repeated="4" table:style-name="ce53"/>
          <table:table-cell table:number-columns-repeated="2" table:style-name="ce62"/>
          <table:table-cell table:number-columns-repeated="2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8" table:style-name="ce25"/>
          <table:table-cell office:value-type="float" office:value="11.5" table:formula="of:=24-SUM([.AZ114:.BI114])" table:style-name="ce26">
            <text:p>11.5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ue</text:p>
          </table:table-cell>
          <table:table-cell office:value-type="date" office:date-value="2016-08-02T00:00:00" table:style-name="ce48">
            <text:p>08 02 2016</text:p>
          </table:table-cell>
          <table:table-cell table:number-columns-repeated="17" table:style-name="ce49"/>
          <table:table-cell table:number-columns-repeated="3" table:style-name="ce53"/>
          <table:table-cell table:number-columns-repeated="6" table:style-name="ce49"/>
          <table:table-cell table:number-columns-repeated="3" table:style-name="ce69"/>
          <table:table-cell table:number-columns-repeated="9" table:style-name="ce70"/>
          <table:table-cell table:number-columns-repeated="2" table:style-name="ce49"/>
          <table:table-cell table:number-columns-repeated="4" table:style-name="ce70"/>
          <table:table-cell table:number-columns-repeated="4" table:style-name="ce49"/>
          <table:table-cell office:value-type="float" office:value="13.5" table:style-name="ce25">
            <text:p>13.5</text:p>
          </table:table-cell>
          <table:table-cell office:value-type="float" office:value="1.5" table:style-name="ce25">
            <text:p>1.5</text:p>
          </table:table-cell>
          <table:table-cell table:number-columns-repeated="4" table:style-name="ce25"/>
          <table:table-cell office:value-type="float" office:value="6.5" table:style-name="ce25">
            <text:p>6.5</text:p>
          </table:table-cell>
          <table:table-cell table:number-columns-repeated="3" table:style-name="ce25"/>
          <table:table-cell office:value-type="float" office:value="2.5" table:formula="of:=24-SUM([.AZ115:.BI115])" table:style-name="ce26">
            <text:p>2.5</text:p>
          </table:table-cell>
          <table:table-cell office:value-type="string" table:style-name="ce1">
            <text:p>Test Op.Sys</text:p>
          </table:table-cell>
          <table:table-cell table:number-columns-repeated="1632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Wed</text:p>
          </table:table-cell>
          <table:table-cell office:value-type="date" office:date-value="2016-08-03T00:00:00" table:style-name="ce48">
            <text:p>08 03 2016</text:p>
          </table:table-cell>
          <table:table-cell table:number-columns-repeated="17" table:style-name="ce49"/>
          <table:table-cell table:number-columns-repeated="7" table:style-name="ce70"/>
          <table:table-cell table:number-columns-repeated="2" table:style-name="ce49"/>
          <table:table-cell table:number-columns-repeated="12" table:style-name="ce70"/>
          <table:table-cell table:number-columns-repeated="2" table:style-name="ce49"/>
          <table:table-cell table:number-columns-repeated="4" table:style-name="ce70"/>
          <table:table-cell table:number-columns-repeated="4" table:style-name="ce49"/>
          <table:table-cell office:value-type="float" office:value="11.5" table:style-name="ce25">
            <text:p>11.5</text:p>
          </table:table-cell>
          <table:table-cell office:value-type="float" office:value="0" table:style-name="ce25">
            <text:p>0.0</text:p>
          </table:table-cell>
          <table:table-cell table:number-columns-repeated="4" table:style-name="ce25"/>
          <table:table-cell office:value-type="float" office:value="11.5" table:style-name="ce25">
            <text:p>11.5</text:p>
          </table:table-cell>
          <table:table-cell table:number-columns-repeated="3" table:style-name="ce25"/>
          <table:table-cell office:value-type="float" office:value="1" table:formula="of:=24-SUM([.AZ116:.BI116])" table:style-name="ce26">
            <text:p>1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9">
            <text:p>testing</text:p>
          </table:table-cell>
          <table:table-cell office:value-type="string" table:style-name="ce23">
            <text:p>Thu</text:p>
          </table:table-cell>
          <table:table-cell office:value-type="date" office:date-value="2016-08-04T00:00:00" table:style-name="ce48">
            <text:p>08 04 2016</text:p>
          </table:table-cell>
          <table:table-cell table:number-columns-repeated="17" table:style-name="ce49"/>
          <table:table-cell table:number-columns-repeated="7" table:style-name="ce70"/>
          <table:table-cell table:number-columns-repeated="2" table:style-name="ce49"/>
          <table:table-cell table:number-columns-repeated="12" table:style-name="ce70"/>
          <table:table-cell table:number-columns-repeated="2" table:style-name="ce49"/>
          <table:table-cell table:number-columns-repeated="4" table:style-name="ce70"/>
          <table:table-cell table:number-columns-repeated="4" table:style-name="ce49"/>
          <table:table-cell office:value-type="float" office:value="12.5" table:style-name="ce25">
            <text:p>12.5</text:p>
          </table:table-cell>
          <table:table-cell office:value-type="float" office:value="0" table:style-name="ce25">
            <text:p>0.0</text:p>
          </table:table-cell>
          <table:table-cell table:number-columns-repeated="4" table:style-name="ce25"/>
          <table:table-cell office:value-type="float" office:value="11.5" table:style-name="ce25">
            <text:p>11.5</text:p>
          </table:table-cell>
          <table:table-cell table:number-columns-repeated="3" table:style-name="ce25"/>
          <table:table-cell office:value-type="float" office:value="0" table:formula="of:=24-SUM([.AZ117:.BI117])" table:style-name="ce26">
            <text:p>0.0</text:p>
          </table:table-cell>
          <table:table-cell table:number-columns-repeated="16322" table:style-name="ce1"/>
        </table:table-row>
        <table:table-row table:style-name="ro1">
          <table:table-cell office:value-type="string" table:style-name="ce29">
            <text:p>testing</text:p>
          </table:table-cell>
          <table:table-cell office:value-type="string" table:style-name="ce30">
            <text:p>Fri</text:p>
          </table:table-cell>
          <table:table-cell office:value-type="date" office:date-value="2016-08-05T00:00:00" table:style-name="ce61">
            <text:p>08 05 2016</text:p>
          </table:table-cell>
          <table:table-cell table:number-columns-repeated="20" table:style-name="ce49"/>
          <table:table-cell table:number-columns-repeated="3" table:style-name="ce70"/>
          <table:table-cell table:number-columns-repeated="25" table:style-name="ce49"/>
          <table:table-cell office:value-type="float" office:value="24" table:style-name="ce31">
            <text:p>24.0</text:p>
          </table:table-cell>
          <table:table-cell office:value-type="float" office:value="0" table:style-name="ce31">
            <text:p>0.0</text:p>
          </table:table-cell>
          <table:table-cell table:number-columns-repeated="8" table:style-name="ce31"/>
          <table:table-cell office:value-type="float" office:value="0" table:formula="of:=24-SUM([.AZ118:.BI118])" table:style-name="ce26">
            <text:p>0.0</text:p>
          </table:table-cell>
          <table:table-cell table:number-columns-repeated="16322" table:style-name="ce1"/>
        </table:table-row>
        <table:table-row table:number-rows-repeated="2" table:style-name="ro1">
          <table:table-cell table:number-columns-repeated="3" table:style-name="ce33"/>
          <table:table-cell table:number-columns-repeated="48" table:style-name="ce1"/>
          <table:table-cell table:number-columns-repeated="2" table:style-name="ce25"/>
          <table:table-cell table:number-columns-repeated="16331" table:style-name="ce1"/>
        </table:table-row>
        <table:table-row table:number-rows-repeated="10484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 number:style="long"/>
      <number:text> </number:text>
      <number:day number:style="long"/>
      <number:text> </number:text>
      <number:year number:style="long"/>
    </number:date-style>
    <number:text-style style:name="N30">
      <number:text-content/>
    </number:text-style>
    <number:date-style style:name="N36">
      <number:month number:style="long"/>
      <number:text> </number:text>
      <number:day number:style="long"/>
      <number:text> </number:text>
      <number:year/>
    </number:date-style>
    <number:number-style style:name="N37">
      <number:number number:decimal-places="1" number:min-decimal-places="1" number:min-integer-digits="1"/>
    </number:number-style>
    <number:currency-style style:name="N38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rown" style:family="table-cell" style:data-style-name="N0">
      <style:table-cell-properties style:vertical-align="automatic" fo:background-color="#996600"/>
      <style:text-properties fo:color="#996600"/>
    </style:style>
    <style:style style:name="cyan" style:family="table-cell" style:data-style-name="N0">
      <style:table-cell-properties style:vertical-align="automatic" fo:background-color="#00FFFF"/>
      <style:text-properties fo:color="#00FFFF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reen" style:family="table-cell" style:data-style-name="N0">
      <style:table-cell-properties style:vertical-align="automatic" fo:background-color="#81D41A"/>
      <style:text-properties fo:color="#81D41A"/>
    </style:style>
    <style:style style:name="grey" style:family="table-cell" style:data-style-name="N0">
      <style:table-cell-properties style:vertical-align="automatic" fo:background-color="#BFBFBF"/>
      <style:text-properties fo:color="#BFBFB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agenta" style:family="table-cell" style:data-style-name="N0">
      <style:table-cell-properties style:vertical-align="automatic" fo:background-color="#FF00FF"/>
      <style:text-properties fo:color="#FF00FF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orange" style:family="table-cell" style:data-style-name="N0">
      <style:table-cell-properties style:vertical-align="automatic" fo:background-color="#FFBF00"/>
      <style:text-properties fo:color="#FFBF00"/>
    </style:style>
    <style:style style:name="red" style:family="table-cell" style:data-style-name="N0">
      <style:table-cell-properties style:vertical-align="automatic" fo:background-color="#FF0000"/>
      <style:text-properties fo:color="#FF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hite" style:family="table-cell" style:data-style-name="N0">
      <style:table-cell-properties style:vertical-align="automatic" fo:background-color="#FFFFFF"/>
      <style:text-properties fo:color="#FFFFFF"/>
    </style:style>
    <style:style style:name="yellow" style:family="table-cell" style:data-style-name="N0">
      <style:table-cell-properties style:vertical-align="automatic" fo:background-color="#FFFF00"/>
      <style:text-properties fo:color="#FFFF00"/>
    </style:style>
    <style:style style:name="cf1" style:family="table-cell">
      <style:table-cell-properties fo:background-color="#FF0000"/>
      <style:text-properties fo:color="#FF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in" fo:margin-bottom="0.7874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0</meta:generator>
    <meta:initial-creator>Weronek, Karsten</meta:initial-creator>
    <dc:creator>Serkan</dc:creator>
    <meta:creation-date>2016-04-11T14:11:14Z</meta:creation-date>
    <dc:date>2022-04-21T07:34:42Z</dc:date>
    <meta:editing-cycles>5</meta:editing-cycles>
    <meta:editing-duration>PT62757S</meta:editing-duration>
    <meta:user-defined meta:name="AppVersion">15.0300</meta:user-defined>
    <meta:user-defined meta:name="Company">Fraport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>682c07fc-e856-41d6-a92b-84e72edfa696</meta:user-defined>
  </office:meta>
</office:document-meta>
</file>